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random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padding-top="0.152cm" fo:padding-bottom="0.152cm" fo:padding-left="0.305cm" fo:padding-right="0.305cm" fo:wrap-option="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27cm" fo:padding-bottom="0.127cm" fo:padding-left="0.254cm" fo:padding-right="0.254cm" fo:wrap-option="no-wrap" draw:shadow-color="#808080"/>
    </style:style>
    <style:style style:name="gr4" style:family="graphic" style:parent-style-name="standard">
      <style:graphic-properties draw:stroke="solid" svg:stroke-width="0.106cm" svg:stroke-color="#cc6600" draw:stroke-linejoin="miter" draw:fill="none" draw:fill-color="#ffffff" draw:textarea-horizontal-align="center" draw:textarea-vertical-align="middle" draw:auto-grow-height="false" fo:padding-top="0cm" fo:padding-bottom="0.13cm" fo:padding-left="0cm" fo:padding-right="0cm" fo:wrap-option="wrap"/>
    </style:style>
    <style:style style:name="gr5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3cm" fo:padding-bottom="0cm" fo:padding-left="0cm" fo:padding-right="0cm" fo:wrap-option="no-wrap"/>
    </style:style>
    <style:style style:name="gr6" style:family="graphic" style:parent-style-name="standard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ffffff" draw:stroke-linejoin="miter" draw:fill="solid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106cm" svg:stroke-color="#000000" draw:marker-start="msArrowOvalEnd_20_1" draw:marker-start-width="0.212cm" draw:marker-start-center="true" draw:marker-end="msArrowOpenEnd_20_2" draw:marker-end-width="0.371cm" draw:marker-end-center="false" draw:stroke-linejoin="miter" draw:fill="none" draw:fill-color="#ffffff" draw:textarea-horizontal-align="center" draw:textarea-vertical-align="middle" draw:auto-grow-height="false" fo:padding-top="0cm" fo:padding-bottom="0.13cm" fo:padding-left="0cm" fo:padding-right="0cm" fo:wrap-option="wrap"/>
    </style:style>
    <style:style style:name="gr10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cm" fo:padding-bottom="0.1cm" fo:padding-left="0.2cm" fo:padding-right="0cm" fo:wrap-option="no-wrap"/>
    </style:style>
    <style:style style:name="gr11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cm" fo:padding-bottom="0.1cm" fo:padding-left="0.2cm" fo:padding-right="0cm" fo:wrap-option="no-wrap"/>
    </style:style>
    <style:style style:name="gr12" style:family="graphic" style:parent-style-name="standard">
      <style:graphic-properties draw:stroke="solid" svg:stroke-width="0.106cm" svg:stroke-color="#000000" draw:stroke-linejoin="miter" draw:fill="none" draw:fill-color="#ffffff" draw:textarea-horizontal-align="center" draw:textarea-vertical-align="middle" draw:auto-grow-height="false" fo:padding-top="0cm" fo:padding-bottom="0.13cm" fo:padding-left="0cm" fo:padding-right="0cm" fo:wrap-option="wrap"/>
    </style:style>
    <style:style style:name="gr13" style:family="graphic" style:parent-style-name="standard">
      <style:graphic-properties draw:stroke="solid" svg:stroke-width="0.106cm" svg:stroke-color="#000000" draw:marker-start="msArrowOvalEnd_20_1" draw:marker-start-width="0.212cm" draw:marker-start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.106cm" svg:stroke-color="#000000" draw:stroke-linejoin="miter" draw:fill="none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106cm" svg:stroke-color="#000000" draw:marker-start="msArrowOvalEnd_20_1" draw:marker-start-width="0.212cm" draw:marker-start-center="true" draw:stroke-linejoin="miter" draw:fill="none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106cm" svg:stroke-color="#cc6600" draw:stroke-linejoin="miter" draw:fill="none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18" style:family="graphic" style:parent-style-name="standard">
      <style:graphic-properties draw:stroke="solid" svg:stroke-width="0.106cm" svg:stroke-color="#cc6600" draw:marker-start="msArrowOvalEnd_20_1" draw:marker-start-width="0.212cm" draw:marker-start-center="true" draw:stroke-linejoin="miter" draw:fill="none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19" style:family="graphic" style:parent-style-name="standard">
      <style:graphic-properties draw:stroke="solid" svg:stroke-width="0.106cm" svg:stroke-color="#cc6600" draw:marker-start="msArrowOvalEnd_20_1" draw:marker-start-width="0.212cm" draw:marker-start-center="true" draw:stroke-linejoin="miter" draw:fill="none" draw:fill-color="#ffffff" draw:textarea-horizontal-align="center" draw:textarea-vertical-align="middle" draw:auto-grow-height="false" fo:padding-top="0cm" fo:padding-bottom="0.13cm" fo:padding-left="0cm" fo:padding-right="0cm" fo:wrap-option="wrap"/>
    </style:style>
    <style:style style:name="gr20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106cm" svg:stroke-color="#cc6600" draw:marker-end="msArrowOpenEnd_20_2" draw:marker-end-width="0.37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106cm" svg:stroke-color="#cc6600" draw:marker-start="msArrowOvalEnd_20_1" draw:marker-start-width="0.212cm" draw:marker-start-center="true" draw:marker-end="msArrowOpenEnd_20_2" draw:marker-end-width="0.371cm" draw:marker-end-center="false" draw:stroke-linejoin="miter" draw:fill="none" draw:fill-color="#ffffff" draw:textarea-horizontal-align="center" draw:textarea-vertical-align="middle" draw:auto-grow-height="false" fo:padding-top="0cm" fo:padding-bottom="0.13cm" fo:padding-left="0cm" fo:padding-right="0cm" fo:wrap-option="wrap"/>
    </style:style>
    <style:style style:name="gr23" style:family="graphic" style:parent-style-name="standard">
      <style:graphic-properties draw:stroke="solid" svg:stroke-width="0.106cm" svg:stroke-color="#000000" draw:marker-start="msArrowOvalEnd_20_1" draw:marker-start-width="0.212cm" draw:marker-start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106cm" svg:stroke-color="#000000" draw:marker-end="msArrowOpenEnd_20_2" draw:marker-end-width="0.37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106cm" svg:stroke-color="#6464ff" draw:marker-start="msArrowOvalEnd_20_1" draw:marker-start-width="0.212cm" draw:marker-start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106cm" svg:stroke-color="#6464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106cm" svg:stroke-color="#6464ff" draw:marker-end="msArrowOpenEnd_20_2" draw:marker-end-width="0.37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106cm" svg:stroke-color="#cc6600" draw:marker-end="msArrowOpenEnd_20_2" draw:marker-end-width="0.371cm" draw:marker-end-center="false" draw:stroke-linejoin="miter" draw:fill="none" draw:fill-color="#ffffff" draw:textarea-horizontal-align="center" draw:textarea-vertical-align="middle" draw:auto-grow-height="false" fo:padding-top="0cm" fo:padding-bottom="0.13cm" fo:padding-left="0cm" fo:padding-right="0cm" fo:wrap-option="wrap"/>
    </style:style>
    <style:style style:name="gr30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31" style:family="graphic" style:parent-style-name="standard">
      <style:graphic-properties draw:stroke="solid" svg:stroke-width="0.106cm" svg:stroke-color="#6464ff" draw:stroke-linejoin="miter" draw:fill="none" draw:fill-color="#00cc99" draw:textarea-horizontal-align="center" draw:textarea-vertical-align="middle" draw:auto-grow-height="false" fo:padding-top="0cm" fo:padding-bottom="0cm" fo:padding-left="0cm" fo:padding-right="0cm" fo:wrap-option="wrap"/>
    </style:style>
    <style:style style:name="gr32" style:family="graphic" style:parent-style-name="standard">
      <style:graphic-properties draw:stroke="none" draw:fill="none" draw:fill-color="#00cc99" draw:textarea-horizontal-align="center" draw:textarea-vertical-align="middle" draw:auto-grow-height="false" fo:padding-top="0cm" fo:padding-bottom="0cm" fo:padding-left="0cm" fo:padding-right="0cm" fo:wrap-option="wrap"/>
    </style:style>
    <style:style style:name="gr33" style:family="graphic" style:parent-style-name="standard">
      <style:graphic-properties draw:stroke="solid" svg:stroke-width="0.106cm" svg:stroke-color="#000000" draw:marker-start="msArrowOvalEnd_20_1" draw:marker-start-width="0.212cm" draw:marker-start-center="true" draw:stroke-linejoin="miter" draw:fill="none" draw:fill-color="#ffffff" draw:textarea-horizontal-align="center" draw:textarea-vertical-align="middle" draw:auto-grow-height="false" fo:padding-top="0cm" fo:padding-bottom="0.13cm" fo:padding-left="0cm" fo:padding-right="0cm" fo:wrap-option="wrap"/>
    </style:style>
    <style:style style:name="gr34" style:family="graphic" style:parent-style-name="standard">
      <style:graphic-properties draw:stroke="solid" svg:stroke-width="0.106cm" svg:stroke-color="#6464ff" draw:marker-start="msArrowOvalEnd_20_1" draw:marker-start-width="0.212cm" draw:marker-start-center="true" draw:stroke-linejoin="miter" draw:fill="none" draw:fill-color="#ffffff" draw:textarea-horizontal-align="center" draw:textarea-vertical-align="middle" draw:auto-grow-height="false" fo:padding-top="0cm" fo:padding-bottom="0.13cm" fo:padding-left="0cm" fo:padding-right="0cm" fo:wrap-option="wrap"/>
    </style:style>
    <style:style style:name="gr35" style:family="graphic" style:parent-style-name="standard">
      <style:graphic-properties draw:stroke="solid" svg:stroke-width="0.106cm" svg:stroke-color="#000000" draw:marker-start="msArrowOvalEnd_20_5" draw:marker-start-width="0.318cm" draw:marker-start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>
      <style:graphic-properties draw:stroke="solid" svg:stroke-width="0.106cm" svg:stroke-color="#6464ff" draw:marker-start="msArrowOvalEnd_20_5" draw:marker-start-width="0.318cm" draw:marker-start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106cm" svg:stroke-color="#6464ff" draw:marker-end="msArrowOpenEnd_20_5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106cm" svg:stroke-color="#cc6600" draw:marker-start="msArrowOvalEnd_20_5" draw:marker-start-width="0.318cm" draw:marker-start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106cm" svg:stroke-color="#cc6600" draw:marker-end="msArrowOpenEnd_20_5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penEnd_20_2" draw:marker-end-width="0.371cm" draw:marker-end-center="false" draw:stroke-linejoin="miter" draw:fill="none" draw:fill-color="#ffffff" draw:textarea-horizontal-align="center" draw:textarea-vertical-align="middle" draw:auto-grow-height="false" fo:padding-top="0cm" fo:padding-bottom="0.13cm" fo:padding-left="0cm" fo:padding-right="0cm" fo:wrap-option="wrap"/>
    </style:style>
    <style:style style:name="gr41" style:family="graphic" style:parent-style-name="standard">
      <style:graphic-properties draw:stroke="solid" svg:stroke-width="0.106cm" svg:stroke-color="#000000" draw:marker-start="msArrowOvalEnd_20_5" draw:marker-start-width="0.318cm" draw:marker-start-center="true" draw:stroke-linejoin="miter" draw:fill="none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42" style:family="graphic" style:parent-style-name="standard">
      <style:graphic-properties draw:stroke="solid" svg:stroke-width="0.106cm" svg:stroke-color="#000000" draw:marker-start="msArrowOvalEnd_20_5" draw:marker-start-width="0.318cm" draw:marker-start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3" style:family="graphic" style:parent-style-name="standard">
      <style:graphic-properties draw:stroke="solid" svg:stroke-width="0.106cm" svg:stroke-color="#000000" draw:marker-end="msArrowOpenEnd_20_5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106cm" svg:stroke-color="#cc6600" draw:marker-start="msArrowOvalEnd_20_5" draw:marker-start-width="0.318cm" draw:marker-start-center="true" draw:stroke-linejoin="miter" draw:fill="none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45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penEnd_20_5" draw:marker-end-width="0.477cm" draw:marker-end-center="false" draw:stroke-linejoin="miter" draw:fill="none" draw:fill-color="#ffffff" draw:textarea-horizontal-align="center" draw:textarea-vertical-align="middle" draw:auto-grow-height="false" fo:padding-top="0cm" fo:padding-bottom="0.13cm" fo:padding-left="0cm" fo:padding-right="0cm" fo:wrap-option="wrap"/>
    </style:style>
    <style:style style:name="gr46" style:family="graphic" style:parent-style-name="standard">
      <style:graphic-properties draw:stroke="solid" svg:stroke-width="0.106cm" svg:stroke-color="#000000" draw:marker-start="msArrowOvalEnd_20_5" draw:marker-start-width="0.318cm" draw:marker-start-center="true" draw:stroke-linejoin="miter" draw:fill="none" draw:fill-color="#ffffff" draw:textarea-horizontal-align="center" draw:textarea-vertical-align="middle" draw:auto-grow-height="false" fo:padding-top="0cm" fo:padding-bottom="0.13cm" fo:padding-left="0cm" fo:padding-right="0cm" fo:wrap-option="wrap"/>
    </style:style>
    <style:style style:name="gr47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solid" svg:stroke-width="0.106cm" svg:stroke-color="#ccccff" draw:marker-start="msArrowOvalEnd_20_5" draw:marker-start-width="0.318cm" draw:marker-start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solid" svg:stroke-width="0.106cm" svg:stroke-color="#cccc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solid" svg:stroke-width="0.106cm" svg:stroke-color="#ccccff" draw:marker-end="msArrowOpenEnd_20_5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solid" svg:stroke-width="0.106cm" svg:stroke-color="#ffffff" draw:marker-start="msArrowOvalEnd_20_5" draw:marker-start-width="0.318cm" draw:marker-start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solid" svg:stroke-width="0.106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solid" svg:stroke-width="0.106cm" svg:stroke-color="#ffffff" draw:marker-end="msArrowOpenEnd_20_5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solid" svg:stroke-width="0.106cm" svg:stroke-color="#000000" draw:stroke-linejoin="miter" draw:fill="solid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55" style:family="graphic" style:parent-style-name="standard">
      <style:graphic-properties draw:stroke="solid" svg:stroke-width="0.106cm" svg:stroke-color="#cc6600" draw:stroke-linejoin="miter" draw:fill="solid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56" style:family="graphic" style:parent-style-name="standard">
      <style:graphic-properties draw:stroke="solid" svg:stroke-width="0.106cm" svg:stroke-color="#6464ff" draw:stroke-linejoin="miter" draw:fill="solid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pr1" style:family="presentation" style:parent-style-name="Default-subtitle">
      <style:graphic-properties draw:fill-color="#ffffff" fo:min-height="17.83cm"/>
    </style:style>
    <style:style style:name="pr2" style:family="presentation" style:parent-style-name="Default-notes">
      <style:graphic-properties draw:fill-color="#ffffff" fo:min-height="11.431cm"/>
    </style:style>
    <style:style style:name="pr3" style:family="presentation" style:parent-style-name="Default-notes">
      <style:graphic-properties draw:fill-color="#ffffff" fo:min-height="11.432cm"/>
    </style:style>
    <style:style style:name="P1" style:family="paragraph">
      <style:text-properties fo:font-size="12pt"/>
    </style:style>
    <style:style style:name="P2" style:family="paragraph">
      <style:paragraph-properties fo:margin-left="0cm" fo:margin-right="0cm" fo:margin-top="2.557cm" fo:margin-bottom="0cm" fo:line-height="100%" fo:text-align="center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20%" fo:text-align="center" fo:text-indent="0cm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margin-top="2.116cm" fo:margin-bottom="0cm" fo:line-height="100%" fo:text-align="center" fo:text-indent="0cm"/>
    </style:style>
    <style:style style:name="P9" style:family="paragraph">
      <style:paragraph-properties fo:margin-left="0cm" fo:margin-right="0cm" fo:margin-top="2.337cm" fo:margin-bottom="0cm" fo:line-height="100%" fo:text-align="center" fo:text-indent="0cm"/>
    </style:style>
    <style:style style:name="P10" style:family="paragraph">
      <style:paragraph-properties fo:margin-left="0cm" fo:margin-right="0cm" fo:margin-top="0.396cm" fo:margin-bottom="0cm" fo:text-align="center" fo:text-indent="0cm"/>
    </style:style>
    <style:style style:name="P11" style:family="paragraph">
      <style:paragraph-properties fo:margin-left="0cm" fo:margin-right="0cm" fo:margin-top="1.94cm" fo:margin-bottom="0cm" fo:text-align="center" fo:text-indent="0cm"/>
    </style:style>
    <style:style style:name="T1" style:family="text">
      <style:text-properties fo:color="#000080" fo:font-size="80pt" fo:font-weight="bold" style:font-size-asian="38pt" style:font-size-complex="38pt"/>
    </style:style>
    <style:style style:name="T2" style:family="text">
      <style:text-properties fo:color="#3333cc" fo:font-family="Algerian" style:font-family-generic="decorative" style:font-pitch="variable" fo:font-size="116pt" style:text-underline-style="solid" style:text-underline-width="auto" style:text-underline-color="font-color" fo:font-weight="bold" style:font-size-asian="116pt" style:font-weight-asian="bold" style:font-size-complex="116pt" style:font-weight-complex="bold"/>
    </style:style>
    <style:style style:name="T3" style:family="text">
      <style:text-properties fo:color="#3333cc" fo:font-family="'Baskerville Old Face'" style:font-family-generic="roman" style:font-pitch="variable" fo:font-size="72pt" fo:language="es" fo:country="ES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T4" style:family="text">
      <style:text-properties fo:color="#000000" fo:font-family="'Courier New'" style:font-family-generic="modern" style:font-pitch="fixed" fo:language="es" fo:country="ES" fo:font-weight="bold" style:font-weight-asian="bold" style:font-weight-complex="bold"/>
    </style:style>
    <style:style style:name="T5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6" style:family="text">
      <style:text-properties fo:color="#cc6600" fo:language="en" fo:country="US"/>
    </style:style>
    <style:style style:name="T7" style:family="text">
      <style:text-properties fo:language="en" fo:country="US"/>
    </style:style>
    <style:style style:name="T8" style:family="text">
      <style:text-properties fo:color="#3333cc" fo:font-family="'Berlin Sans FB'" style:font-family-generic="swiss" style:font-pitch="variable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T9" style:family="text">
      <style:text-properties fo:color="#6464ff" fo:language="en" fo:country="US"/>
    </style:style>
    <style:style style:name="T10" style:family="text">
      <style:text-properties fo:color="#3333cc" fo:font-family="'Black Castle MF'" style:font-pitch="variable" fo:font-size="106pt" style:text-underline-style="solid" style:text-underline-width="auto" style:text-underline-color="font-color" fo:font-weight="bold" style:font-size-asian="106pt" style:font-weight-asian="bold" style:font-size-complex="106pt" style:font-weight-complex="bold"/>
    </style:style>
    <style:style style:name="T11" style:family="text">
      <style:text-properties fo:color="#000000" fo:font-family="'Courier New'" style:font-family-generic="modern" style:font-pitch="fixed" fo:font-size="20pt" fo:language="es" fo:country="ES" fo:font-weight="bold" style:font-size-asian="20pt" style:font-weight-asian="bold" style:font-size-complex="20pt" style:font-weight-complex="bold"/>
    </style:style>
    <style:style style:name="T12" style:family="text">
      <style:text-properties fo:color="#00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3333cc" fo:font-family="'Colonna MT'" style:font-family-generic="decorative" style:font-pitch="variable" fo:font-size="116pt" style:text-underline-style="solid" style:text-underline-width="auto" style:text-underline-color="font-color" style:font-size-asian="116pt" style:font-size-complex="116pt"/>
    </style:style>
    <style:style style:name="T14" style:family="text">
      <style:text-properties fo:color="#3333cc" fo:font-size="18pt" fo:language="es" fo:country="AR" fo:font-style="italic" style:font-size-asian="18pt" style:font-style-asian="italic" style:font-size-complex="18pt" style:font-style-complex="italic"/>
    </style:style>
    <style:style style:name="T15" style:family="text">
      <style:text-properties fo:color="#3333cc" fo:font-size="88pt" style:text-underline-style="solid" style:text-underline-width="auto" style:text-underline-color="font-color" fo:font-weight="bold" style:font-size-asian="88pt" style:font-weight-asian="bold" style:font-size-complex="88pt" style:font-weight-complex="bold"/>
    </style:style>
    <style:style style:name="T16" style:family="text">
      <style:text-properties fo:color="#3333cc" fo:font-family="Stencil" style:font-family-generic="decorative" style:font-pitch="variable" fo:font-size="116pt" style:text-underline-style="solid" style:text-underline-width="auto" style:text-underline-color="font-color" fo:font-weight="bold" style:font-size-asian="116pt" style:font-weight-asian="bold" style:font-size-complex="11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525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3.047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6.094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6.094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6.094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6.094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6.094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6.094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cc66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6464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draw:frame presentation:style-name="pr1" draw:layer="layout" svg:width="25.912cm" svg:height="17.83cm" svg:x="2.284cm" svg:y="2.033cm" presentation:class="subtitle">
          <draw:text-box>
            <text:p><text:span text:style-name="T1">Listas Simples</text:span></text:p>
            <text:p>Por el Ing. Osvaldo Pini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xml:id="id2" draw:id="id2">
        <draw:custom-shape draw:style-name="gr2" draw:text-style-name="P3" xml:id="id3" draw:id="id3" draw:layer="layout" svg:width="30.48cm" svg:height="10.125cm" svg:x="0cm" svg:y="4.763cm">
          <text:list text:style-name="L2">
            <text:list-header>
              <text:p text:style-name="P2"><text:span text:style-name="T2">LISTA SIM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xml:id="id4" draw:id="id4" draw:layer="layout" svg:width="30.503cm" svg:height="3.303cm" svg:x="-0.011cm" svg:y="14.795cm">
          <text:list text:style-name="L2">
            <text:list-header>
              <text:p text:style-name="P4"><text:span text:style-name="T3">AGREGAR ELEMENTO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iterate smil:begin="0s" smil:fill="hold" smil:accelerate="0.5" presentation:node-type="with-previous" presentation:group-id="0" presentation:preset-class="entrance" presentation:preset-id="ooo-entrance-falling-in" smil:targetElement="id3" anim:iterate-type="by-letter" anim:iterate-interval="PT00H00M00.5S">
                  <anim:set smil:begin="0s" smil:dur="0.001s" smil:fill="hold" smil:attributeName="visibility" smil:to="visible"/>
                  <anim:set smil:begin="0s" smil:dur="0.455s" smil:fill="hold" smil:attributeName="rotate" smil:to="-45"/>
                  <anim:animate smil:begin="0.455s" smil:dur="0.455s" smil:fill="hold" smil:attributeName="rotate" smil:values="-45;45;0" smil:keyTimes="0;0.699;1"/>
                  <anim:animate smil:begin="0s" smil:dur="0.455s" smil:fill="hold" smil:attributeName="y" smil:values="y-1;y-(0.354*width-0.172*height)" smil:keyTimes="0;1"/>
                  <anim:animate smil:begin="0.455s" smil:dur="0.156s" smil:fill="hold" smil:decelerate="0.5" smil:autoReverse="true" smil:attributeName="y" smil:values="y-(0.354*width-0.172*height);y-(0.354*width-0.172*height)-height/2" smil:keyTimes="0;1"/>
                  <anim:animate smil:begin="0.864s" smil:dur="0.136s" smil:fill="hold" smil:attributeName="y" smil:values="y-(0.354*width-0.172*height);y" smil:keyTimes="0;1"/>
                </anim:iterate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reaks">
                  <anim:set smil:begin="0s" smil:dur="0.001s" smil:fill="hold" smil:targetElement="id4" smil:attributeName="visibility" smil:to="visible"/>
                  <anim:animate smil:begin="0s" smil:dur="0.6s" smil:fill="hold" smil:targetElement="id4" smil:attributeName="x" smil:from="(-width/2)" smil:to="(x)"/>
                  <anim:animate smil:begin="0.6s" smil:dur="0.2s" smil:fill="hold" smil:decelerate="0.5" smil:autoReverse="true" smil:targetElement="id4" smil:attributeName="skewX" smil:from="0" smil:to="-1"/>
                  <anim:animateTransform smil:begin="0.6s" smil:dur="0.2s" smil:fill="hold" smil:decelerate="1" smil:autoReverse="true" smil:targetElement="id4" smil:from="1,1" smil:to="0.8,1" smil:attributeName="transform" svg:type="scale"/>
                  <anim:animate smil:begin="0.6s" smil:dur="0.2s" smil:fill="hold" smil:decelerate="1" smil:autoReverse="true" smil:targetElement="id4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xml:id="id5" draw:id="id5">
        <draw:custom-shape draw:style-name="gr3" draw:text-style-name="P3" xml:id="id6" draw:id="id6" draw:layer="layout" svg:width="14.734cm" svg:height="1.271cm" svg:x="0.509cm" svg:y="0.141cm">
          <text:list text:style-name="L3">
            <text:list-header>
              <text:p text:style-name="P4"><text:span text:style-name="T4">void ingresa(struct lis **p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1.018cm" svg:height="1.271cm" svg:x="0.52cm" svg:y="1.565cm">
          <text:list text:style-name="L3">
            <text:list-header>
              <text:p text:style-name="P4"><text:span text:style-name="T4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12.194cm" svg:height="1.271cm" svg:x="0.511cm" svg:y="2.985cm">
          <text:list text:style-name="L3">
            <text:list-header>
              <text:p text:style-name="P4"><text:span text:style-name="T4"><text:s text:c="2"/></text:span><text:span text:style-name="T4">struct lis *act,*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5.082cm" svg:height="1.271cm" svg:x="0.519cm" svg:y="4.401cm">
          <text:list text:style-name="L3">
            <text:list-header>
              <text:p text:style-name="P4"><text:span text:style-name="T4"><text:s text:c="2"/></text:span><text:span text:style-name="T4">act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26.418cm" svg:height="1.271cm" svg:x="0.501cm" svg:y="5.825cm">
          <text:list text:style-name="L3">
            <text:list-header>
              <text:p text:style-name="P4"><text:span text:style-name="T4"><text:s text:c="2"/></text:span><text:span text:style-name="T4">if(!aux=(struct lis *)malloc(sizeof(struct lis)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29cm" svg:height="1.271cm" svg:x="0.506cm" svg:y="7.245cm">
          <text:list text:style-name="L3">
            <text:list-header>
              <text:p text:style-name="P4"><text:span text:style-name="T4"><text:s text:c="4"/></text:span><text:span text:style-name="T4">printf("\n\nNo hay memoria\n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06cm" svg:height="1.271cm" svg:x="0.516cm" svg:y="8.661cm">
          <text:list text:style-name="L3">
            <text:list-header>
              <text:p text:style-name="P4"><text:span text:style-name="T4"><text:s text:c="4"/></text:span><text:span text:style-name="T4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7.622cm" svg:height="1.271cm" svg:x="0.515cm" svg:y="10.085cm">
          <text:list text:style-name="L3">
            <text:list-header>
              <text:p text:style-name="P4"><text:span text:style-name="T4"><text:s text:c="2"/></text:span><text:span text:style-name="T4">endat(&amp;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7" draw:id="id17" draw:layer="layout" svg:width="8.638cm" svg:height="1.271cm" svg:x="0.514cm" svg:y="11.505cm">
          <text:list text:style-name="L3">
            <text:list-header>
              <text:p text:style-name="P4"><text:span text:style-name="T4"><text:s text:c="2"/></text:span><text:span text:style-name="T4">aux-&gt;sig=NULL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5.59cm" svg:height="1.271cm" svg:x="0.517cm" svg:y="12.92cm">
          <text:list text:style-name="L3">
            <text:list-header>
              <text:p text:style-name="P4"><text:span text:style-name="T4"><text:s text:c="2"/></text:span><text:span text:style-name="T4">if(!*p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0" draw:id="id20" draw:layer="layout" svg:width="6.098cm" svg:height="1.271cm" svg:x="0.516cm" svg:y="14.345cm">
          <text:list text:style-name="L3">
            <text:list-header>
              <text:p text:style-name="P4"><text:span text:style-name="T4"><text:s text:c="4"/></text:span><text:span text:style-name="T4">*p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3" draw:id="id23" draw:layer="layout" svg:width="6.606cm" svg:height="1.271cm" svg:x="0.516cm" svg:y="15.765cm">
          <text:list text:style-name="L3">
            <text:list-header>
              <text:p text:style-name="P4"><text:span text:style-name="T4"><text:s text:c="4"/></text:span><text:span text:style-name="T4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30" draw:id="id30" draw:layer="layout" svg:width="9.146cm" svg:height="1.271cm" svg:x="0.514cm" svg:y="17.18cm">
          <text:list text:style-name="L3">
            <text:list-header>
              <text:p text:style-name="P4"><text:span text:style-name="T4"><text:s text:c="2"/></text:span><text:span text:style-name="T4">while(act-&gt;sig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37" draw:id="id37" draw:layer="layout" svg:width="9.146cm" svg:height="1.271cm" svg:x="0.514cm" svg:y="18.605cm">
          <text:list text:style-name="L3">
            <text:list-header>
              <text:p text:style-name="P4"><text:span text:style-name="T4"><text:s text:c="4"/></text:span><text:span text:style-name="T4">act=act-&gt;sig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31" draw:id="id31" draw:layer="layout" svg:width="8.13cm" svg:height="1.271cm" svg:x="0.517cm" svg:y="20.025cm">
          <text:list text:style-name="L3">
            <text:list-header>
              <text:p text:style-name="P4"><text:span text:style-name="T4"><text:s text:c="2"/></text:span><text:span text:style-name="T4">act-&gt;sig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4" draw:id="id24" draw:layer="layout" svg:width="1.018cm" svg:height="1.271cm" svg:x="0.52cm" svg:y="21.44cm">
          <text:list text:style-name="L3">
            <text:list-header>
              <text:p text:style-name="P4"><text:span text:style-name="T5">}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9" draw:id="id9">
          <draw:custom-shape draw:style-name="gr4" draw:text-style-name="P3" draw:layer="layout" svg:width="2.566cm" svg:height="1.023cm" svg:x="9.609cm" svg:y="12.9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399cm" svg:height="0.899cm" svg:x="9.693cm" svg:y="12.982cm">
            <text:list text:style-name="L4">
              <text:list-header>
                <text:p text:style-name="P5"><text:span text:style-name="T6">ac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3" draw:id="id13">
          <draw:custom-shape draw:style-name="gr6" draw:text-style-name="P3" draw:layer="layout" svg:width="2.878cm" svg:height="3.284cm" svg:x="14.442cm" svg:y="10.231cm">
            <text:p/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14.442cm" svg:y1="12.695cm" svg:x2="17.32cm" svg:y2="12.695cm">
            <text:p/>
          </draw:line>
        </draw:g>
        <draw:g xml:id="id26" draw:id="id26">
          <draw:custom-shape draw:style-name="gr6" draw:text-style-name="P3" draw:layer="layout" svg:width="2.879cm" svg:height="3.288cm" svg:x="19.416cm" svg:y="10.231cm">
            <text:p/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19.416cm" svg:y1="12.698cm" svg:x2="22.295cm" svg:y2="12.698cm">
            <text:p/>
          </draw:line>
        </draw:g>
        <draw:g xml:id="id33" draw:id="id33">
          <draw:custom-shape draw:style-name="gr6" draw:text-style-name="P3" draw:layer="layout" svg:width="2.879cm" svg:height="3.288cm" svg:x="24.496cm" svg:y="10.231cm">
            <text:p/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24.496cm" svg:y1="12.698cm" svg:x2="27.375cm" svg:y2="12.698cm">
            <text:p/>
          </draw:line>
        </draw:g>
        <draw:custom-shape draw:style-name="gr8" draw:text-style-name="P3" xml:id="id16" draw:id="id16" draw:layer="layout" svg:width="2.734cm" svg:height="2.346cm" svg:x="14.517cm" svg:y="10.319cm">
          <text:list text:style-name="L3">
            <text:list-header>
              <text:p text:style-name="P7"><text:span text:style-name="T7">dato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xml:id="id28" draw:id="id28" draw:layer="layout" svg:width="2.734cm" svg:height="2.346cm" svg:x="19.491cm" svg:y="10.319cm">
          <text:list text:style-name="L3">
            <text:list-header>
              <text:p text:style-name="P7"><text:span text:style-name="T7">dato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xml:id="id35" draw:id="id35" draw:layer="layout" svg:width="2.606cm" svg:height="2.227cm" svg:x="24.637cm" svg:y="10.345cm">
          <text:list text:style-name="L3">
            <text:list-header>
              <text:p text:style-name="P7"><text:span text:style-name="T7">dato 3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9" draw:text-style-name="P6" xml:id="id21" draw:id="id21" draw:layer="layout" svg:width="2.186cm" svg:height="0cm" svg:x="12.171cm" svg:y="10.724cm" svg:viewBox="0 0 2187 0" draw:points="0,0 2187,0">
          <text:p/>
        </draw:polyline>
        <draw:g>
          <draw:g>
            <draw:custom-shape draw:style-name="gr10" draw:text-style-name="P3" draw:layer="layout" svg:width="2.398cm" svg:height="0.797cm" svg:x="9.688cm" svg:y="10.34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3" draw:layer="layout" svg:width="1.418cm" svg:height="0.377cm" svg:x="9.848cm" svg:y="10.47cm">
              <text:list text:style-name="L3">
                <text:list-header>
                  <text:p text:style-name="P7"><text:span text:style-name="T7">*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2" draw:text-style-name="P3" draw:layer="layout" svg:width="2.566cm" svg:height="1.023cm" svg:x="9.609cm" svg:y="10.231cm">
            <text:p/>
            <draw:enhanced-geometry svg:viewBox="0 0 21600 21600" draw:type="rectangle" draw:enhanced-path="M 0 0 L 21600 0 21600 21600 0 21600 0 0 Z N"/>
          </draw:custom-shape>
        </draw:g>
        <draw:polyline draw:style-name="gr13" draw:text-style-name="P6" xml:id="id14" draw:id="id14" draw:layer="layout" svg:width="0.762cm" svg:height="0cm" svg:x="15.879cm" svg:y="13.119cm" svg:viewBox="0 0 763 0" draw:points="0,0 763,0">
          <text:p/>
        </draw:polyline>
        <draw:polyline draw:style-name="gr13" draw:text-style-name="P6" xml:id="id27" draw:id="id27" draw:layer="layout" svg:width="0.761cm" svg:height="0cm" svg:x="20.854cm" svg:y="13.119cm" svg:viewBox="0 0 762 0" draw:points="0,0 762,0">
          <text:p/>
        </draw:polyline>
        <draw:polyline draw:style-name="gr13" draw:text-style-name="P6" xml:id="id34" draw:id="id34" draw:layer="layout" svg:width="0.761cm" svg:height="0cm" svg:x="25.934cm" svg:y="13.119cm" svg:viewBox="0 0 762 0" draw:points="0,0 762,0">
          <text:p/>
        </draw:polyline>
        <draw:g xml:id="id36" draw:id="id36">
          <draw:custom-shape draw:style-name="gr14" draw:text-style-name="P3" draw:layer="layout" svg:width="2.54cm" svg:height="0.869cm" svg:x="27.102cm" svg:y="14.534cm">
            <text:list text:style-name="L3">
              <text:list-header>
                <text:p text:style-name="P7"><text:span text:style-name="T7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5" draw:text-style-name="P6" draw:layer="layout" svg:x1="28.412cm" svg:y1="13.119cm" svg:x2="28.412cm" svg:y2="14.076cm">
              <text:p/>
            </draw:line>
            <draw:line draw:style-name="gr15" draw:text-style-name="P6" draw:layer="layout" svg:x1="27.914cm" svg:y1="14.133cm" svg:x2="28.915cm" svg:y2="14.133cm">
              <text:p/>
            </draw:line>
            <draw:line draw:style-name="gr16" draw:text-style-name="P6" draw:layer="layout" svg:x1="25.934cm" svg:y1="13.119cm" svg:x2="28.465cm" svg:y2="13.119cm">
              <text:p/>
            </draw:line>
          </draw:g>
        </draw:g>
        <draw:g xml:id="id18" draw:id="id18">
          <draw:custom-shape draw:style-name="gr14" draw:text-style-name="P3" draw:layer="layout" svg:width="2.54cm" svg:height="0.869cm" svg:x="17.141cm" svg:y="14.53cm">
            <text:list text:style-name="L3">
              <text:list-header>
                <text:p text:style-name="P7"><text:span text:style-name="T7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5" draw:text-style-name="P6" draw:layer="layout" svg:x1="18.358cm" svg:y1="13.115cm" svg:x2="18.358cm" svg:y2="14.072cm">
              <text:p/>
            </draw:line>
            <draw:line draw:style-name="gr15" draw:text-style-name="P6" draw:layer="layout" svg:x1="17.855cm" svg:y1="14.129cm" svg:x2="18.856cm" svg:y2="14.129cm">
              <text:p/>
            </draw:line>
            <draw:line draw:style-name="gr16" draw:text-style-name="P6" draw:layer="layout" svg:x1="15.879cm" svg:y1="13.115cm" svg:x2="18.411cm" svg:y2="13.115cm">
              <text:p/>
            </draw:line>
          </draw:g>
        </draw:g>
        <draw:g xml:id="id29" draw:id="id29">
          <draw:custom-shape draw:style-name="gr14" draw:text-style-name="P3" draw:layer="layout" svg:width="2.54cm" svg:height="0.869cm" svg:x="22.115cm" svg:y="14.53cm">
            <text:list text:style-name="L3">
              <text:list-header>
                <text:p text:style-name="P7"><text:span text:style-name="T7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5" draw:text-style-name="P6" draw:layer="layout" svg:x1="23.335cm" svg:y1="13.115cm" svg:x2="23.335cm" svg:y2="14.072cm">
              <text:p/>
            </draw:line>
            <draw:line draw:style-name="gr15" draw:text-style-name="P6" draw:layer="layout" svg:x1="22.833cm" svg:y1="14.129cm" svg:x2="23.789cm" svg:y2="14.129cm">
              <text:p/>
            </draw:line>
            <draw:line draw:style-name="gr16" draw:text-style-name="P6" draw:layer="layout" svg:x1="20.854cm" svg:y1="13.115cm" svg:x2="23.384cm" svg:y2="13.115cm">
              <text:p/>
            </draw:line>
          </draw:g>
        </draw:g>
        <draw:g xml:id="id11" draw:id="id11">
          <draw:line draw:style-name="gr17" draw:text-style-name="P6" draw:layer="layout" svg:x1="13.545cm" svg:y1="13.353cm" svg:x2="13.545cm" svg:y2="14.305cm">
            <text:p/>
          </draw:line>
          <draw:line draw:style-name="gr17" draw:text-style-name="P6" draw:layer="layout" svg:x1="13.057cm" svg:y1="14.305cm" svg:x2="14.016cm" svg:y2="14.305cm">
            <text:p/>
          </draw:line>
          <draw:custom-shape draw:style-name="gr14" draw:text-style-name="P3" draw:layer="layout" svg:width="2.546cm" svg:height="0.867cm" svg:x="12.234cm" svg:y="14.813cm">
            <text:list text:style-name="L4">
              <text:list-header>
                <text:p text:style-name="P7"><text:span text:style-name="T6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8" draw:text-style-name="P6" draw:layer="layout" svg:x1="12.171cm" svg:y1="13.411cm" svg:x2="13.508cm" svg:y2="13.411cm">
            <text:p/>
          </draw:line>
        </draw:g>
        <draw:g xml:id="id22" draw:id="id22">
          <draw:g>
            <draw:line draw:style-name="gr7" draw:text-style-name="P6" draw:layer="layout" svg:x1="12.378cm" svg:y1="11.673cm" svg:x2="13.378cm" svg:y2="11.673cm">
              <text:p/>
            </draw:line>
            <draw:line draw:style-name="gr7" draw:text-style-name="P6" draw:layer="layout" svg:x1="12.88cm" svg:y1="10.72cm" svg:x2="12.88cm" svg:y2="11.673cm">
              <text:p/>
            </draw:line>
            <draw:line draw:style-name="gr13" draw:text-style-name="P6" draw:layer="layout" svg:x1="12.171cm" svg:y1="10.724cm" svg:x2="12.933cm" svg:y2="10.724cm">
              <text:p/>
            </draw:line>
          </draw:g>
          <draw:custom-shape draw:style-name="gr14" draw:text-style-name="P3" draw:layer="layout" svg:width="2.54cm" svg:height="0.864cm" svg:x="11.571cm" svg:y="11.858cm">
            <text:list text:style-name="L3">
              <text:list-header>
                <text:p text:style-name="P7"><text:span text:style-name="T7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8" draw:id="id38">
          <draw:line draw:style-name="gr19" draw:text-style-name="P6" draw:layer="layout" svg:x1="12.166cm" svg:y1="13.398cm" svg:x2="13.986cm" svg:y2="13.398cm">
            <text:p/>
          </draw:line>
          <draw:line draw:style-name="gr20" draw:text-style-name="P6" draw:layer="layout" svg:x1="13.986cm" svg:y1="13.345cm" svg:x2="13.986cm" svg:y2="14.335cm">
            <text:p/>
          </draw:line>
          <draw:line draw:style-name="gr20" draw:text-style-name="P6" draw:layer="layout" svg:x1="13.986cm" svg:y1="14.272cm" svg:x2="18.381cm" svg:y2="14.278cm">
            <text:p/>
          </draw:line>
          <draw:line draw:style-name="gr20" draw:text-style-name="P6" draw:layer="layout" svg:x1="18.381cm" svg:y1="14.334cm" svg:x2="18.381cm" svg:y2="13.211cm">
            <text:p/>
          </draw:line>
          <draw:line draw:style-name="gr21" draw:text-style-name="P6" draw:layer="layout" svg:x1="18.395cm" svg:y1="13.275cm" svg:x2="19.331cm" svg:y2="13.275cm">
            <text:p/>
          </draw:line>
        </draw:g>
        <draw:polyline draw:style-name="gr22" draw:text-style-name="P6" xml:id="id25" draw:id="id25" draw:layer="layout" svg:width="2.199cm" svg:height="0cm" svg:x="12.171cm" svg:y="13.406cm" svg:viewBox="0 0 2200 0" draw:points="0,0 2200,0">
          <text:p/>
        </draw:polyline>
        <draw:g xml:id="id32" draw:id="id32">
          <draw:line draw:style-name="gr23" draw:text-style-name="P6" draw:layer="layout" svg:x1="15.866cm" svg:y1="13.114cm" svg:x2="18.341cm" svg:y2="13.114cm">
            <text:p/>
          </draw:line>
          <draw:line draw:style-name="gr24" draw:text-style-name="P6" draw:layer="layout" svg:x1="18.298cm" svg:y1="13.172cm" svg:x2="18.298cm" svg:y2="10.636cm">
            <text:p/>
          </draw:line>
          <draw:line draw:style-name="gr25" draw:text-style-name="P6" draw:layer="layout" svg:x1="18.29cm" svg:y1="10.685cm" svg:x2="19.375cm" svg:y2="10.685cm">
            <text:p/>
          </draw:line>
        </draw:g>
        <draw:g xml:id="id39" draw:id="id39">
          <draw:line draw:style-name="gr23" draw:text-style-name="P6" draw:layer="layout" svg:x1="20.845cm" svg:y1="13.119cm" svg:x2="23.389cm" svg:y2="13.119cm">
            <text:p/>
          </draw:line>
          <draw:line draw:style-name="gr24" draw:text-style-name="P6" draw:layer="layout" svg:x1="23.345cm" svg:y1="13.157cm" svg:x2="23.345cm" svg:y2="10.618cm">
            <text:p/>
          </draw:line>
          <draw:line draw:style-name="gr25" draw:text-style-name="P6" draw:layer="layout" svg:x1="23.336cm" svg:y1="10.676cm" svg:x2="24.452cm" svg:y2="10.676cm">
            <text:p/>
          </draw:line>
        </draw:g>
        <anim:par presentation:node-type="timing-root">
          <anim:par smil:begin="id5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" smil:attributeName="color" smil:to="#ff0101"/>
                </anim:par>
                <anim:par smil:begin="0.5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0" smil:attributeName="color" smil:to="#ff0101"/>
                </anim:par>
                <anim:par smil:begin="0.5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-width/2;x" smil:keyTimes="0;1"/>
                  <anim:animate smil:dur="0.5s" smil:fill="hold" smil:targetElement="id11" smil:attributeName="y" smil:values="y;y" smil:keyTimes="0;1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" smil:attributeName="color" smil:to="#ff0101"/>
                </anim:par>
                <anim:par smil:begin="0.5s" smil:fill="hold" presentation:node-type="with-previous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  <anim:par smil:begin="0.5s" smil:fill="hold" smil:repeatCount="1" presentation:node-type="with-previous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5" smil:attributeName="color" smil:to="#ff0101"/>
                </anim:par>
                <anim:par smil:begin="0.5s" smil:fill="hold" presentation:node-type="with-previous" presentation:group-id="0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7" smil:attributeName="color" smil:to="#ff0101"/>
                </anim:par>
                <anim:par smil:begin="0.5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-width/2;x" smil:keyTimes="0;1"/>
                  <anim:animate smil:dur="0.5s" smil:fill="hold" smil:targetElement="id18" smil:attributeName="y" smil:values="y;y" smil:keyTimes="0;1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height;height" smil:keyTimes="0;1"/>
                </anim:par>
                <anim:par smil:begin="0.5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0" smil:attributeName="color" smil:to="#ff0101"/>
                </anim:par>
                <anim:par smil:begin="0s" smil:fill="hold" smil:repeatCount="1" presentation:node-type="with-previous" presentation:preset-class="entrance" presentation:preset-id="ooo-entrance-stretchy" presentation:preset-sub-type="from-left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-width/2;x" smil:keyTimes="0;1"/>
                  <anim:animate smil:dur="0.5s" smil:fill="hold" smil:targetElement="id21" smil:attributeName="y" smil:values="y;y" smil:keyTimes="0;1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4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8" smil:attributeName="color" smil:to="#ff0101"/>
                </anim:par>
                <anim:par smil:begin="0.5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-width/2;x" smil:keyTimes="0;1"/>
                  <anim:animate smil:dur="0.5s" smil:fill="hold" smil:targetElement="id25" smil:attributeName="y" smil:values="y;y" smil:keyTimes="0;1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" smil:attributeName="color" smil:to="#ff0101"/>
                </anim:par>
                <anim:par smil:begin="0.5s" smil:fill="hold" smil:repeatCount="1" presentation:node-type="with-previous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  <anim:par smil:begin="0.5s" smil:fill="hold" presentation:node-type="with-previous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5" smil:attributeName="color" smil:to="#ff0101"/>
                </anim:par>
                <anim:par smil:begin="0.5s" smil:fill="hold" presentation:node-type="with-previous" presentation:group-id="0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0.5s" smil:targetElement="id28" smil:type="dissolv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7" smil:attributeName="color" smil:to="#ff0101"/>
                </anim:par>
                <anim:par smil:begin="0.5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-width/2;x" smil:keyTimes="0;1"/>
                  <anim:animate smil:dur="0.5s" smil:fill="hold" smil:targetElement="id29" smil:attributeName="y" smil:values="y;y" smil:keyTimes="0;1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3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3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31" smil:attributeName="color" smil:to="#ff0101"/>
                </anim:par>
                <anim:par smil:begin="0.5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-width/2;x" smil:keyTimes="0;1"/>
                  <anim:animate smil:dur="0.5s" smil:fill="hold" smil:targetElement="id32" smil:attributeName="y" smil:values="y;y" smil:keyTimes="0;1"/>
                  <anim:animate smil:dur="0.5s" smil:fill="hold" smil:targetElement="id32" smil:attributeName="width" smil:values="0;width" smil:keyTimes="0;1"/>
                  <anim:animate smil:dur="0.5s" smil:fill="hold" smil:targetElement="id32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3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4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6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7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8" smil:attributeName="color" smil:to="#ff0101"/>
                </anim:par>
                <anim:par smil:begin="0.5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8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0" smil:attributeName="color" smil:to="#ff0101"/>
                </anim:par>
                <anim:par smil:begin="0.5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-width/2;x" smil:keyTimes="0;1"/>
                  <anim:animate smil:dur="0.5s" smil:fill="hold" smil:targetElement="id25" smil:attributeName="y" smil:values="y;y" smil:keyTimes="0;1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" smil:attributeName="color" smil:to="#ff0101"/>
                </anim:par>
                <anim:par smil:begin="0.5s" smil:fill="hold" smil:repeatCount="1" presentation:node-type="with-previous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targetElement="id33" smil:type="dissolve"/>
                </anim:par>
                <anim:par smil:begin="0.5s" smil:fill="hold" presentation:node-type="with-previous" presentation:preset-class="entrance" presentation:preset-id="ooo-entrance-dissolve-in">
                  <anim:set smil:begin="0s" smil:dur="0.001s" smil:fill="hold" smil:targetElement="id34" smil:attributeName="visibility" smil:to="visible"/>
                  <anim:transitionFilter smil:dur="0.5s" smil:targetElement="id34" smil:type="dissolv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5" smil:attributeName="color" smil:to="#ff0101"/>
                </anim:par>
                <anim:par smil:begin="0.5s" smil:fill="hold" presentation:node-type="with-previous" presentation:group-id="0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7" smil:attributeName="color" smil:to="#ff0101"/>
                </anim:par>
                <anim:par smil:begin="0.5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-width/2;x" smil:keyTimes="0;1"/>
                  <anim:animate smil:dur="0.5s" smil:fill="hold" smil:targetElement="id36" smil:attributeName="y" smil:values="y;y" smil:keyTimes="0;1"/>
                  <anim:animate smil:dur="0.5s" smil:fill="hold" smil:targetElement="id36" smil:attributeName="width" smil:values="0;width" smil:keyTimes="0;1"/>
                  <anim:animate smil:dur="0.5s" smil:fill="hold" smil:targetElement="id36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7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9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3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3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37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-width/2;x" smil:keyTimes="0;1"/>
                  <anim:animate smil:dur="0.5s" smil:fill="hold" smil:targetElement="id38" smil:attributeName="y" smil:values="y;y" smil:keyTimes="0;1"/>
                  <anim:animate smil:dur="0.5s" smil:fill="hold" smil:targetElement="id38" smil:attributeName="width" smil:values="0;width" smil:keyTimes="0;1"/>
                  <anim:animate smil:dur="0.5s" smil:fill="hold" smil:targetElement="id38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37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3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3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31" smil:attributeName="color" smil:to="#ff0101"/>
                </anim:par>
                <anim:par smil:begin="0.5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-width/2;x" smil:keyTimes="0;1"/>
                  <anim:animate smil:dur="0.5s" smil:fill="hold" smil:targetElement="id39" smil:attributeName="y" smil:values="y;y" smil:keyTimes="0;1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height;height" smil:keyTimes="0;1"/>
                </anim:par>
                <anim:par smil:begin="0.5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3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4" smil:attributeName="color" smil:to="#000000"/>
                </anim:par>
                <anim:par smil:begin="0s" smil:fill="hold" smil:repeatCount="1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xml:id="id40" draw:id="id40">
        <draw:custom-shape draw:style-name="gr2" draw:text-style-name="P3" xml:id="id41" draw:id="id41" draw:layer="layout" svg:width="30.48cm" svg:height="12.497cm" svg:x="0cm" svg:y="5.177cm">
          <text:list text:style-name="L2">
            <text:list-header>
              <text:p text:style-name="P8"><text:span text:style-name="T8">INSERTAR PRIMER ELEMENT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0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iterate smil:begin="0.5s" smil:fill="hold" presentation:node-type="with-previous" presentation:group-id="0" presentation:preset-class="emphasis" presentation:preset-id="ooo-emphasis-wave" smil:targetElement="id41" anim:iterate-type="by-letter" anim:iterate-interval="PT00H00M00.05S">
                  <anim:animateMotion smil:begin="0s" smil:dur="0.25s" smil:fill="hold" smil:accelerate="0.5" smil:decelerate="0.5" smil:autoReverse="true" svg:path="M 0.0 0.0 L 0.0 -0.07213"/>
                  <anim:animateTransform smil:begin="0s" smil:dur="0.125s" smil:fill="hold" smil:by="25" smil:attributeName="transform" svg:type="rotate"/>
                  <anim:animateTransform smil:begin="0.125s" smil:dur="0.125s" smil:fill="hold" smil:by="-25" smil:attributeName="transform" svg:type="rotate"/>
                  <anim:animateTransform smil:begin="0.25s" smil:dur="0.125s" smil:fill="hold" smil:by="-25" smil:attributeName="transform" svg:type="rotate"/>
                  <anim:animateTransform smil:begin="0.375s" smil:dur="0.125s" smil:fill="hold" smil:by="25" smil:attributeName="transform" svg:type="rotate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xml:id="id42" draw:id="id42">
        <draw:custom-shape draw:style-name="gr3" draw:text-style-name="P3" xml:id="id43" draw:id="id43" draw:layer="layout" svg:width="14.734cm" svg:height="1.271cm" svg:x="-0.011cm" svg:y="0cm">
          <text:list text:style-name="L3">
            <text:list-header>
              <text:p text:style-name="P4"><text:span text:style-name="T4">void ingresa(struct lis **p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44" draw:id="id44" draw:layer="layout" svg:width="1.018cm" svg:height="1.271cm" svg:x="0.002cm" svg:y="1.08cm">
          <text:list text:style-name="L3">
            <text:list-header>
              <text:p text:style-name="P4"><text:span text:style-name="T5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45" draw:id="id45" draw:layer="layout" svg:width="14.734cm" svg:height="1.271cm" svg:x="-0.011cm" svg:y="2.161cm">
          <text:list text:style-name="L3">
            <text:list-header>
              <text:p text:style-name="P4"><text:span text:style-name="T4"><text:s text:c="2"/></text:span><text:span text:style-name="T4">struct lis *act,*aux,*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47" draw:id="id47" draw:layer="layout" svg:width="24.386cm" svg:height="1.271cm" svg:x="-0.02cm" svg:y="3.237cm">
          <text:list text:style-name="L3">
            <text:list-header>
              <text:p text:style-name="P4"><text:span text:style-name="T4"><text:s text:c="2"/></text:span><text:span text:style-name="T4">aux=(struct lis *)malloc(sizeof(struct lis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50" draw:id="id50" draw:layer="layout" svg:width="7.622cm" svg:height="1.271cm" svg:x="-0.005cm" svg:y="4.322cm">
          <text:list text:style-name="L3">
            <text:list-header>
              <text:p text:style-name="P4"><text:span text:style-name="T4"><text:s text:c="2"/></text:span><text:span text:style-name="T4">endat(&amp;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52" draw:id="id52" draw:layer="layout" svg:width="5.59cm" svg:height="1.271cm" svg:x="-0.003cm" svg:y="5.398cm">
          <text:list text:style-name="L3">
            <text:list-header>
              <text:p text:style-name="P4"><text:span text:style-name="T4"><text:s text:c="2"/></text:span><text:span text:style-name="T4">if(!*p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53" draw:id="id53" draw:layer="layout" svg:width="6.098cm" svg:height="1.271cm" svg:x="-0.004cm" svg:y="6.478cm">
          <text:list text:style-name="L3">
            <text:list-header>
              <text:p text:style-name="P4"><text:span text:style-name="T4"><text:s text:c="4"/></text:span><text:span text:style-name="T4">*p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56" draw:id="id56" draw:layer="layout" svg:width="9.654cm" svg:height="1.271cm" svg:x="-0.007cm" svg:y="7.558cm">
          <text:list text:style-name="L3">
            <text:list-header>
              <text:p text:style-name="P4"><text:span text:style-name="T4"><text:s text:c="4"/></text:span><text:span text:style-name="T4">aux-&gt;sig=NULL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58" draw:id="id58" draw:layer="layout" svg:width="6.606cm" svg:height="1.271cm" svg:x="-0.004cm" svg:y="8.634cm">
          <text:list text:style-name="L3">
            <text:list-header>
              <text:p text:style-name="P4"><text:span text:style-name="T4"><text:s text:c="4"/></text:span><text:span text:style-name="T4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64" draw:id="id64" draw:layer="layout" svg:width="7.114cm" svg:height="1.271cm" svg:x="-0.003cm" svg:y="9.719cm">
          <text:list text:style-name="L3">
            <text:list-header>
              <text:p text:style-name="P4"><text:span text:style-name="T4"><text:s text:c="2"/></text:span><text:span text:style-name="T4">ant=act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67" draw:id="id67" draw:layer="layout" svg:width="18.798cm" svg:height="1.271cm" svg:x="-0.015cm" svg:y="10.795cm">
          <text:list text:style-name="L3">
            <text:list-header>
              <text:p text:style-name="P4"><text:span text:style-name="T4"><text:s text:c="2"/></text:span><text:span text:style-name="T4">while((act-&gt;dato&lt;aux-&gt;dato)&amp;&amp;act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06cm" svg:height="1.271cm" svg:x="-0.004cm" svg:y="11.875cm">
          <text:list text:style-name="L3">
            <text:list-header>
              <text:p text:style-name="P4"><text:span text:style-name="T4"><text:s text:c="4"/></text:span><text:span text:style-name="T4">ant=ac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654cm" svg:height="1.271cm" svg:x="-0.007cm" svg:y="12.956cm">
          <text:list text:style-name="L3">
            <text:list-header>
              <text:p text:style-name="P4"><text:span text:style-name="T4"><text:s text:c="4"/></text:span><text:span text:style-name="T4">act=act-&gt;sig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68" draw:id="id68" draw:layer="layout" svg:width="6.098cm" svg:height="1.271cm" svg:x="-0.004cm" svg:y="14.032cm">
          <text:list text:style-name="L3">
            <text:list-header>
              <text:p text:style-name="P4"><text:span text:style-name="T4"><text:s text:c="2"/></text:span><text:span text:style-name="T4">if(!act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3cm" svg:height="1.271cm" svg:x="-0.006cm" svg:y="15.117cm">
          <text:list text:style-name="L3">
            <text:list-header>
              <text:p text:style-name="P4"><text:span text:style-name="T4"><text:s text:c="4"/></text:span><text:span text:style-name="T4">ult_ele()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69" draw:id="id69" draw:layer="layout" svg:width="8.13cm" svg:height="1.271cm" svg:x="-0.006cm" svg:y="16.193cm">
          <text:list text:style-name="L3">
            <text:list-header>
              <text:p text:style-name="P4"><text:span text:style-name="T4"><text:s text:c="2"/></text:span><text:span text:style-name="T4">if(ant==act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70" draw:id="id70" draw:layer="layout" svg:width="6.098cm" svg:height="1.271cm" svg:x="-0.004cm" svg:y="17.273cm">
          <text:list text:style-name="L3">
            <text:list-header>
              <text:p text:style-name="P4"><text:span text:style-name="T4"><text:s text:c="4"/></text:span><text:span text:style-name="T4">*p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72" draw:id="id72" draw:layer="layout" svg:width="9.146cm" svg:height="1.271cm" svg:x="-0.006cm" svg:y="18.353cm">
          <text:list text:style-name="L3">
            <text:list-header>
              <text:p text:style-name="P4"><text:span text:style-name="T4"><text:s text:c="4"/></text:span><text:span text:style-name="T4">aux-&gt;sig=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74" draw:id="id74" draw:layer="layout" svg:width="6.606cm" svg:height="1.271cm" svg:x="-0.004cm" svg:y="19.429cm">
          <text:list text:style-name="L3">
            <text:list-header>
              <text:p text:style-name="P4"><text:span text:style-name="T4"><text:s text:c="4"/></text:span><text:span text:style-name="T4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06cm" svg:height="1.271cm" svg:x="-0.004cm" svg:y="20.514cm">
          <text:list text:style-name="L3">
            <text:list-header>
              <text:p text:style-name="P4"><text:span text:style-name="T4"><text:s text:c="2"/></text:span><text:span text:style-name="T4">ele_int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59" draw:id="id59" draw:layer="layout" svg:width="1.018cm" svg:height="1.271cm" svg:x="0.002cm" svg:y="21.59cm">
          <text:list text:style-name="L3">
            <text:list-header>
              <text:p text:style-name="P4"><text:span text:style-name="T5">}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48" draw:id="id48">
          <draw:custom-shape draw:style-name="gr6" draw:text-style-name="P3" draw:layer="layout" svg:width="2.875cm" svg:height="3.289cm" svg:x="25.135cm" svg:y="13.82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25.135cm" svg:y1="16.297cm" svg:x2="28.01cm" svg:y2="16.297cm">
            <text:p/>
          </draw:line>
        </draw:g>
        <draw:custom-shape draw:style-name="gr8" draw:text-style-name="P3" xml:id="id51" draw:id="id51" draw:layer="layout" svg:width="2.54cm" svg:height="2.174cm" svg:x="25.312cm" svg:y="13.944cm">
          <text:list text:style-name="L3">
            <text:list-header>
              <text:p text:style-name="P7"><text:span text:style-name="T7">dato 3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7" draw:id="id57">
          <draw:line draw:style-name="gr15" draw:text-style-name="P6" draw:layer="layout" svg:x1="29.104cm" svg:y1="16.753cm" svg:x2="29.104cm" svg:y2="17.707cm">
            <text:p/>
          </draw:line>
          <draw:line draw:style-name="gr15" draw:text-style-name="P6" draw:layer="layout" svg:x1="28.601cm" svg:y1="17.764cm" svg:x2="29.602cm" svg:y2="17.764cm">
            <text:p/>
          </draw:line>
          <draw:custom-shape draw:style-name="gr14" draw:text-style-name="P3" draw:layer="layout" svg:width="2.54cm" svg:height="0.867cm" svg:x="27.904cm" svg:y="18.164cm">
            <text:list text:style-name="L3">
              <text:list-header>
                <text:p text:style-name="P7"><text:span text:style-name="T7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6" draw:text-style-name="P6" draw:layer="layout" svg:x1="26.626cm" svg:y1="16.753cm" svg:x2="29.152cm" svg:y2="16.753cm">
            <text:p/>
          </draw:line>
        </draw:g>
        <draw:polyline draw:style-name="gr13" draw:text-style-name="P6" xml:id="id49" draw:id="id49" draw:layer="layout" svg:width="0.766cm" svg:height="0cm" svg:x="26.635cm" svg:y="16.753cm" svg:viewBox="0 0 767 0" draw:points="0,0 767,0">
          <text:p/>
        </draw:polyline>
        <draw:g xml:id="id65" draw:id="id65">
          <draw:line draw:style-name="gr26" draw:text-style-name="P6" draw:layer="layout" svg:x1="12.828cm" svg:y1="20.329cm" svg:x2="24.24cm" svg:y2="20.329cm">
            <text:p/>
          </draw:line>
          <draw:line draw:style-name="gr27" draw:text-style-name="P6" draw:layer="layout" svg:x1="24.227cm" svg:y1="20.381cm" svg:x2="24.227cm" svg:y2="17.139cm">
            <text:p/>
          </draw:line>
          <draw:line draw:style-name="gr28" draw:text-style-name="P6" draw:layer="layout" svg:x1="24.174cm" svg:y1="17.083cm" svg:x2="25.064cm" svg:y2="17.083cm">
            <text:p/>
          </draw:line>
        </draw:g>
        <draw:g xml:id="id60" draw:id="id60">
          <draw:custom-shape draw:style-name="gr6" draw:text-style-name="P3" draw:layer="layout" svg:width="2.874cm" svg:height="3.289cm" svg:x="20.1cm" svg:y="13.829cm">
            <text:p/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20.1cm" svg:y1="16.297cm" svg:x2="22.974cm" svg:y2="16.297cm">
            <text:p/>
          </draw:line>
        </draw:g>
        <draw:polyline draw:style-name="gr13" draw:text-style-name="P6" xml:id="id61" draw:id="id61" draw:layer="layout" svg:width="0.762cm" svg:height="0cm" svg:x="21.458cm" svg:y="16.757cm" svg:viewBox="0 0 763 0" draw:points="0,0 763,0">
          <text:p/>
        </draw:polyline>
        <draw:custom-shape draw:style-name="gr8" draw:text-style-name="P3" xml:id="id63" draw:id="id63" draw:layer="layout" svg:width="2.54cm" svg:height="2.174cm" svg:x="20.245cm" svg:y="13.944cm">
          <text:list text:style-name="L3">
            <text:list-header>
              <text:p text:style-name="P7"><text:span text:style-name="T7">dato 2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79" draw:id="id79">
          <draw:line draw:style-name="gr29" draw:text-style-name="P6" draw:layer="layout" svg:x1="19.234cm" svg:y1="16.51cm" svg:x2="20.028cm" svg:y2="16.51cm">
            <text:p/>
          </draw:line>
          <draw:line draw:style-name="gr20" draw:text-style-name="P6" draw:layer="layout" svg:x1="19.234cm" svg:y1="17.983cm" svg:x2="19.234cm" svg:y2="16.457cm">
            <text:p/>
          </draw:line>
          <draw:line draw:style-name="gr19" draw:text-style-name="P6" draw:layer="layout" svg:x1="12.81cm" svg:y1="17.935cm" svg:x2="19.234cm" svg:y2="17.935cm">
            <text:p/>
          </draw:line>
        </draw:g>
        <draw:g xml:id="id75" draw:id="id75">
          <draw:custom-shape draw:style-name="gr6" draw:text-style-name="P3" draw:layer="layout" svg:width="2.874cm" svg:height="3.279cm" svg:x="15.081cm" svg:y="13.847cm">
            <text:p/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15.081cm" svg:y1="16.307cm" svg:x2="17.955cm" svg:y2="16.307cm">
            <text:p/>
          </draw:line>
        </draw:g>
        <draw:polyline draw:style-name="gr13" draw:text-style-name="P6" xml:id="id76" draw:id="id76" draw:layer="layout" svg:width="0.757cm" svg:height="0cm" svg:x="16.422cm" svg:y="16.779cm" svg:viewBox="0 0 758 0" draw:points="0,0 758,0">
          <text:p/>
        </draw:polyline>
        <draw:custom-shape draw:style-name="gr8" draw:text-style-name="P3" xml:id="id78" draw:id="id78" draw:layer="layout" svg:width="2.54cm" svg:height="2.179cm" svg:x="15.24cm" svg:y="13.952cm">
          <text:list text:style-name="L3">
            <text:list-header>
              <text:p text:style-name="P7"><text:span text:style-name="T7">dato 1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5" draw:text-style-name="P3" draw:layer="layout" svg:width="2.565cm" svg:height="1.022cm" svg:x="10.244cm" svg:y="13.55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1.513cm" svg:height="0.487cm" svg:x="10.418cm" svg:y="13.714cm">
            <text:list text:style-name="L3">
              <text:list-header>
                <text:p text:style-name="P7"><text:span text:style-name="T7">*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6" draw:id="id46">
          <draw:g>
            <draw:custom-shape draw:style-name="gr17" draw:text-style-name="P3" draw:layer="layout" svg:width="2.566cm" svg:height="1.017cm" svg:x="10.239cm" svg:y="17.41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3" draw:layer="layout" svg:width="2.287cm" svg:height="0.505cm" svg:x="10.329cm" svg:y="17.555cm">
              <text:list text:style-name="L4">
                <text:list-header>
                  <text:p text:style-name="P7"><text:span text:style-name="T6">ac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1" draw:text-style-name="P3" draw:layer="layout" svg:width="2.565cm" svg:height="1.022cm" svg:x="10.266cm" svg:y="19.808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3" draw:layer="layout" svg:width="2.286cm" svg:height="0.508cm" svg:x="10.356cm" svg:y="19.946cm">
              <text:list text:style-name="L5">
                <text:list-header>
                  <text:p text:style-name="P7"><text:span text:style-name="T9">a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55" draw:id="id55">
          <draw:line draw:style-name="gr15" draw:text-style-name="P6" draw:layer="layout" svg:x1="14.115cm" svg:y1="14.005cm" svg:x2="14.115cm" svg:y2="14.959cm">
            <text:p/>
          </draw:line>
          <draw:line draw:style-name="gr15" draw:text-style-name="P6" draw:layer="layout" svg:x1="13.617cm" svg:y1="14.959cm" svg:x2="14.618cm" svg:y2="14.963cm">
            <text:p/>
          </draw:line>
          <draw:custom-shape draw:style-name="gr30" draw:text-style-name="P3" draw:layer="layout" svg:width="2.54cm" svg:height="0.87cm" svg:x="12.246cm" svg:y="15.167cm">
            <text:list text:style-name="L3">
              <text:list-header>
                <text:p text:style-name="P7"><text:span text:style-name="T7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6" draw:text-style-name="P6" draw:layer="layout" svg:x1="12.823cm" svg:y1="14.054cm" svg:x2="14.155cm" svg:y2="14.054cm">
            <text:p/>
          </draw:line>
        </draw:g>
        <draw:g xml:id="id77" draw:id="id77">
          <draw:line draw:style-name="gr33" draw:text-style-name="P6" draw:layer="layout" svg:x1="12.815cm" svg:y1="14.062cm" svg:x2="14.015cm" svg:y2="14.062cm">
            <text:p/>
          </draw:line>
          <draw:line draw:style-name="gr24" draw:text-style-name="P6" draw:layer="layout" svg:x1="14.068cm" svg:y1="14.119cm" svg:x2="14.068cm" svg:y2="13.101cm">
            <text:p/>
          </draw:line>
          <draw:line draw:style-name="gr24" draw:text-style-name="P6" draw:layer="layout" svg:x1="14.068cm" svg:y1="13.153cm" svg:x2="18.892cm" svg:y2="13.153cm">
            <text:p/>
          </draw:line>
          <draw:line draw:style-name="gr24" draw:text-style-name="P6" draw:layer="layout" svg:x1="18.892cm" svg:y1="13.101cm" svg:x2="18.892cm" svg:y2="14.119cm">
            <text:p/>
          </draw:line>
          <draw:line draw:style-name="gr25" draw:text-style-name="P6" draw:layer="layout" svg:x1="18.892cm" svg:y1="14.062cm" svg:x2="19.972cm" svg:y2="14.062cm">
            <text:p/>
          </draw:line>
        </draw:g>
        <draw:polyline draw:style-name="gr9" draw:text-style-name="P6" xml:id="id54" draw:id="id54" draw:layer="layout" svg:width="12.236cm" svg:height="0cm" svg:x="12.815cm" svg:y="14.058cm" svg:viewBox="0 0 12237 0" draw:points="0,0 12237,0">
          <text:p/>
        </draw:polyline>
        <draw:g xml:id="id62" draw:id="id62">
          <draw:line draw:style-name="gr33" draw:text-style-name="P6" draw:layer="layout" svg:x1="12.815cm" svg:y1="14.054cm" svg:x2="19.147cm" svg:y2="14.057cm">
            <text:p/>
          </draw:line>
          <draw:line draw:style-name="gr24" draw:text-style-name="P6" draw:layer="layout" svg:x1="19.094cm" svg:y1="14.054cm" svg:x2="19.094cm" svg:y2="13.04cm">
            <text:p/>
          </draw:line>
          <draw:line draw:style-name="gr24" draw:text-style-name="P6" draw:layer="layout" svg:x1="19.147cm" svg:y1="13.092cm" svg:x2="23.702cm" svg:y2="13.092cm">
            <text:p/>
          </draw:line>
          <draw:line draw:style-name="gr24" draw:text-style-name="P6" draw:layer="layout" svg:x1="23.72cm" svg:y1="14.054cm" svg:x2="23.72cm" svg:y2="13.04cm">
            <text:p/>
          </draw:line>
          <draw:line draw:style-name="gr25" draw:text-style-name="P6" draw:layer="layout" svg:x1="23.667cm" svg:y1="14.054cm" svg:x2="25.047cm" svg:y2="14.054cm">
            <text:p/>
          </draw:line>
        </draw:g>
        <draw:polyline draw:style-name="gr9" draw:text-style-name="P6" xml:id="id71" draw:id="id71" draw:layer="layout" svg:width="7.178cm" svg:height="0cm" svg:x="12.815cm" svg:y="14.058cm" svg:viewBox="0 0 7179 0" draw:points="0,0 7179,0">
          <text:p/>
        </draw:polyline>
        <draw:polyline draw:style-name="gr9" draw:text-style-name="P6" xml:id="id81" draw:id="id81" draw:layer="layout" svg:width="2.186cm" svg:height="0cm" svg:x="12.815cm" svg:y="14.058cm" svg:viewBox="0 0 2187 0" draw:points="0,0 2187,0">
          <text:p/>
        </draw:polyline>
        <draw:g xml:id="id82" draw:id="id82">
          <draw:line draw:style-name="gr23" draw:text-style-name="P6" draw:layer="layout" svg:x1="16.422cm" svg:y1="16.778cm" svg:x2="18.967cm" svg:y2="16.778cm">
            <text:p/>
          </draw:line>
          <draw:line draw:style-name="gr24" draw:text-style-name="P6" draw:layer="layout" svg:x1="18.923cm" svg:y1="16.835cm" svg:x2="18.923cm" svg:y2="14.304cm">
            <text:p/>
          </draw:line>
          <draw:line draw:style-name="gr25" draw:text-style-name="P6" draw:layer="layout" svg:x1="18.914cm" svg:y1="14.353cm" svg:x2="20.028cm" svg:y2="14.353cm">
            <text:p/>
          </draw:line>
        </draw:g>
        <draw:g xml:id="id73" draw:id="id73">
          <draw:line draw:style-name="gr23" draw:text-style-name="P6" draw:layer="layout" svg:x1="21.458cm" svg:y1="16.761cm" svg:x2="24.009cm" svg:y2="16.761cm">
            <text:p/>
          </draw:line>
          <draw:line draw:style-name="gr24" draw:text-style-name="P6" draw:layer="layout" svg:x1="23.965cm" svg:y1="16.808cm" svg:x2="23.965cm" svg:y2="14.269cm">
            <text:p/>
          </draw:line>
          <draw:line draw:style-name="gr25" draw:text-style-name="P6" draw:layer="layout" svg:x1="23.956cm" svg:y1="14.318cm" svg:x2="25.073cm" svg:y2="14.318cm">
            <text:p/>
          </draw:line>
        </draw:g>
        <draw:g xml:id="id66" draw:id="id66">
          <draw:line draw:style-name="gr19" draw:text-style-name="P6" draw:layer="layout" svg:x1="12.81cm" svg:y1="17.938cm" svg:x2="23.69cm" svg:y2="17.929cm">
            <text:p/>
          </draw:line>
          <draw:line draw:style-name="gr20" draw:text-style-name="P6" draw:layer="layout" svg:x1="23.69cm" svg:y1="16.717cm" svg:x2="23.69cm" svg:y2="17.987cm">
            <text:p/>
          </draw:line>
          <draw:line draw:style-name="gr21" draw:text-style-name="P6" draw:layer="layout" svg:x1="23.69cm" svg:y1="16.774cm" svg:x2="25.064cm" svg:y2="16.774cm">
            <text:p/>
          </draw:line>
        </draw:g>
        <draw:g xml:id="id80" draw:id="id80">
          <draw:line draw:style-name="gr34" draw:text-style-name="P6" draw:layer="layout" svg:x1="12.85cm" svg:y1="20.338cm" svg:x2="18.434cm" svg:y2="20.338cm">
            <text:p/>
          </draw:line>
          <draw:line draw:style-name="gr27" draw:text-style-name="P6" draw:layer="layout" svg:x1="18.434cm" svg:y1="20.39cm" svg:x2="18.434cm" svg:y2="17.144cm">
            <text:p/>
          </draw:line>
          <draw:line draw:style-name="gr28" draw:text-style-name="P6" draw:layer="layout" svg:x1="18.376cm" svg:y1="17.092cm" svg:x2="20.019cm" svg:y2="17.092cm">
            <text:p/>
          </draw:line>
        </draw:g>
        <anim:par presentation:node-type="timing-root">
          <anim:par smil:begin="id42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4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4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4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45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4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47" smil:attributeName="color" smil:to="#ff010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4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50" smil:attributeName="color" smil:to="#ff0101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2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5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5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5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53" smil:attributeName="color" smil:to="#ff0101"/>
                </anim:par>
                <anim:par smil:begin="0.5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54" smil:attributeName="visibility" smil:to="visible"/>
                  <anim:animate smil:dur="1s" smil:fill="hold" smil:targetElement="id54" smil:attributeName="x" smil:values="x-width/2;x" smil:keyTimes="0;1"/>
                  <anim:animate smil:dur="1s" smil:fill="hold" smil:targetElement="id54" smil:attributeName="y" smil:values="y;y" smil:keyTimes="0;1"/>
                  <anim:animate smil:dur="1s" smil:fill="hold" smil:targetElement="id54" smil:attributeName="width" smil:values="0;width" smil:keyTimes="0;1"/>
                  <anim:animate smil:dur="1s" smil:fill="hold" smil:targetElement="id54" smil:attributeName="height" smil:values="height;height" smil:keyTimes="0;1"/>
                </anim:par>
                <anim:par smil:begin="0.5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5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56" smil:attributeName="color" smil:to="#ff0101"/>
                </anim:par>
                <anim:par smil:begin="0.5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57" smil:attributeName="visibility" smil:to="visible"/>
                  <anim:animate smil:dur="1s" smil:fill="hold" smil:targetElement="id57" smil:attributeName="x" smil:values="x-width/2;x" smil:keyTimes="0;1"/>
                  <anim:animate smil:dur="1s" smil:fill="hold" smil:targetElement="id57" smil:attributeName="y" smil:values="y;y" smil:keyTimes="0;1"/>
                  <anim:animate smil:dur="1s" smil:fill="hold" smil:targetElement="id57" smil:attributeName="width" smil:values="0;width" smil:keyTimes="0;1"/>
                  <anim:animate smil:dur="1s" smil:fill="hold" smil:targetElement="id57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5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5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5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5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59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4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4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4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45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4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47" smil:attributeName="color" smil:to="#ff010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2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  <anim:par smil:begin="0s" smil:fill="hold" smil:repeatCount="1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4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50" smil:attributeName="color" smil:to="#ff0101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2s" smil:targetElement="id6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5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5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5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64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65" smil:attributeName="visibility" smil:to="visible"/>
                  <anim:animate smil:dur="1s" smil:fill="hold" smil:targetElement="id65" smil:attributeName="x" smil:values="x-width/2;x" smil:keyTimes="0;1"/>
                  <anim:animate smil:dur="1s" smil:fill="hold" smil:targetElement="id65" smil:attributeName="y" smil:values="y;y" smil:keyTimes="0;1"/>
                  <anim:animate smil:dur="1s" smil:fill="hold" smil:targetElement="id65" smil:attributeName="width" smil:values="0;width" smil:keyTimes="0;1"/>
                  <anim:animate smil:dur="1s" smil:fill="hold" smil:targetElement="id65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66" smil:attributeName="visibility" smil:to="visible"/>
                  <anim:animate smil:dur="1s" smil:fill="hold" smil:targetElement="id66" smil:attributeName="x" smil:values="x-width/2;x" smil:keyTimes="0;1"/>
                  <anim:animate smil:dur="1s" smil:fill="hold" smil:targetElement="id66" smil:attributeName="y" smil:values="y;y" smil:keyTimes="0;1"/>
                  <anim:animate smil:dur="1s" smil:fill="hold" smil:targetElement="id66" smil:attributeName="width" smil:values="0;width" smil:keyTimes="0;1"/>
                  <anim:animate smil:dur="1s" smil:fill="hold" smil:targetElement="id66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6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6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6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71" smil:attributeName="visibility" smil:to="visible"/>
                  <anim:animate smil:dur="1s" smil:fill="hold" smil:targetElement="id71" smil:attributeName="x" smil:values="x-width/2;x" smil:keyTimes="0;1"/>
                  <anim:animate smil:dur="1s" smil:fill="hold" smil:targetElement="id71" smil:attributeName="y" smil:values="y;y" smil:keyTimes="0;1"/>
                  <anim:animate smil:dur="1s" smil:fill="hold" smil:targetElement="id71" smil:attributeName="width" smil:values="0;width" smil:keyTimes="0;1"/>
                  <anim:animate smil:dur="1s" smil:fill="hold" smil:targetElement="id71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2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73" smil:attributeName="visibility" smil:to="visible"/>
                  <anim:animate smil:dur="1s" smil:fill="hold" smil:targetElement="id73" smil:attributeName="x" smil:values="x-width/2;x" smil:keyTimes="0;1"/>
                  <anim:animate smil:dur="1s" smil:fill="hold" smil:targetElement="id73" smil:attributeName="y" smil:values="y;y" smil:keyTimes="0;1"/>
                  <anim:animate smil:dur="1s" smil:fill="hold" smil:targetElement="id73" smil:attributeName="width" smil:values="0;width" smil:keyTimes="0;1"/>
                  <anim:animate smil:dur="1s" smil:fill="hold" smil:targetElement="id73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5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59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4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4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4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45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45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47" smil:attributeName="color" smil:to="#ff010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2s" smil:targetElement="id76" smil:type="fade" smil:subtype="crossfade"/>
                </anim:par>
                <anim:par smil:begin="0s" smil:fill="hold" smil:repeatCount="1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47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50" smil:attributeName="color" smil:to="#ff0101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2s" smil:targetElement="id7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50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5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52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64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79" smil:attributeName="visibility" smil:to="visible"/>
                  <anim:animate smil:dur="1s" smil:fill="hold" smil:targetElement="id79" smil:attributeName="x" smil:values="x-width/2;x" smil:keyTimes="0;1"/>
                  <anim:animate smil:dur="1s" smil:fill="hold" smil:targetElement="id79" smil:attributeName="y" smil:values="y;y" smil:keyTimes="0;1"/>
                  <anim:animate smil:dur="1s" smil:fill="hold" smil:targetElement="id79" smil:attributeName="width" smil:values="0;width" smil:keyTimes="0;1"/>
                  <anim:animate smil:dur="1s" smil:fill="hold" smil:targetElement="id79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80" smil:attributeName="visibility" smil:to="visible"/>
                  <anim:animate smil:dur="1s" smil:fill="hold" smil:targetElement="id80" smil:attributeName="x" smil:values="x-width/2;x" smil:keyTimes="0;1"/>
                  <anim:animate smil:dur="1s" smil:fill="hold" smil:targetElement="id80" smil:attributeName="y" smil:values="y;y" smil:keyTimes="0;1"/>
                  <anim:animate smil:dur="1s" smil:fill="hold" smil:targetElement="id80" smil:attributeName="width" smil:values="0;width" smil:keyTimes="0;1"/>
                  <anim:animate smil:dur="1s" smil:fill="hold" smil:targetElement="id80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64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6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67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6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68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6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69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7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81" smil:attributeName="visibility" smil:to="visible"/>
                  <anim:animate smil:dur="1s" smil:fill="hold" smil:targetElement="id81" smil:attributeName="x" smil:values="x-width/2;x" smil:keyTimes="0;1"/>
                  <anim:animate smil:dur="1s" smil:fill="hold" smil:targetElement="id81" smil:attributeName="y" smil:values="y;y" smil:keyTimes="0;1"/>
                  <anim:animate smil:dur="1s" smil:fill="hold" smil:targetElement="id81" smil:attributeName="width" smil:values="0;width" smil:keyTimes="0;1"/>
                  <anim:animate smil:dur="1s" smil:fill="hold" smil:targetElement="id81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70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72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82" smil:attributeName="visibility" smil:to="visible"/>
                  <anim:animate smil:dur="1s" smil:fill="hold" smil:targetElement="id82" smil:attributeName="x" smil:values="x-width/2;x" smil:keyTimes="0;1"/>
                  <anim:animate smil:dur="1s" smil:fill="hold" smil:targetElement="id82" smil:attributeName="y" smil:values="y;y" smil:keyTimes="0;1"/>
                  <anim:animate smil:dur="1s" smil:fill="hold" smil:targetElement="id82" smil:attributeName="width" smil:values="0;width" smil:keyTimes="0;1"/>
                  <anim:animate smil:dur="1s" smil:fill="hold" smil:targetElement="id82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72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7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74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5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59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xml:id="id83" draw:id="id83">
        <draw:custom-shape draw:style-name="gr2" draw:text-style-name="P3" draw:layer="layout" svg:width="30.48cm" svg:height="13.763cm" svg:x="0cm" svg:y="4.542cm">
          <text:list text:style-name="L2">
            <text:list-header>
              <text:p xml:id="id84" text:id="id84" text:style-name="P9"><text:span text:style-name="T10">INSERTAR ELEMENTO INTERMEDI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3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iterate smil:begin="1s" presentation:node-type="with-previous" presentation:group-id="0" presentation:preset-class="emphasis" presentation:preset-id="ooo-emphasis-font" smil:targetElement="id84" anim:iterate-type="by-word">
                  <anim:set smil:dur="indefinite" anim:sub-item="text" smil:attributeName="font-family" smil:to="BONES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xml:id="id85" draw:id="id85">
        <draw:g xml:id="id91" draw:id="id91">
          <draw:custom-shape draw:style-name="gr6" draw:text-style-name="P3" draw:layer="layout" svg:width="2.875cm" svg:height="3.289cm" svg:x="13.379cm" svg:y="13.106cm">
            <text:p/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13.379cm" svg:y1="15.575cm" svg:x2="16.254cm" svg:y2="15.575cm">
            <text:p/>
          </draw:line>
          <draw:line draw:style-name="gr35" draw:text-style-name="P6" draw:layer="layout" svg:x1="14.816cm" svg:y1="15.981cm" svg:x2="15.579cm" svg:y2="15.981cm">
            <text:p/>
          </draw:line>
        </draw:g>
        <draw:g xml:id="id111" draw:id="id111">
          <draw:custom-shape draw:style-name="gr6" draw:text-style-name="P3" draw:layer="layout" svg:width="2.875cm" svg:height="3.289cm" svg:x="18.706cm" svg:y="13.106cm">
            <text:p/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18.706cm" svg:y1="15.575cm" svg:x2="21.581cm" svg:y2="15.575cm">
            <text:p/>
          </draw:line>
          <draw:line draw:style-name="gr35" draw:text-style-name="P6" draw:layer="layout" svg:x1="20.143cm" svg:y1="15.981cm" svg:x2="20.906cm" svg:y2="15.981cm">
            <text:p/>
          </draw:line>
        </draw:g>
        <draw:custom-shape draw:style-name="gr3" draw:text-style-name="P3" xml:id="id86" draw:id="id86" draw:layer="layout" svg:width="12.363cm" svg:height="1.102cm" svg:x="0.336cm" svg:y="0.617cm">
          <text:list text:style-name="L3">
            <text:list-header>
              <text:p text:style-name="P4"><text:span text:style-name="T11">void ingresa(struct lis **p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87" draw:id="id87" draw:layer="layout" svg:width="0.933cm" svg:height="1.102cm" svg:x="0.336cm" svg:y="1.565cm">
          <text:list text:style-name="L3">
            <text:list-header>
              <text:p text:style-name="P4"><text:span text:style-name="T12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88" draw:id="id88" draw:layer="layout" svg:width="12.364cm" svg:height="1.102cm" svg:x="0.335cm" svg:y="2.509cm">
          <text:list text:style-name="L3">
            <text:list-header>
              <text:p text:style-name="P4"><text:span text:style-name="T11"><text:s text:c="2"/></text:span><text:span text:style-name="T11">struct lis *act,*aux,*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90" draw:id="id90" draw:layer="layout" svg:width="14.904cm" svg:height="1.102cm" svg:x="0.335cm" svg:y="3.448cm">
          <text:list text:style-name="L3">
            <text:list-header>
              <text:p text:style-name="P4"><text:span text:style-name="T11"><text:s text:c="2"/></text:span><text:span text:style-name="T11">aux=malloc(sizeof(struct lis)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94" draw:id="id94" draw:layer="layout" svg:width="6.437cm" svg:height="1.102cm" svg:x="0.335cm" svg:y="4.396cm">
          <text:list text:style-name="L3">
            <text:list-header>
              <text:p text:style-name="P4"><text:span text:style-name="T11"><text:s text:c="2"/></text:span><text:span text:style-name="T11">endat(&amp;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96" draw:id="id96" draw:layer="layout" svg:width="4.32cm" svg:height="1.102cm" svg:x="0.336cm" svg:y="5.34cm">
          <text:list text:style-name="L3">
            <text:list-header>
              <text:p text:style-name="P4"><text:span text:style-name="T11"><text:s text:c="2"/></text:span><text:span text:style-name="T11">if(!*p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83cm" svg:height="1.102cm" svg:x="0.336cm" svg:y="6.279cm">
          <text:list text:style-name="L3">
            <text:list-header>
              <text:p text:style-name="P4"><text:span text:style-name="T11"><text:s text:c="4"/></text:span><text:span text:style-name="T11">in_pr_el1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97" draw:id="id97" draw:layer="layout" svg:width="6.014cm" svg:height="1.102cm" svg:x="0.335cm" svg:y="7.228cm">
          <text:list text:style-name="L3">
            <text:list-header>
              <text:p text:style-name="P4"><text:span text:style-name="T11"><text:s text:c="2"/></text:span><text:span text:style-name="T11">ant=act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00" draw:id="id100" draw:layer="layout" svg:width="15.75cm" svg:height="1.102cm" svg:x="14.641cm" svg:y="0.617cm">
          <text:list text:style-name="L3">
            <text:list-header>
              <text:p text:style-name="P4"><text:span text:style-name="T11"><text:s text:c="2"/></text:span><text:span text:style-name="T11">while((act-&gt;dato&lt;aux-&gt;dato)&amp;&amp;act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01" draw:id="id101" draw:layer="layout" svg:width="5.59cm" svg:height="1.102cm" svg:x="14.641cm" svg:y="1.565cm">
          <text:list text:style-name="L3">
            <text:list-header>
              <text:p text:style-name="P4"><text:span text:style-name="T11"><text:s text:c="4"/></text:span><text:span text:style-name="T11">ant=ac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02" draw:id="id102" draw:layer="layout" svg:width="8.13cm" svg:height="1.102cm" svg:x="14.641cm" svg:y="2.509cm">
          <text:list text:style-name="L3">
            <text:list-header>
              <text:p text:style-name="P4"><text:span text:style-name="T11"><text:s text:c="4"/></text:span><text:span text:style-name="T11">act=act-&gt;sig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04" draw:id="id104" draw:layer="layout" svg:width="4.744cm" svg:height="1.102cm" svg:x="14.64cm" svg:y="3.448cm">
          <text:list text:style-name="L3">
            <text:list-header>
              <text:p text:style-name="P4"><text:span text:style-name="T11"><text:s text:c="2"/></text:span><text:span text:style-name="T11">if(!act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86cm" svg:height="1.102cm" svg:x="14.641cm" svg:y="4.396cm">
          <text:list text:style-name="L3">
            <text:list-header>
              <text:p text:style-name="P4"><text:span text:style-name="T11"><text:s text:c="4"/></text:span><text:span text:style-name="T11">in_ul_el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05" draw:id="id105" draw:layer="layout" svg:width="6.437cm" svg:height="1.102cm" svg:x="14.64cm" svg:y="5.34cm">
          <text:list text:style-name="L3">
            <text:list-header>
              <text:p text:style-name="P4"><text:span text:style-name="T11"><text:s text:c="2"/></text:span><text:span text:style-name="T11">if(ant==act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86cm" svg:height="1.102cm" svg:x="14.641cm" svg:y="6.279cm">
          <text:list text:style-name="L3">
            <text:list-header>
              <text:p text:style-name="P4"><text:span text:style-name="T11"><text:s text:c="4"/></text:span><text:span text:style-name="T11">in_pr_el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06" draw:id="id106" draw:layer="layout" svg:width="6.86cm" svg:height="1.102cm" svg:x="14.641cm" svg:y="7.228cm">
          <text:list text:style-name="L3">
            <text:list-header>
              <text:p text:style-name="P4"><text:span text:style-name="T11"><text:s text:c="2"/></text:span><text:span text:style-name="T11">ant-&gt;sig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08" draw:id="id108" draw:layer="layout" svg:width="6.86cm" svg:height="1.102cm" svg:x="14.641cm" svg:y="8.127cm">
          <text:list text:style-name="L3">
            <text:list-header>
              <text:p text:style-name="P4"><text:span text:style-name="T11"><text:s text:c="2"/></text:span><text:span text:style-name="T11">aux-&gt;sig=ac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10" draw:id="id110" draw:layer="layout" svg:width="0.933cm" svg:height="1.102cm" svg:x="14.641cm" svg:y="9.031cm">
          <text:list text:style-name="L3">
            <text:list-header>
              <text:p text:style-name="P4"><text:span text:style-name="T12">}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98" draw:id="id98">
          <draw:line draw:style-name="gr36" draw:text-style-name="P6" draw:layer="layout" svg:x1="5.609cm" svg:y1="18.525cm" svg:x2="6.747cm" svg:y2="18.525cm">
            <text:p/>
          </draw:line>
          <draw:line draw:style-name="gr27" draw:text-style-name="P6" draw:layer="layout" svg:x1="6.698cm" svg:y1="18.53cm" svg:x2="6.698cm" svg:y2="15.43cm">
            <text:p/>
          </draw:line>
          <draw:line draw:style-name="gr37" draw:text-style-name="P6" draw:layer="layout" svg:x1="6.641cm" svg:y1="15.43cm" svg:x2="7.942cm" svg:y2="15.43cm">
            <text:p/>
          </draw:line>
        </draw:g>
        <draw:g xml:id="id99" draw:id="id99">
          <draw:line draw:style-name="gr38" draw:text-style-name="P6" draw:layer="layout" svg:x1="5.609cm" svg:y1="16.876cm" svg:x2="7.009cm" svg:y2="16.876cm">
            <text:p/>
          </draw:line>
          <draw:line draw:style-name="gr20" draw:text-style-name="P6" draw:layer="layout" svg:x1="7.009cm" svg:y1="16.925cm" svg:x2="7.009cm" svg:y2="14.927cm">
            <text:p/>
          </draw:line>
          <draw:line draw:style-name="gr39" draw:text-style-name="P6" draw:layer="layout" svg:x1="6.952cm" svg:y1="14.927cm" svg:x2="7.954cm" svg:y2="14.927cm">
            <text:p/>
          </draw:line>
        </draw:g>
        <draw:g xml:id="id89" draw:id="id89">
          <draw:g>
            <draw:custom-shape draw:style-name="gr17" draw:text-style-name="P3" draw:layer="layout" svg:width="2.566cm" svg:height="1.017cm" svg:x="3.038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3" draw:layer="layout" svg:width="2.288cm" svg:height="0.506cm" svg:x="3.126cm" svg:y="16.492cm">
              <text:list text:style-name="L4">
                <text:list-header>
                  <text:p text:style-name="P7"><text:span text:style-name="T6">ac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1" draw:text-style-name="P3" draw:layer="layout" svg:width="2.566cm" svg:height="1.023cm" svg:x="3.038cm" svg:y="18.008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3" draw:layer="layout" svg:width="2.289cm" svg:height="0.511cm" svg:x="3.126cm" svg:y="18.145cm">
              <text:list text:style-name="L5">
                <text:list-header>
                  <text:p text:style-name="P7"><text:span text:style-name="T9">a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custom-shape draw:style-name="gr30" draw:text-style-name="P3" draw:layer="layout" svg:width="1.513cm" svg:height="0.49cm" svg:x="3.214cm" svg:y="13.269cm">
            <text:list text:style-name="L3">
              <text:list-header>
                <text:p text:style-name="P7"><text:span text:style-name="T7">*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5" draw:text-style-name="P6" draw:layer="layout" svg:x1="27.424cm" svg:y1="16.943cm" svg:x2="28.425cm" svg:y2="16.943cm">
              <text:p/>
            </draw:line>
            <draw:g>
              <draw:g>
                <draw:custom-shape draw:style-name="gr6" draw:text-style-name="P3" draw:layer="layout" svg:width="2.875cm" svg:height="3.286cm" svg:x="8.03cm" svg:y="13.106cm">
                  <text:p/>
                  <draw:enhanced-geometry svg:viewBox="0 0 21600 21600" draw:type="rectangle" draw:enhanced-path="M 0 0 L 21600 0 21600 21600 0 21600 0 0 Z N"/>
                </draw:custom-shape>
                <draw:line draw:style-name="gr7" draw:text-style-name="P6" draw:layer="layout" svg:x1="8.03cm" svg:y1="15.571cm" svg:x2="10.905cm" svg:y2="15.571cm">
                  <text:p/>
                </draw:line>
              </draw:g>
              <draw:custom-shape draw:style-name="gr8" draw:text-style-name="P3" draw:layer="layout" svg:width="2.54cm" svg:height="2.174cm" svg:x="8.197cm" svg:y="13.217cm">
                <text:list text:style-name="L3">
                  <text:list-header>
                    <text:p text:style-name="P7"><text:span text:style-name="T7">dato 1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line draw:style-name="gr40" draw:text-style-name="P6" draw:layer="layout" svg:x1="5.609cm" svg:y1="13.613cm" svg:x2="7.946cm" svg:y2="13.613cm">
              <text:p/>
            </draw:line>
            <draw:custom-shape draw:style-name="gr15" draw:text-style-name="P3" draw:layer="layout" svg:width="2.566cm" svg:height="1.023cm" svg:x="3.038cm" svg:y="13.106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custom-shape draw:style-name="gr6" draw:text-style-name="P3" draw:layer="layout" svg:width="2.875cm" svg:height="3.29cm" svg:x="24.033cm" svg:y="13.106cm">
                  <text:p/>
                  <draw:enhanced-geometry svg:viewBox="0 0 21600 21600" draw:type="rectangle" draw:enhanced-path="M 0 0 L 21600 0 21600 21600 0 21600 0 0 Z N"/>
                </draw:custom-shape>
                <draw:line draw:style-name="gr7" draw:text-style-name="P6" draw:layer="layout" svg:x1="24.033cm" svg:y1="15.576cm" svg:x2="26.908cm" svg:y2="15.576cm">
                  <text:p/>
                </draw:line>
              </draw:g>
              <draw:custom-shape draw:style-name="gr8" draw:text-style-name="P3" draw:layer="layout" svg:width="2.54cm" svg:height="2.174cm" svg:x="24.2cm" svg:y="13.221cm">
                <text:list text:style-name="L3">
                  <text:list-header>
                    <text:p text:style-name="P7"><text:span text:style-name="T7">dato 4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line draw:style-name="gr15" draw:text-style-name="P6" draw:layer="layout" svg:x1="27.922cm" svg:y1="15.937cm" svg:x2="27.922cm" svg:y2="16.837cm">
              <text:p/>
            </draw:line>
            <draw:custom-shape draw:style-name="gr14" draw:text-style-name="P3" draw:layer="layout" svg:width="2.54cm" svg:height="0.869cm" svg:x="26.608cm" svg:y="17.079cm">
              <text:list text:style-name="L3">
                <text:list-header>
                  <text:p text:style-name="P7"><text:span text:style-name="T7">NUL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41" draw:text-style-name="P6" draw:layer="layout" svg:x1="25.475cm" svg:y1="15.981cm" svg:x2="27.975cm" svg:y2="15.981cm">
              <text:p/>
            </draw:line>
          </draw:g>
        </draw:g>
        <draw:custom-shape draw:style-name="gr8" draw:text-style-name="P3" xml:id="id95" draw:id="id95" draw:layer="layout" svg:width="2.54cm" svg:height="2.17cm" svg:x="13.52cm" svg:y="13.264cm">
          <text:list text:style-name="L3">
            <text:list-header>
              <text:p text:style-name="P7"><text:span text:style-name="T7">dato 2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03" draw:id="id103">
          <draw:line draw:style-name="gr38" draw:text-style-name="P6" draw:layer="layout" svg:x1="5.609cm" svg:y1="16.871cm" svg:x2="22.533cm" svg:y2="16.871cm">
            <text:p/>
          </draw:line>
          <draw:line draw:style-name="gr20" draw:text-style-name="P6" draw:layer="layout" svg:x1="22.564cm" svg:y1="16.924cm" svg:x2="22.564cm" svg:y2="14.834cm">
            <text:p/>
          </draw:line>
          <draw:line draw:style-name="gr39" draw:text-style-name="P6" draw:layer="layout" svg:x1="22.564cm" svg:y1="14.891cm" svg:x2="23.922cm" svg:y2="14.891cm">
            <text:p/>
          </draw:line>
        </draw:g>
        <draw:custom-shape draw:style-name="gr8" draw:text-style-name="P3" xml:id="id113" draw:id="id113" draw:layer="layout" svg:width="2.54cm" svg:height="2.17cm" svg:x="18.847cm" svg:y="13.264cm">
          <text:list text:style-name="L3">
            <text:list-header>
              <text:p text:style-name="P7"><text:span text:style-name="T7">dato 3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14" draw:id="id114">
          <draw:line draw:style-name="gr38" draw:text-style-name="P6" draw:layer="layout" svg:x1="5.609cm" svg:y1="16.872cm" svg:x2="12.078cm" svg:y2="16.872cm">
            <text:p/>
          </draw:line>
          <draw:line draw:style-name="gr20" draw:text-style-name="P6" draw:layer="layout" svg:x1="12.078cm" svg:y1="16.924cm" svg:x2="12.078cm" svg:y2="14.873cm">
            <text:p/>
          </draw:line>
          <draw:line draw:style-name="gr39" draw:text-style-name="P6" draw:layer="layout" svg:x1="12.025cm" svg:y1="14.874cm" svg:x2="13.273cm" svg:y2="14.874cm">
            <text:p/>
          </draw:line>
        </draw:g>
        <draw:g xml:id="id115" draw:id="id115">
          <draw:line draw:style-name="gr36" draw:text-style-name="P6" draw:layer="layout" svg:x1="5.609cm" svg:y1="18.52cm" svg:x2="11.874cm" svg:y2="18.52cm">
            <text:p/>
          </draw:line>
          <draw:line draw:style-name="gr27" draw:text-style-name="P6" draw:layer="layout" svg:x1="11.888cm" svg:y1="18.572cm" svg:x2="11.888cm" svg:y2="15.433cm">
            <text:p/>
          </draw:line>
          <draw:line draw:style-name="gr37" draw:text-style-name="P6" draw:layer="layout" svg:x1="11.835cm" svg:y1="15.434cm" svg:x2="13.285cm" svg:y2="15.434cm">
            <text:p/>
          </draw:line>
        </draw:g>
        <draw:g xml:id="id93" draw:id="id93">
          <draw:line draw:style-name="gr42" draw:text-style-name="P6" draw:layer="layout" svg:x1="9.415cm" svg:y1="15.989cm" svg:x2="22.909cm" svg:y2="15.989cm">
            <text:p/>
          </draw:line>
          <draw:line draw:style-name="gr24" draw:text-style-name="P6" draw:layer="layout" svg:x1="22.909cm" svg:y1="13.608cm" svg:x2="22.909cm" svg:y2="16.042cm">
            <text:p/>
          </draw:line>
          <draw:line draw:style-name="gr43" draw:text-style-name="P6" draw:layer="layout" svg:x1="22.861cm" svg:y1="13.608cm" svg:x2="23.998cm" svg:y2="13.608cm">
            <text:p/>
          </draw:line>
        </draw:g>
        <draw:g xml:id="id92" draw:id="id92">
          <draw:line draw:style-name="gr42" draw:text-style-name="P6" draw:layer="layout" svg:x1="9.415cm" svg:y1="15.988cm" svg:x2="11.936cm" svg:y2="15.988cm">
            <text:p/>
          </draw:line>
          <draw:line draw:style-name="gr24" draw:text-style-name="P6" draw:layer="layout" svg:x1="11.949cm" svg:y1="16.036cm" svg:x2="11.949cm" svg:y2="12.655cm">
            <text:p/>
          </draw:line>
          <draw:line draw:style-name="gr24" draw:text-style-name="P6" draw:layer="layout" svg:x1="11.905cm" svg:y1="12.656cm" svg:x2="16.742cm" svg:y2="12.656cm">
            <text:p/>
          </draw:line>
          <draw:line draw:style-name="gr24" draw:text-style-name="P6" draw:layer="layout" svg:x1="16.688cm" svg:y1="12.656cm" svg:x2="16.688cm" svg:y2="13.658cm">
            <text:p/>
          </draw:line>
          <draw:line draw:style-name="gr43" draw:text-style-name="P6" draw:layer="layout" svg:x1="16.733cm" svg:y1="13.6cm" svg:x2="23.988cm" svg:y2="13.6cm">
            <text:p/>
          </draw:line>
        </draw:g>
        <draw:g xml:id="id107" draw:id="id107">
          <draw:line draw:style-name="gr42" draw:text-style-name="P6" draw:layer="layout" svg:x1="9.415cm" svg:y1="15.989cm" svg:x2="12.511cm" svg:y2="15.989cm">
            <text:p/>
          </draw:line>
          <draw:line draw:style-name="gr24" draw:text-style-name="P6" draw:layer="layout" svg:x1="12.456cm" svg:y1="16.01cm" svg:x2="12.456cm" svg:y2="13.607cm">
            <text:p/>
          </draw:line>
          <draw:line draw:style-name="gr43" draw:text-style-name="P6" draw:layer="layout" svg:x1="12.406cm" svg:y1="13.608cm" svg:x2="13.334cm" svg:y2="13.608cm">
            <text:p/>
          </draw:line>
        </draw:g>
        <draw:g xml:id="id112" draw:id="id112">
          <draw:line draw:style-name="gr42" draw:text-style-name="P6" draw:layer="layout" svg:x1="14.817cm" svg:y1="15.98cm" svg:x2="17.332cm" svg:y2="15.98cm">
            <text:p/>
          </draw:line>
          <draw:line draw:style-name="gr24" draw:text-style-name="P6" draw:layer="layout" svg:x1="17.332cm" svg:y1="16.029cm" svg:x2="17.332cm" svg:y2="12.611cm">
            <text:p/>
          </draw:line>
          <draw:line draw:style-name="gr24" draw:text-style-name="P6" draw:layer="layout" svg:x1="17.278cm" svg:y1="12.603cm" svg:x2="23.06cm" svg:y2="12.603cm">
            <text:p/>
          </draw:line>
          <draw:line draw:style-name="gr24" draw:text-style-name="P6" draw:layer="layout" svg:x1="23.061cm" svg:y1="12.55cm" svg:x2="23.061cm" svg:y2="13.648cm">
            <text:p/>
          </draw:line>
          <draw:line draw:style-name="gr43" draw:text-style-name="P6" draw:layer="layout" svg:x1="23.061cm" svg:y1="13.59cm" svg:x2="23.988cm" svg:y2="13.59cm">
            <text:p/>
          </draw:line>
        </draw:g>
        <draw:g xml:id="id116" draw:id="id116">
          <draw:line draw:style-name="gr42" draw:text-style-name="P6" draw:layer="layout" svg:x1="14.817cm" svg:y1="15.968cm" svg:x2="17.861cm" svg:y2="15.968cm">
            <text:p/>
          </draw:line>
          <draw:line draw:style-name="gr24" draw:text-style-name="P6" draw:layer="layout" svg:x1="17.807cm" svg:y1="15.989cm" svg:x2="17.807cm" svg:y2="13.594cm">
            <text:p/>
          </draw:line>
          <draw:line draw:style-name="gr43" draw:text-style-name="P6" draw:layer="layout" svg:x1="17.758cm" svg:y1="13.595cm" svg:x2="18.67cm" svg:y2="13.595cm">
            <text:p/>
          </draw:line>
        </draw:g>
        <draw:g xml:id="id109" draw:id="id109">
          <draw:line draw:style-name="gr42" draw:text-style-name="P6" draw:layer="layout" svg:x1="14.817cm" svg:y1="15.972cm" svg:x2="23.033cm" svg:y2="15.972cm">
            <text:p/>
          </draw:line>
          <draw:line draw:style-name="gr24" draw:text-style-name="P6" draw:layer="layout" svg:x1="23.033cm" svg:y1="16.015cm" svg:x2="23.033cm" svg:y2="13.634cm">
            <text:p/>
          </draw:line>
          <draw:line draw:style-name="gr43" draw:text-style-name="P6" draw:layer="layout" svg:x1="22.975cm" svg:y1="13.595cm" svg:x2="23.976cm" svg:y2="13.595cm">
            <text:p/>
          </draw:line>
        </draw:g>
        <draw:g xml:id="id117" draw:id="id117">
          <draw:line draw:style-name="gr42" draw:text-style-name="P6" draw:layer="layout" svg:x1="20.144cm" svg:y1="15.981cm" svg:x2="23.142cm" svg:y2="15.981cm">
            <text:p/>
          </draw:line>
          <draw:line draw:style-name="gr24" draw:text-style-name="P6" draw:layer="layout" svg:x1="23.089cm" svg:y1="16.002cm" svg:x2="23.089cm" svg:y2="13.603cm">
            <text:p/>
          </draw:line>
          <draw:line draw:style-name="gr43" draw:text-style-name="P6" draw:layer="layout" svg:x1="23.041cm" svg:y1="13.604cm" svg:x2="23.939cm" svg:y2="13.604cm">
            <text:p/>
          </draw:line>
        </draw:g>
        <anim:par presentation:node-type="timing-root">
          <anim:par smil:begin="id85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8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8" smil:attributeName="color" smil:to="#ff0101"/>
                </anim:par>
                <anim:par smil:begin="0s" smil:fill="hold" smil:repeatCount="1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90" smil:attributeName="color" smil:to="#ff010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2s" smil:targetElement="id91" smil:type="fade" smil:subtype="crossfade"/>
                </anim:par>
                <anim:par smil:begin="0s" smil:fill="hold" smil:repeatCount="1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9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94" smil:attributeName="color" smil:to="#ff0101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95" smil:attributeName="visibility" smil:to="visible"/>
                  <anim:transitionFilter smil:dur="2s" smil:targetElement="id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9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9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9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97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98" smil:attributeName="visibility" smil:to="visible"/>
                  <anim:animate smil:dur="1s" smil:fill="hold" smil:targetElement="id98" smil:attributeName="x" smil:values="x-width/2;x" smil:keyTimes="0;1"/>
                  <anim:animate smil:dur="1s" smil:fill="hold" smil:targetElement="id98" smil:attributeName="y" smil:values="y;y" smil:keyTimes="0;1"/>
                  <anim:animate smil:dur="1s" smil:fill="hold" smil:targetElement="id98" smil:attributeName="width" smil:values="0;width" smil:keyTimes="0;1"/>
                  <anim:animate smil:dur="1s" smil:fill="hold" smil:targetElement="id98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99" smil:attributeName="visibility" smil:to="visible"/>
                  <anim:animate smil:dur="1s" smil:fill="hold" smil:targetElement="id99" smil:attributeName="x" smil:values="x-width/2;x" smil:keyTimes="0;1"/>
                  <anim:animate smil:dur="1s" smil:fill="hold" smil:targetElement="id99" smil:attributeName="y" smil:values="y;y" smil:keyTimes="0;1"/>
                  <anim:animate smil:dur="1s" smil:fill="hold" smil:targetElement="id99" smil:attributeName="width" smil:values="0;width" smil:keyTimes="0;1"/>
                  <anim:animate smil:dur="1s" smil:fill="hold" smil:targetElement="id9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9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0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0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0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0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02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03" smil:attributeName="visibility" smil:to="visible"/>
                  <anim:animate smil:dur="1s" smil:fill="hold" smil:targetElement="id103" smil:attributeName="x" smil:values="x-width/2;x" smil:keyTimes="0;1"/>
                  <anim:animate smil:dur="1s" smil:fill="hold" smil:targetElement="id103" smil:attributeName="y" smil:values="y;y" smil:keyTimes="0;1"/>
                  <anim:animate smil:dur="1s" smil:fill="hold" smil:targetElement="id103" smil:attributeName="width" smil:values="0;width" smil:keyTimes="0;1"/>
                  <anim:animate smil:dur="1s" smil:fill="hold" smil:targetElement="id103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0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0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0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0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0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0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0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06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07" smil:attributeName="visibility" smil:to="visible"/>
                  <anim:animate smil:dur="1s" smil:fill="hold" smil:targetElement="id107" smil:attributeName="x" smil:values="x-width/2;x" smil:keyTimes="0;1"/>
                  <anim:animate smil:dur="1s" smil:fill="hold" smil:targetElement="id107" smil:attributeName="y" smil:values="y;y" smil:keyTimes="0;1"/>
                  <anim:animate smil:dur="1s" smil:fill="hold" smil:targetElement="id107" smil:attributeName="width" smil:values="0;width" smil:keyTimes="0;1"/>
                  <anim:animate smil:dur="1s" smil:fill="hold" smil:targetElement="id107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0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0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09" smil:attributeName="visibility" smil:to="visible"/>
                  <anim:animate smil:dur="1s" smil:fill="hold" smil:targetElement="id109" smil:attributeName="x" smil:values="x-width/2;x" smil:keyTimes="0;1"/>
                  <anim:animate smil:dur="1s" smil:fill="hold" smil:targetElement="id109" smil:attributeName="y" smil:values="y;y" smil:keyTimes="0;1"/>
                  <anim:animate smil:dur="1s" smil:fill="hold" smil:targetElement="id109" smil:attributeName="width" smil:values="0;width" smil:keyTimes="0;1"/>
                  <anim:animate smil:dur="1s" smil:fill="hold" smil:targetElement="id10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0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1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0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8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8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8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8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88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8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90" smil:attributeName="color" smil:to="#ff010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1" smil:attributeName="visibility" smil:to="visible"/>
                  <anim:transitionFilter smil:dur="2s" smil:targetElement="id111" smil:type="fade" smil:subtype="crossfad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smil:attributeName="visibility" smil:to="hidden"/>
                </anim:par>
                <anim:par smil:begin="0s" smil:fill="hold" smil:repeatCount="1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9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94" smil:attributeName="color" smil:to="#ff0101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13" smil:attributeName="visibility" smil:to="visible"/>
                  <anim:transitionFilter smil:dur="2s" smil:targetElement="id1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9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9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9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97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-width/2;x" smil:keyTimes="0;1"/>
                  <anim:animate smil:dur="0.5s" smil:fill="hold" smil:targetElement="id98" smil:attributeName="y" smil:values="y;y" smil:keyTimes="0;1"/>
                  <anim:animate smil:dur="0.5s" smil:fill="hold" smil:targetElement="id98" smil:attributeName="width" smil:values="0;width" smil:keyTimes="0;1"/>
                  <anim:animate smil:dur="0.5s" smil:fill="hold" smil:targetElement="id98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-width/2;x" smil:keyTimes="0;1"/>
                  <anim:animate smil:dur="0.5s" smil:fill="hold" smil:targetElement="id99" smil:attributeName="y" smil:values="y;y" smil:keyTimes="0;1"/>
                  <anim:animate smil:dur="0.5s" smil:fill="hold" smil:targetElement="id99" smil:attributeName="width" smil:values="0;width" smil:keyTimes="0;1"/>
                  <anim:animate smil:dur="0.5s" smil:fill="hold" smil:targetElement="id9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97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0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0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0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0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02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14" smil:attributeName="visibility" smil:to="visible"/>
                  <anim:animate smil:dur="1s" smil:fill="hold" smil:targetElement="id114" smil:attributeName="x" smil:values="x-width/2;x" smil:keyTimes="0;1"/>
                  <anim:animate smil:dur="1s" smil:fill="hold" smil:targetElement="id114" smil:attributeName="y" smil:values="y;y" smil:keyTimes="0;1"/>
                  <anim:animate smil:dur="1s" smil:fill="hold" smil:targetElement="id114" smil:attributeName="width" smil:values="0;width" smil:keyTimes="0;1"/>
                  <anim:animate smil:dur="1s" smil:fill="hold" smil:targetElement="id114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02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10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00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101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15" smil:attributeName="visibility" smil:to="visible"/>
                  <anim:animate smil:dur="1s" smil:fill="hold" smil:targetElement="id115" smil:attributeName="x" smil:values="x-width/2;x" smil:keyTimes="0;1"/>
                  <anim:animate smil:dur="1s" smil:fill="hold" smil:targetElement="id115" smil:attributeName="y" smil:values="y;y" smil:keyTimes="0;1"/>
                  <anim:animate smil:dur="1s" smil:fill="hold" smil:targetElement="id115" smil:attributeName="width" smil:values="0;width" smil:keyTimes="0;1"/>
                  <anim:animate smil:dur="1s" smil:fill="hold" smil:targetElement="id11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10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02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4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03" smil:attributeName="visibility" smil:to="visible"/>
                  <anim:animate smil:dur="1s" smil:fill="hold" smil:targetElement="id103" smil:attributeName="x" smil:values="x-width/2;x" smil:keyTimes="0;1"/>
                  <anim:animate smil:dur="1s" smil:fill="hold" smil:targetElement="id103" smil:attributeName="y" smil:values="y;y" smil:keyTimes="0;1"/>
                  <anim:animate smil:dur="1s" smil:fill="hold" smil:targetElement="id103" smil:attributeName="width" smil:values="0;width" smil:keyTimes="0;1"/>
                  <anim:animate smil:dur="1s" smil:fill="hold" smil:targetElement="id103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02" smil:attributeName="color" smil:to="#000000"/>
                </anim:par>
                <anim:par smil:begin="0s" presentation:node-type="with-previous" presentation:group-id="8" presentation:preset-class="emphasis" presentation:preset-id="ooo-emphasis-font-color" presentation:preset-sub-type="1">
                  <anim:set smil:dur="indefinite" smil:targetElement="id10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9" presentation:preset-class="emphasis" presentation:preset-id="ooo-emphasis-font-color" presentation:preset-sub-type="1">
                  <anim:set smil:dur="indefinite" smil:targetElement="id10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0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0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0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0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06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16" smil:attributeName="visibility" smil:to="visible"/>
                  <anim:animate smil:dur="1s" smil:fill="hold" smil:targetElement="id116" smil:attributeName="x" smil:values="x-width/2;x" smil:keyTimes="0;1"/>
                  <anim:animate smil:dur="1s" smil:fill="hold" smil:targetElement="id116" smil:attributeName="y" smil:values="y;y" smil:keyTimes="0;1"/>
                  <anim:animate smil:dur="1s" smil:fill="hold" smil:targetElement="id116" smil:attributeName="width" smil:values="0;width" smil:keyTimes="0;1"/>
                  <anim:animate smil:dur="1s" smil:fill="hold" smil:targetElement="id116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0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0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17" smil:attributeName="visibility" smil:to="visible"/>
                  <anim:animate smil:dur="1s" smil:fill="hold" smil:targetElement="id117" smil:attributeName="x" smil:values="x-width/2;x" smil:keyTimes="0;1"/>
                  <anim:animate smil:dur="1s" smil:fill="hold" smil:targetElement="id117" smil:attributeName="y" smil:values="y;y" smil:keyTimes="0;1"/>
                  <anim:animate smil:dur="1s" smil:fill="hold" smil:targetElement="id117" smil:attributeName="width" smil:values="0;width" smil:keyTimes="0;1"/>
                  <anim:animate smil:dur="1s" smil:fill="hold" smil:targetElement="id117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0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1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10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xml:id="id118" draw:id="id118">
        <draw:custom-shape draw:style-name="gr2" draw:text-style-name="P3" draw:layer="layout" svg:width="30.48cm" svg:height="13.763cm" svg:x="0cm" svg:y="4.542cm">
          <text:list text:style-name="L2">
            <text:list-header>
              <text:p xml:id="id119" text:id="id119" text:style-name="P9"><text:span text:style-name="T10">INSERTAR ULTIMO ELEMENT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18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iterate smil:begin="1s" presentation:node-type="with-previous" presentation:group-id="0" presentation:preset-class="emphasis" presentation:preset-id="ooo-emphasis-font" smil:targetElement="id119" anim:iterate-type="by-word">
                  <anim:set smil:dur="indefinite" anim:sub-item="text" smil:attributeName="font-family" smil:to="BONES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xml:id="id120" draw:id="id120">
        <draw:custom-shape draw:style-name="gr3" draw:text-style-name="P3" xml:id="id121" draw:id="id121" draw:layer="layout" svg:width="12.363cm" svg:height="1.102cm" svg:x="0.248cm" svg:y="0.229cm">
          <text:list text:style-name="L3">
            <text:list-header>
              <text:p text:style-name="P4"><text:span text:style-name="T11">void ingresa(struct lis **p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22" draw:id="id122" draw:layer="layout" svg:width="0.933cm" svg:height="1.102cm" svg:x="0.248cm" svg:y="1.433cm">
          <text:list text:style-name="L3">
            <text:list-header>
              <text:p text:style-name="P4"><text:span text:style-name="T12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23" draw:id="id123" draw:layer="layout" svg:width="12.364cm" svg:height="1.102cm" svg:x="0.247cm" svg:y="2.628cm">
          <text:list text:style-name="L3">
            <text:list-header>
              <text:p text:style-name="P4"><text:span text:style-name="T11"><text:s text:c="2"/></text:span><text:span text:style-name="T11">struct lis *act,*aux,*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25" draw:id="id125" draw:layer="layout" svg:width="14.48cm" svg:height="1.102cm" svg:x="0.247cm" svg:y="3.828cm">
          <text:list text:style-name="L3">
            <text:list-header>
              <text:p text:style-name="P4"><text:span text:style-name="T11"><text:s text:c="2"/></text:span><text:span text:style-name="T11">aux=malloc(sizeof(struct lis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27" draw:id="id127" draw:layer="layout" svg:width="6.437cm" svg:height="1.102cm" svg:x="0.247cm" svg:y="4.824cm">
          <text:list text:style-name="L3">
            <text:list-header>
              <text:p text:style-name="P4"><text:span text:style-name="T11"><text:s text:c="2"/></text:span><text:span text:style-name="T11">endat(&amp;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29" draw:id="id129" draw:layer="layout" svg:width="4.32cm" svg:height="1.102cm" svg:x="0.247cm" svg:y="6.015cm">
          <text:list text:style-name="L3">
            <text:list-header>
              <text:p text:style-name="P4"><text:span text:style-name="T11"><text:s text:c="2"/></text:span><text:span text:style-name="T11">if(!*p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83cm" svg:height="1.102cm" svg:x="0.248cm" svg:y="7.153cm">
          <text:list text:style-name="L3">
            <text:list-header>
              <text:p text:style-name="P4"><text:span text:style-name="T11"><text:s text:c="4"/></text:span><text:span text:style-name="T11">in_pr_el1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30" draw:id="id130" draw:layer="layout" svg:width="6.014cm" svg:height="1.102cm" svg:x="0.247cm" svg:y="8.229cm">
          <text:list text:style-name="L3">
            <text:list-header>
              <text:p text:style-name="P4"><text:span text:style-name="T11"><text:s text:c="2"/></text:span><text:span text:style-name="T11">ant=act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33" draw:id="id133" draw:layer="layout" svg:width="15.75cm" svg:height="1.102cm" svg:x="14.641cm" svg:y="0.229cm">
          <text:list text:style-name="L3">
            <text:list-header>
              <text:p text:style-name="P4"><text:span text:style-name="T11"><text:s text:c="2"/></text:span><text:span text:style-name="T11">while((act-&gt;dato&lt;aux-&gt;dato)&amp;&amp;act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34" draw:id="id134" draw:layer="layout" svg:width="5.59cm" svg:height="1.102cm" svg:x="14.641cm" svg:y="1.429cm">
          <text:list text:style-name="L3">
            <text:list-header>
              <text:p text:style-name="P4"><text:span text:style-name="T11"><text:s text:c="4"/></text:span><text:span text:style-name="T11">ant=ac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35" draw:id="id135" draw:layer="layout" svg:width="8.13cm" svg:height="1.102cm" svg:x="14.641cm" svg:y="2.628cm">
          <text:list text:style-name="L3">
            <text:list-header>
              <text:p text:style-name="P4"><text:span text:style-name="T11"><text:s text:c="4"/></text:span><text:span text:style-name="T11">act=act-&gt;sig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37" draw:id="id137" draw:layer="layout" svg:width="5.167cm" svg:height="1.102cm" svg:x="14.64cm" svg:y="3.828cm">
          <text:list text:style-name="L3">
            <text:list-header>
              <text:p text:style-name="P4"><text:span text:style-name="T11"><text:s text:c="2"/></text:span><text:span text:style-name="T11">if(!act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38" draw:id="id138" draw:layer="layout" svg:width="7.706cm" svg:height="1.102cm" svg:x="14.641cm" svg:y="4.824cm">
          <text:list text:style-name="L3">
            <text:list-header>
              <text:p text:style-name="P4"><text:span text:style-name="T11"><text:s text:c="4"/></text:span><text:span text:style-name="T11">ant-&gt;sig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41" draw:id="id141" draw:layer="layout" svg:width="8.13cm" svg:height="1.102cm" svg:x="14.641cm" svg:y="6.01cm">
          <text:list text:style-name="L3">
            <text:list-header>
              <text:p text:style-name="P4"><text:span text:style-name="T11"><text:s text:c="4"/></text:span><text:span text:style-name="T11">aux-&gt;sig=NULL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43" draw:id="id143" draw:layer="layout" svg:width="5.59cm" svg:height="1.102cm" svg:x="14.641cm" svg:y="7.153cm">
          <text:list text:style-name="L3">
            <text:list-header>
              <text:p text:style-name="P4"><text:span text:style-name="T11"><text:s text:c="4"/></text:span><text:span text:style-name="T11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37cm" svg:height="1.102cm" svg:x="14.64cm" svg:y="8.229cm">
          <text:list text:style-name="L3">
            <text:list-header>
              <text:p text:style-name="P4"><text:span text:style-name="T11"><text:s text:c="2"/></text:span><text:span text:style-name="T11">if(ant==act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86cm" svg:height="1.102cm" svg:x="14.641cm" svg:y="9.397cm">
          <text:list text:style-name="L3">
            <text:list-header>
              <text:p text:style-name="P4"><text:span text:style-name="T11"><text:s text:c="4"/></text:span><text:span text:style-name="T11">in_pr_el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44cm" svg:height="1.102cm" svg:x="14.64cm" svg:y="10.53cm">
          <text:list text:style-name="L3">
            <text:list-header>
              <text:p text:style-name="P4"><text:span text:style-name="T11"><text:s text:c="2"/></text:span><text:span text:style-name="T11">el_in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44" draw:id="id144" draw:layer="layout" svg:width="0.933cm" svg:height="1.102cm" svg:x="14.641cm" svg:y="11.624cm">
          <text:list text:style-name="L3">
            <text:list-header>
              <text:p text:style-name="P4"><text:span text:style-name="T12">}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124" draw:id="id124">
          <draw:g>
            <draw:custom-shape draw:style-name="gr17" draw:text-style-name="P3" draw:layer="layout" svg:width="2.566cm" svg:height="1.018cm" svg:x="2.465cm" svg:y="18.15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3" draw:layer="layout" svg:width="2.289cm" svg:height="0.506cm" svg:x="2.553cm" svg:y="18.291cm">
              <text:list text:style-name="L4">
                <text:list-header>
                  <text:p text:style-name="P7"><text:span text:style-name="T6">ac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1" draw:text-style-name="P3" draw:layer="layout" svg:width="2.566cm" svg:height="1.024cm" svg:x="2.465cm" svg:y="19.808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3" draw:layer="layout" svg:width="2.289cm" svg:height="0.512cm" svg:x="2.553cm" svg:y="19.945cm">
              <text:list text:style-name="L5">
                <text:list-header>
                  <text:p text:style-name="P7"><text:span text:style-name="T9">a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126" draw:id="id126">
          <draw:g>
            <draw:custom-shape draw:style-name="gr6" draw:text-style-name="P3" draw:layer="layout" svg:width="2.878cm" svg:height="3.29cm" svg:x="12.801cm" svg:y="14.23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6" draw:layer="layout" svg:x1="12.801cm" svg:y1="16.695cm" svg:x2="15.679cm" svg:y2="16.695cm">
              <text:p/>
            </draw:line>
          </draw:g>
          <draw:line draw:style-name="gr35" draw:text-style-name="P6" draw:layer="layout" svg:x1="14.24cm" svg:y1="17.097cm" svg:x2="15.004cm" svg:y2="17.097cm">
            <text:p/>
          </draw:line>
        </draw:g>
        <draw:custom-shape draw:style-name="gr8" draw:text-style-name="P3" xml:id="id128" draw:id="id128" draw:layer="layout" svg:width="2.54cm" svg:height="2.174cm" svg:x="12.969cm" svg:y="14.362cm">
          <text:list text:style-name="L3">
            <text:list-header>
              <text:p text:style-name="P7"><text:span text:style-name="T7">dato 2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45" draw:id="id145">
          <draw:g>
            <draw:custom-shape draw:style-name="gr6" draw:text-style-name="P3" draw:layer="layout" svg:width="2.875cm" svg:height="3.29cm" svg:x="18.128cm" svg:y="14.23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6" draw:layer="layout" svg:x1="18.128cm" svg:y1="16.695cm" svg:x2="21.003cm" svg:y2="16.695cm">
              <text:p/>
            </draw:line>
          </draw:g>
          <draw:line draw:style-name="gr35" draw:text-style-name="P6" draw:layer="layout" svg:x1="19.565cm" svg:y1="17.092cm" svg:x2="20.328cm" svg:y2="17.092cm">
            <text:p/>
          </draw:line>
        </draw:g>
        <draw:custom-shape draw:style-name="gr8" draw:text-style-name="P3" xml:id="id146" draw:id="id146" draw:layer="layout" svg:width="2.54cm" svg:height="2.174cm" svg:x="18.3cm" svg:y="14.362cm">
          <text:list text:style-name="L3">
            <text:list-header>
              <text:p text:style-name="P7"><text:span text:style-name="T7">dato 3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51" draw:id="id151">
          <draw:g>
            <draw:custom-shape draw:style-name="gr6" draw:text-style-name="P3" draw:layer="layout" svg:width="2.875cm" svg:height="3.29cm" svg:x="23.442cm" svg:y="14.23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6" draw:layer="layout" svg:x1="23.442cm" svg:y1="16.695cm" svg:x2="26.317cm" svg:y2="16.695cm">
              <text:p/>
            </draw:line>
          </draw:g>
          <draw:line draw:style-name="gr35" draw:text-style-name="P6" draw:layer="layout" svg:x1="24.884cm" svg:y1="17.092cm" svg:x2="25.647cm" svg:y2="17.092cm">
            <text:p/>
          </draw:line>
        </draw:g>
        <draw:custom-shape draw:style-name="gr8" draw:text-style-name="P3" xml:id="id152" draw:id="id152" draw:layer="layout" svg:width="2.54cm" svg:height="2.174cm" svg:x="23.61cm" svg:y="14.362cm">
          <text:list text:style-name="L3">
            <text:list-header>
              <text:p text:style-name="P7"><text:span text:style-name="T7">dato 4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36" draw:id="id136">
          <draw:line draw:style-name="gr17" draw:text-style-name="P6" draw:layer="layout" svg:x1="7.036cm" svg:y1="19.632cm" svg:x2="8.038cm" svg:y2="19.632cm">
            <text:p/>
          </draw:line>
          <draw:line draw:style-name="gr17" draw:text-style-name="P6" draw:layer="layout" svg:x1="7.535cm" svg:y1="18.622cm" svg:x2="7.535cm" svg:y2="19.579cm">
            <text:p/>
          </draw:line>
          <draw:custom-shape draw:style-name="gr30" draw:text-style-name="P3" draw:layer="layout" svg:width="2.543cm" svg:height="0.869cm" svg:x="6.258cm" svg:y="19.769cm">
            <text:list text:style-name="L4">
              <text:list-header>
                <text:p text:style-name="P7"><text:span text:style-name="T6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4" draw:text-style-name="P6" draw:layer="layout" svg:x1="5.036cm" svg:y1="18.671cm" svg:x2="7.539cm" svg:y2="18.671cm">
            <text:p/>
          </draw:line>
        </draw:g>
        <draw:g xml:id="id132" draw:id="id132">
          <draw:line draw:style-name="gr36" draw:text-style-name="P6" draw:layer="layout" svg:x1="5.036cm" svg:y1="20.32cm" svg:x2="6.174cm" svg:y2="20.32cm">
            <text:p/>
          </draw:line>
          <draw:line draw:style-name="gr27" draw:text-style-name="P6" draw:layer="layout" svg:x1="6.125cm" svg:y1="20.324cm" svg:x2="6.125cm" svg:y2="17.224cm">
            <text:p/>
          </draw:line>
          <draw:line draw:style-name="gr37" draw:text-style-name="P6" draw:layer="layout" svg:x1="6.077cm" svg:y1="17.224cm" svg:x2="7.377cm" svg:y2="17.224cm">
            <text:p/>
          </draw:line>
        </draw:g>
        <draw:g xml:id="id131" draw:id="id131">
          <draw:line draw:style-name="gr38" draw:text-style-name="P6" draw:layer="layout" svg:x1="5.036cm" svg:y1="18.666cm" svg:x2="6.434cm" svg:y2="18.666cm">
            <text:p/>
          </draw:line>
          <draw:line draw:style-name="gr20" draw:text-style-name="P6" draw:layer="layout" svg:x1="6.434cm" svg:y1="18.714cm" svg:x2="6.434cm" svg:y2="16.721cm">
            <text:p/>
          </draw:line>
          <draw:line draw:style-name="gr39" draw:text-style-name="P6" draw:layer="layout" svg:x1="6.376cm" svg:y1="16.722cm" svg:x2="7.377cm" svg:y2="16.722cm">
            <text:p/>
          </draw:line>
        </draw:g>
        <draw:g xml:id="id147" draw:id="id147">
          <draw:line draw:style-name="gr38" draw:text-style-name="P6" draw:layer="layout" svg:x1="5.036cm" svg:y1="18.662cm" svg:x2="11.505cm" svg:y2="18.662cm">
            <text:p/>
          </draw:line>
          <draw:line draw:style-name="gr20" draw:text-style-name="P6" draw:layer="layout" svg:x1="11.505cm" svg:y1="18.714cm" svg:x2="11.505cm" svg:y2="16.663cm">
            <text:p/>
          </draw:line>
          <draw:line draw:style-name="gr39" draw:text-style-name="P6" draw:layer="layout" svg:x1="11.452cm" svg:y1="16.664cm" svg:x2="12.7cm" svg:y2="16.664cm">
            <text:p/>
          </draw:line>
        </draw:g>
        <draw:g xml:id="id148" draw:id="id148">
          <draw:line draw:style-name="gr36" draw:text-style-name="P6" draw:layer="layout" svg:x1="5.036cm" svg:y1="20.319cm" svg:x2="11.302cm" svg:y2="20.319cm">
            <text:p/>
          </draw:line>
          <draw:line draw:style-name="gr27" draw:text-style-name="P6" draw:layer="layout" svg:x1="11.302cm" svg:y1="20.362cm" svg:x2="11.302cm" svg:y2="17.223cm">
            <text:p/>
          </draw:line>
          <draw:line draw:style-name="gr37" draw:text-style-name="P6" draw:layer="layout" svg:x1="11.254cm" svg:y1="17.224cm" svg:x2="12.704cm" svg:y2="17.224cm">
            <text:p/>
          </draw:line>
        </draw:g>
        <draw:g xml:id="id153" draw:id="id153">
          <draw:line draw:style-name="gr38" draw:text-style-name="P6" draw:layer="layout" svg:x1="5.036cm" svg:y1="18.662cm" svg:x2="16.73cm" svg:y2="18.662cm">
            <text:p/>
          </draw:line>
          <draw:line draw:style-name="gr20" draw:text-style-name="P6" draw:layer="layout" svg:x1="16.722cm" svg:y1="18.715cm" svg:x2="16.722cm" svg:y2="16.625cm">
            <text:p/>
          </draw:line>
          <draw:line draw:style-name="gr39" draw:text-style-name="P6" draw:layer="layout" svg:x1="16.722cm" svg:y1="16.682cm" svg:x2="18.023cm" svg:y2="16.682cm">
            <text:p/>
          </draw:line>
        </draw:g>
        <draw:g xml:id="id154" draw:id="id154">
          <draw:line draw:style-name="gr36" draw:text-style-name="P6" draw:layer="layout" svg:x1="5.036cm" svg:y1="20.32cm" svg:x2="16.603cm" svg:y2="20.32cm">
            <text:p/>
          </draw:line>
          <draw:g>
            <draw:line draw:style-name="gr27" draw:text-style-name="P6" draw:layer="layout" svg:x1="16.62cm" svg:y1="20.364cm" svg:x2="16.62cm" svg:y2="17.224cm">
              <text:p/>
            </draw:line>
            <draw:line draw:style-name="gr37" draw:text-style-name="P6" draw:layer="layout" svg:x1="16.572cm" svg:y1="17.224cm" svg:x2="18.023cm" svg:y2="17.224cm">
              <text:p/>
            </draw:line>
          </draw:g>
        </draw:g>
        <draw:g xml:id="id142" draw:id="id142">
          <draw:line draw:style-name="gr15" draw:text-style-name="P6" draw:layer="layout" svg:x1="16.232cm" svg:y1="18.054cm" svg:x2="17.232cm" svg:y2="18.054cm">
            <text:p/>
          </draw:line>
          <draw:line draw:style-name="gr15" draw:text-style-name="P6" draw:layer="layout" svg:x1="16.73cm" svg:y1="17.035cm" svg:x2="16.73cm" svg:y2="17.992cm">
            <text:p/>
          </draw:line>
          <draw:custom-shape draw:style-name="gr14" draw:text-style-name="P3" draw:layer="layout" svg:width="2.539cm" svg:height="0.869cm" svg:x="15.456cm" svg:y="18.19cm">
            <text:list text:style-name="L3">
              <text:list-header>
                <text:p text:style-name="P7"><text:span text:style-name="T7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1" draw:text-style-name="P6" draw:layer="layout" svg:x1="14.235cm" svg:y1="17.092cm" svg:x2="16.735cm" svg:y2="17.092cm">
            <text:p/>
          </draw:line>
        </draw:g>
        <draw:g xml:id="id150" draw:id="id150">
          <draw:line draw:style-name="gr15" draw:text-style-name="P6" draw:layer="layout" svg:x1="21.57cm" svg:y1="18.054cm" svg:x2="22.572cm" svg:y2="18.054cm">
            <text:p/>
          </draw:line>
          <draw:line draw:style-name="gr15" draw:text-style-name="P6" draw:layer="layout" svg:x1="22.068cm" svg:y1="17.035cm" svg:x2="22.068cm" svg:y2="17.992cm">
            <text:p/>
          </draw:line>
          <draw:custom-shape draw:style-name="gr14" draw:text-style-name="P3" draw:layer="layout" svg:width="2.542cm" svg:height="0.869cm" svg:x="20.705cm" svg:y="18.19cm">
            <text:list text:style-name="L3">
              <text:list-header>
                <text:p text:style-name="P7"><text:span text:style-name="T7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1" draw:text-style-name="P6" draw:layer="layout" svg:x1="19.57cm" svg:y1="17.092cm" svg:x2="22.073cm" svg:y2="17.092cm">
            <text:p/>
          </draw:line>
        </draw:g>
        <draw:g xml:id="id156" draw:id="id156">
          <draw:line draw:style-name="gr15" draw:text-style-name="P6" draw:layer="layout" svg:x1="26.885cm" svg:y1="18.04cm" svg:x2="27.886cm" svg:y2="18.04cm">
            <text:p/>
          </draw:line>
          <draw:line draw:style-name="gr15" draw:text-style-name="P6" draw:layer="layout" svg:x1="27.384cm" svg:y1="17.03cm" svg:x2="27.384cm" svg:y2="17.987cm">
            <text:p/>
          </draw:line>
          <draw:custom-shape draw:style-name="gr14" draw:text-style-name="P3" draw:layer="layout" svg:width="2.54cm" svg:height="0.868cm" svg:x="26.114cm" svg:y="18.186cm">
            <text:list text:style-name="L3">
              <text:list-header>
                <text:p text:style-name="P7"><text:span text:style-name="T7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1" draw:text-style-name="P6" draw:layer="layout" svg:x1="24.888cm" svg:y1="17.088cm" svg:x2="27.388cm" svg:y2="17.088cm">
            <text:p/>
          </draw:line>
        </draw:g>
        <draw:g xml:id="id155" draw:id="id155">
          <draw:line draw:style-name="gr42" draw:text-style-name="P6" draw:layer="layout" svg:x1="19.57cm" svg:y1="17.092cm" svg:x2="22.603cm" svg:y2="17.092cm">
            <text:p/>
          </draw:line>
          <draw:line draw:style-name="gr24" draw:text-style-name="P6" draw:layer="layout" svg:x1="22.55cm" svg:y1="17.113cm" svg:x2="22.55cm" svg:y2="14.714cm">
            <text:p/>
          </draw:line>
          <draw:line draw:style-name="gr43" draw:text-style-name="P6" draw:layer="layout" svg:x1="22.501cm" svg:y1="14.715cm" svg:x2="23.41cm" svg:y2="14.715cm">
            <text:p/>
          </draw:line>
        </draw:g>
        <draw:g xml:id="id149" draw:id="id149">
          <draw:line draw:style-name="gr42" draw:text-style-name="P6" draw:layer="layout" svg:x1="14.235cm" svg:y1="17.092cm" svg:x2="17.275cm" svg:y2="17.092cm">
            <text:p/>
          </draw:line>
          <draw:line draw:style-name="gr24" draw:text-style-name="P6" draw:layer="layout" svg:x1="17.221cm" svg:y1="17.113cm" svg:x2="17.221cm" svg:y2="14.714cm">
            <text:p/>
          </draw:line>
          <draw:line draw:style-name="gr43" draw:text-style-name="P6" draw:layer="layout" svg:x1="17.163cm" svg:y1="14.715cm" svg:x2="18.074cm" svg:y2="14.715cm">
            <text:p/>
          </draw:line>
        </draw:g>
        <draw:g>
          <draw:line draw:style-name="gr40" draw:text-style-name="P6" draw:layer="layout" svg:x1="5.036cm" svg:y1="14.724cm" svg:x2="7.417cm" svg:y2="14.724cm">
            <text:p/>
          </draw:line>
          <draw:g>
            <draw:g>
              <draw:custom-shape draw:style-name="gr6" draw:text-style-name="P3" draw:layer="layout" svg:width="2.876cm" svg:height="3.287cm" svg:x="7.474cm" svg:y="14.217cm">
                <text:p/>
                <draw:enhanced-geometry svg:viewBox="0 0 21600 21600" draw:type="rectangle" draw:enhanced-path="M 0 0 L 21600 0 21600 21600 0 21600 0 0 Z N"/>
              </draw:custom-shape>
              <draw:line draw:style-name="gr7" draw:text-style-name="P6" draw:layer="layout" svg:x1="7.474cm" svg:y1="16.688cm" svg:x2="10.35cm" svg:y2="16.688cm">
                <text:p/>
              </draw:line>
            </draw:g>
            <draw:custom-shape draw:style-name="gr8" draw:text-style-name="P3" draw:layer="layout" svg:width="2.54cm" svg:height="2.176cm" svg:x="7.642cm" svg:y="14.327cm">
              <text:list text:style-name="L3">
                <text:list-header>
                  <text:p text:style-name="P7"><text:span text:style-name="T7">dato 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5" draw:text-style-name="P3" draw:layer="layout" svg:width="2.566cm" svg:height="1.023cm" svg:x="2.465cm" svg:y="14.21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3" draw:layer="layout" svg:width="1.513cm" svg:height="0.489cm" svg:x="2.641cm" svg:y="14.38cm">
              <text:list text:style-name="L3">
                <text:list-header>
                  <text:p text:style-name="P7"><text:span text:style-name="T7">*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139" draw:id="id139">
          <draw:line draw:style-name="gr42" draw:text-style-name="P6" draw:layer="layout" svg:x1="8.916cm" svg:y1="17.141cm" svg:x2="11.939cm" svg:y2="17.141cm">
            <text:p/>
          </draw:line>
          <draw:line draw:style-name="gr24" draw:text-style-name="P6" draw:layer="layout" svg:x1="11.886cm" svg:y1="17.162cm" svg:x2="11.886cm" svg:y2="14.763cm">
            <text:p/>
          </draw:line>
          <draw:line draw:style-name="gr43" draw:text-style-name="P6" draw:layer="layout" svg:x1="11.828cm" svg:y1="14.764cm" svg:x2="12.734cm" svg:y2="14.764cm">
            <text:p/>
          </draw:line>
        </draw:g>
        <draw:g xml:id="id140" draw:id="id140">
          <draw:line draw:style-name="gr15" draw:text-style-name="P6" draw:layer="layout" svg:x1="10.916cm" svg:y1="18.092cm" svg:x2="11.918cm" svg:y2="18.092cm">
            <text:p/>
          </draw:line>
          <draw:line draw:style-name="gr15" draw:text-style-name="P6" draw:layer="layout" svg:x1="11.414cm" svg:y1="17.092cm" svg:x2="11.414cm" svg:y2="18.048cm">
            <text:p/>
          </draw:line>
          <draw:custom-shape draw:style-name="gr14" draw:text-style-name="P3" draw:layer="layout" svg:width="2.542cm" svg:height="0.868cm" svg:x="10.148cm" svg:y="18.11cm">
            <text:list text:style-name="L3">
              <text:list-header>
                <text:p text:style-name="P7"><text:span text:style-name="T7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1" draw:text-style-name="P6" draw:layer="layout" svg:x1="8.916cm" svg:y1="17.144cm" svg:x2="11.419cm" svg:y2="17.144cm">
            <text:p/>
          </draw:line>
        </draw:g>
        <anim:par presentation:node-type="timing-root">
          <anim:par smil:begin="id120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12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3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5" smil:attributeName="color" smil:to="#ff010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6" smil:attributeName="visibility" smil:to="visible"/>
                  <anim:transitionFilter smil:dur="2s" smil:targetElement="id1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7" smil:attributeName="color" smil:to="#ff0101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28" smil:attributeName="visibility" smil:to="visible"/>
                  <anim:transitionFilter smil:dur="2s" smil:targetElement="id1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3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31" smil:attributeName="visibility" smil:to="visible"/>
                  <anim:animate smil:dur="1s" smil:fill="hold" smil:targetElement="id131" smil:attributeName="x" smil:values="x-width/2;x" smil:keyTimes="0;1"/>
                  <anim:animate smil:dur="1s" smil:fill="hold" smil:targetElement="id131" smil:attributeName="y" smil:values="y;y" smil:keyTimes="0;1"/>
                  <anim:animate smil:dur="1s" smil:fill="hold" smil:targetElement="id131" smil:attributeName="width" smil:values="0;width" smil:keyTimes="0;1"/>
                  <anim:animate smil:dur="1s" smil:fill="hold" smil:targetElement="id131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32" smil:attributeName="visibility" smil:to="visible"/>
                  <anim:animate smil:dur="1s" smil:fill="hold" smil:targetElement="id132" smil:attributeName="x" smil:values="x-width/2;x" smil:keyTimes="0;1"/>
                  <anim:animate smil:dur="1s" smil:fill="hold" smil:targetElement="id132" smil:attributeName="y" smil:values="y;y" smil:keyTimes="0;1"/>
                  <anim:animate smil:dur="1s" smil:fill="hold" smil:targetElement="id132" smil:attributeName="width" smil:values="0;width" smil:keyTimes="0;1"/>
                  <anim:animate smil:dur="1s" smil:fill="hold" smil:targetElement="id132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3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3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3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3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3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35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36" smil:attributeName="visibility" smil:to="visible"/>
                  <anim:animate smil:dur="1s" smil:fill="hold" smil:targetElement="id136" smil:attributeName="x" smil:values="x-width/2;x" smil:keyTimes="0;1"/>
                  <anim:animate smil:dur="1s" smil:fill="hold" smil:targetElement="id136" smil:attributeName="y" smil:values="y;y" smil:keyTimes="0;1"/>
                  <anim:animate smil:dur="1s" smil:fill="hold" smil:targetElement="id136" smil:attributeName="width" smil:values="0;width" smil:keyTimes="0;1"/>
                  <anim:animate smil:dur="1s" smil:fill="hold" smil:targetElement="id136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35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13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6" presentation:preset-class="emphasis" presentation:preset-id="ooo-emphasis-font-color" presentation:preset-sub-type="1">
                  <anim:set smil:dur="indefinite" smil:targetElement="id13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3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3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3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39" smil:attributeName="visibility" smil:to="visible"/>
                  <anim:animate smil:dur="1s" smil:fill="hold" smil:targetElement="id139" smil:attributeName="x" smil:values="x-width/2;x" smil:keyTimes="0;1"/>
                  <anim:animate smil:dur="1s" smil:fill="hold" smil:targetElement="id139" smil:attributeName="y" smil:values="y;y" smil:keyTimes="0;1"/>
                  <anim:animate smil:dur="1s" smil:fill="hold" smil:targetElement="id139" smil:attributeName="width" smil:values="0;width" smil:keyTimes="0;1"/>
                  <anim:animate smil:dur="1s" smil:fill="hold" smil:targetElement="id139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3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41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42" smil:attributeName="visibility" smil:to="visible"/>
                  <anim:animate smil:dur="1s" smil:fill="hold" smil:targetElement="id142" smil:attributeName="x" smil:values="x-width/2;x" smil:keyTimes="0;1"/>
                  <anim:animate smil:dur="1s" smil:fill="hold" smil:targetElement="id142" smil:attributeName="y" smil:values="y;y" smil:keyTimes="0;1"/>
                  <anim:animate smil:dur="1s" smil:fill="hold" smil:targetElement="id142" smil:attributeName="width" smil:values="0;width" smil:keyTimes="0;1"/>
                  <anim:animate smil:dur="1s" smil:fill="hold" smil:targetElement="id142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4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4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4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44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2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2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3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2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5" smil:attributeName="color" smil:to="#ff010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5" smil:attributeName="visibility" smil:to="visible"/>
                  <anim:transitionFilter smil:dur="2s" smil:targetElement="id1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2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7" smil:attributeName="color" smil:to="#ff0101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46" smil:attributeName="visibility" smil:to="visible"/>
                  <anim:transitionFilter smil:dur="2s" smil:targetElement="id1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2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2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3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31" smil:attributeName="visibility" smil:to="visible"/>
                  <anim:animate smil:dur="1s" smil:fill="hold" smil:targetElement="id131" smil:attributeName="x" smil:values="x-width/2;x" smil:keyTimes="0;1"/>
                  <anim:animate smil:dur="1s" smil:fill="hold" smil:targetElement="id131" smil:attributeName="y" smil:values="y;y" smil:keyTimes="0;1"/>
                  <anim:animate smil:dur="1s" smil:fill="hold" smil:targetElement="id131" smil:attributeName="width" smil:values="0;width" smil:keyTimes="0;1"/>
                  <anim:animate smil:dur="1s" smil:fill="hold" smil:targetElement="id131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32" smil:attributeName="visibility" smil:to="visible"/>
                  <anim:animate smil:dur="1s" smil:fill="hold" smil:targetElement="id132" smil:attributeName="x" smil:values="x-width/2;x" smil:keyTimes="0;1"/>
                  <anim:animate smil:dur="1s" smil:fill="hold" smil:targetElement="id132" smil:attributeName="y" smil:values="y;y" smil:keyTimes="0;1"/>
                  <anim:animate smil:dur="1s" smil:fill="hold" smil:targetElement="id132" smil:attributeName="width" smil:values="0;width" smil:keyTimes="0;1"/>
                  <anim:animate smil:dur="1s" smil:fill="hold" smil:targetElement="id132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3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3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3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3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3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35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47" smil:attributeName="visibility" smil:to="visible"/>
                  <anim:animate smil:dur="1s" smil:fill="hold" smil:targetElement="id147" smil:attributeName="x" smil:values="x-width/2;x" smil:keyTimes="0;1"/>
                  <anim:animate smil:dur="1s" smil:fill="hold" smil:targetElement="id147" smil:attributeName="y" smil:values="y;y" smil:keyTimes="0;1"/>
                  <anim:animate smil:dur="1s" smil:fill="hold" smil:targetElement="id147" smil:attributeName="width" smil:values="0;width" smil:keyTimes="0;1"/>
                  <anim:animate smil:dur="1s" smil:fill="hold" smil:targetElement="id147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35" smil:attributeName="color" smil:to="#000000"/>
                </anim:par>
                <anim:par smil:begin="0s" presentation:node-type="with-previous" presentation:group-id="7" presentation:preset-class="emphasis" presentation:preset-id="ooo-emphasis-font-color" presentation:preset-sub-type="1">
                  <anim:set smil:dur="indefinite" smil:targetElement="id13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8" presentation:preset-class="emphasis" presentation:preset-id="ooo-emphasis-font-color" presentation:preset-sub-type="1">
                  <anim:set smil:dur="indefinite" smil:targetElement="id133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134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48" smil:attributeName="visibility" smil:to="visible"/>
                  <anim:animate smil:dur="1s" smil:fill="hold" smil:targetElement="id148" smil:attributeName="x" smil:values="x-width/2;x" smil:keyTimes="0;1"/>
                  <anim:animate smil:dur="1s" smil:fill="hold" smil:targetElement="id148" smil:attributeName="y" smil:values="y;y" smil:keyTimes="0;1"/>
                  <anim:animate smil:dur="1s" smil:fill="hold" smil:targetElement="id148" smil:attributeName="width" smil:values="0;width" smil:keyTimes="0;1"/>
                  <anim:animate smil:dur="1s" smil:fill="hold" smil:targetElement="id148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6" presentation:preset-class="emphasis" presentation:preset-id="ooo-emphasis-font-color" presentation:preset-sub-type="1">
                  <anim:set smil:dur="indefinite" smil:targetElement="id134" smil:attributeName="color" smil:to="#000000"/>
                </anim:par>
                <anim:par smil:begin="0s" presentation:node-type="with-previous" presentation:group-id="5" presentation:preset-class="emphasis" presentation:preset-id="ooo-emphasis-font-color" presentation:preset-sub-type="1">
                  <anim:set smil:dur="indefinite" smil:targetElement="id135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36" smil:attributeName="visibility" smil:to="visible"/>
                  <anim:animate smil:dur="1s" smil:fill="hold" smil:targetElement="id136" smil:attributeName="x" smil:values="x-width/2;x" smil:keyTimes="0;1"/>
                  <anim:animate smil:dur="1s" smil:fill="hold" smil:targetElement="id136" smil:attributeName="y" smil:values="y;y" smil:keyTimes="0;1"/>
                  <anim:animate smil:dur="1s" smil:fill="hold" smil:targetElement="id136" smil:attributeName="width" smil:values="0;width" smil:keyTimes="0;1"/>
                  <anim:animate smil:dur="1s" smil:fill="hold" smil:targetElement="id136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6" presentation:preset-class="emphasis" presentation:preset-id="ooo-emphasis-font-color" presentation:preset-sub-type="1">
                  <anim:set smil:dur="indefinite" smil:targetElement="id135" smil:attributeName="color" smil:to="#000000"/>
                </anim:par>
                <anim:par smil:begin="0s" presentation:node-type="with-previous" presentation:group-id="17" presentation:preset-class="emphasis" presentation:preset-id="ooo-emphasis-font-color" presentation:preset-sub-type="1">
                  <anim:set smil:dur="indefinite" smil:targetElement="id13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6" presentation:preset-class="emphasis" presentation:preset-id="ooo-emphasis-font-color" presentation:preset-sub-type="1">
                  <anim:set smil:dur="indefinite" smil:targetElement="id13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3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3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3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49" smil:attributeName="visibility" smil:to="visible"/>
                  <anim:animate smil:dur="1s" smil:fill="hold" smil:targetElement="id149" smil:attributeName="x" smil:values="x-width/2;x" smil:keyTimes="0;1"/>
                  <anim:animate smil:dur="1s" smil:fill="hold" smil:targetElement="id149" smil:attributeName="y" smil:values="y;y" smil:keyTimes="0;1"/>
                  <anim:animate smil:dur="1s" smil:fill="hold" smil:targetElement="id149" smil:attributeName="width" smil:values="0;width" smil:keyTimes="0;1"/>
                  <anim:animate smil:dur="1s" smil:fill="hold" smil:targetElement="id149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3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41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50" smil:attributeName="visibility" smil:to="visible"/>
                  <anim:animate smil:dur="1s" smil:fill="hold" smil:targetElement="id150" smil:attributeName="x" smil:values="x-width/2;x" smil:keyTimes="0;1"/>
                  <anim:animate smil:dur="1s" smil:fill="hold" smil:targetElement="id150" smil:attributeName="y" smil:values="y;y" smil:keyTimes="0;1"/>
                  <anim:animate smil:dur="1s" smil:fill="hold" smil:targetElement="id150" smil:attributeName="width" smil:values="0;width" smil:keyTimes="0;1"/>
                  <anim:animate smil:dur="1s" smil:fill="hold" smil:targetElement="id150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4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4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4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44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2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2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3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2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5" smil:attributeName="color" smil:to="#ff010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2s" smil:targetElement="id1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2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7" smil:attributeName="color" smil:to="#ff0101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2s" smil:targetElement="id1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27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29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3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32" smil:attributeName="visibility" smil:to="visible"/>
                  <anim:animate smil:dur="1s" smil:fill="hold" smil:targetElement="id132" smil:attributeName="x" smil:values="x-width/2;x" smil:keyTimes="0;1"/>
                  <anim:animate smil:dur="1s" smil:fill="hold" smil:targetElement="id132" smil:attributeName="y" smil:values="y;y" smil:keyTimes="0;1"/>
                  <anim:animate smil:dur="1s" smil:fill="hold" smil:targetElement="id132" smil:attributeName="width" smil:values="0;width" smil:keyTimes="0;1"/>
                  <anim:animate smil:dur="1s" smil:fill="hold" smil:targetElement="id132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31" smil:attributeName="visibility" smil:to="visible"/>
                  <anim:animate smil:dur="1s" smil:fill="hold" smil:targetElement="id131" smil:attributeName="x" smil:values="x-width/2;x" smil:keyTimes="0;1"/>
                  <anim:animate smil:dur="1s" smil:fill="hold" smil:targetElement="id131" smil:attributeName="y" smil:values="y;y" smil:keyTimes="0;1"/>
                  <anim:animate smil:dur="1s" smil:fill="hold" smil:targetElement="id131" smil:attributeName="width" smil:values="0;width" smil:keyTimes="0;1"/>
                  <anim:animate smil:dur="1s" smil:fill="hold" smil:targetElement="id13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3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3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9" presentation:preset-class="emphasis" presentation:preset-id="ooo-emphasis-font-color" presentation:preset-sub-type="1">
                  <anim:set smil:dur="indefinite" smil:targetElement="id13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3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3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35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47" smil:attributeName="visibility" smil:to="visible"/>
                  <anim:animate smil:dur="1s" smil:fill="hold" smil:targetElement="id147" smil:attributeName="x" smil:values="x-width/2;x" smil:keyTimes="0;1"/>
                  <anim:animate smil:dur="1s" smil:fill="hold" smil:targetElement="id147" smil:attributeName="y" smil:values="y;y" smil:keyTimes="0;1"/>
                  <anim:animate smil:dur="1s" smil:fill="hold" smil:targetElement="id147" smil:attributeName="width" smil:values="0;width" smil:keyTimes="0;1"/>
                  <anim:animate smil:dur="1s" smil:fill="hold" smil:targetElement="id147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35" smil:attributeName="color" smil:to="#000000"/>
                </anim:par>
                <anim:par smil:begin="0s" presentation:node-type="with-previous" presentation:group-id="10" presentation:preset-class="emphasis" presentation:preset-id="ooo-emphasis-font-color" presentation:preset-sub-type="1">
                  <anim:set smil:dur="indefinite" smil:targetElement="id13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1" presentation:preset-class="emphasis" presentation:preset-id="ooo-emphasis-font-color" presentation:preset-sub-type="1">
                  <anim:set smil:dur="indefinite" smil:targetElement="id133" smil:attributeName="color" smil:to="#000000"/>
                </anim:par>
                <anim:par smil:begin="0s" presentation:node-type="with-previous" presentation:group-id="8" presentation:preset-class="emphasis" presentation:preset-id="ooo-emphasis-font-color" presentation:preset-sub-type="1">
                  <anim:set smil:dur="indefinite" smil:targetElement="id134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48" smil:attributeName="visibility" smil:to="visible"/>
                  <anim:animate smil:dur="1s" smil:fill="hold" smil:targetElement="id148" smil:attributeName="x" smil:values="x-width/2;x" smil:keyTimes="0;1"/>
                  <anim:animate smil:dur="1s" smil:fill="hold" smil:targetElement="id148" smil:attributeName="y" smil:values="y;y" smil:keyTimes="0;1"/>
                  <anim:animate smil:dur="1s" smil:fill="hold" smil:targetElement="id148" smil:attributeName="width" smil:values="0;width" smil:keyTimes="0;1"/>
                  <anim:animate smil:dur="1s" smil:fill="hold" smil:targetElement="id148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9" presentation:preset-class="emphasis" presentation:preset-id="ooo-emphasis-font-color" presentation:preset-sub-type="1">
                  <anim:set smil:dur="indefinite" smil:targetElement="id134" smil:attributeName="color" smil:to="#000000"/>
                </anim:par>
                <anim:par smil:begin="0s" presentation:node-type="with-previous" presentation:group-id="8" presentation:preset-class="emphasis" presentation:preset-id="ooo-emphasis-font-color" presentation:preset-sub-type="1">
                  <anim:set smil:dur="indefinite" smil:targetElement="id135" smil:attributeName="color" smil:to="#ff0101"/>
                </anim:par>
                <anim:par smil:begin="0s" smil:fill="hold" smil:repeatCount="1" presentation:node-type="with-previous" presentation:preset-class="exit" presentation:preset-id="ooo-exit-disappear">
                  <anim:set smil:begin="0s" smil:dur="0.001s" smil:fill="hold" smil:targetElement="id147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53" smil:attributeName="visibility" smil:to="visible"/>
                  <anim:animate smil:dur="1s" smil:fill="hold" smil:targetElement="id153" smil:attributeName="x" smil:values="x-width/2;x" smil:keyTimes="0;1"/>
                  <anim:animate smil:dur="1s" smil:fill="hold" smil:targetElement="id153" smil:attributeName="y" smil:values="y;y" smil:keyTimes="0;1"/>
                  <anim:animate smil:dur="1s" smil:fill="hold" smil:targetElement="id153" smil:attributeName="width" smil:values="0;width" smil:keyTimes="0;1"/>
                  <anim:animate smil:dur="1s" smil:fill="hold" smil:targetElement="id153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9" presentation:preset-class="emphasis" presentation:preset-id="ooo-emphasis-font-color" presentation:preset-sub-type="1">
                  <anim:set smil:dur="indefinite" smil:targetElement="id135" smil:attributeName="color" smil:to="#000000"/>
                </anim:par>
                <anim:par smil:begin="0s" presentation:node-type="with-previous" presentation:group-id="12" presentation:preset-class="emphasis" presentation:preset-id="ooo-emphasis-font-color" presentation:preset-sub-type="1">
                  <anim:set smil:dur="indefinite" smil:targetElement="id13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3" presentation:preset-class="emphasis" presentation:preset-id="ooo-emphasis-font-color" presentation:preset-sub-type="1">
                  <anim:set smil:dur="indefinite" smil:targetElement="id133" smil:attributeName="color" smil:to="#000000"/>
                </anim:par>
                <anim:par smil:begin="0s" presentation:node-type="with-previous" presentation:group-id="10" presentation:preset-class="emphasis" presentation:preset-id="ooo-emphasis-font-color" presentation:preset-sub-type="1">
                  <anim:set smil:dur="indefinite" smil:targetElement="id134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54" smil:attributeName="visibility" smil:to="visible"/>
                  <anim:animate smil:dur="1s" smil:fill="hold" smil:targetElement="id154" smil:attributeName="x" smil:values="x-width/2;x" smil:keyTimes="0;1"/>
                  <anim:animate smil:dur="1s" smil:fill="hold" smil:targetElement="id154" smil:attributeName="y" smil:values="y;y" smil:keyTimes="0;1"/>
                  <anim:animate smil:dur="1s" smil:fill="hold" smil:targetElement="id154" smil:attributeName="width" smil:values="0;width" smil:keyTimes="0;1"/>
                  <anim:animate smil:dur="1s" smil:fill="hold" smil:targetElement="id154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1" presentation:preset-class="emphasis" presentation:preset-id="ooo-emphasis-font-color" presentation:preset-sub-type="1">
                  <anim:set smil:dur="indefinite" smil:targetElement="id134" smil:attributeName="color" smil:to="#000000"/>
                </anim:par>
                <anim:par smil:begin="0s" presentation:node-type="with-previous" presentation:group-id="10" presentation:preset-class="emphasis" presentation:preset-id="ooo-emphasis-font-color" presentation:preset-sub-type="1">
                  <anim:set smil:dur="indefinite" smil:targetElement="id135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3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36" smil:attributeName="visibility" smil:to="visible"/>
                  <anim:animate smil:dur="1s" smil:fill="hold" smil:targetElement="id136" smil:attributeName="x" smil:values="x-width/2;x" smil:keyTimes="0;1"/>
                  <anim:animate smil:dur="1s" smil:fill="hold" smil:targetElement="id136" smil:attributeName="y" smil:values="y;y" smil:keyTimes="0;1"/>
                  <anim:animate smil:dur="1s" smil:fill="hold" smil:targetElement="id136" smil:attributeName="width" smil:values="0;width" smil:keyTimes="0;1"/>
                  <anim:animate smil:dur="1s" smil:fill="hold" smil:targetElement="id136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1" presentation:preset-class="emphasis" presentation:preset-id="ooo-emphasis-font-color" presentation:preset-sub-type="1">
                  <anim:set smil:dur="indefinite" smil:targetElement="id135" smil:attributeName="color" smil:to="#000000"/>
                </anim:par>
                <anim:par smil:begin="0s" presentation:node-type="with-previous" presentation:group-id="14" presentation:preset-class="emphasis" presentation:preset-id="ooo-emphasis-font-color" presentation:preset-sub-type="1">
                  <anim:set smil:dur="indefinite" smil:targetElement="id13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5" presentation:preset-class="emphasis" presentation:preset-id="ooo-emphasis-font-color" presentation:preset-sub-type="1">
                  <anim:set smil:dur="indefinite" smil:targetElement="id13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3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37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38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0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55" smil:attributeName="visibility" smil:to="visible"/>
                  <anim:animate smil:dur="1s" smil:fill="hold" smil:targetElement="id155" smil:attributeName="x" smil:values="x-width/2;x" smil:keyTimes="0;1"/>
                  <anim:animate smil:dur="1s" smil:fill="hold" smil:targetElement="id155" smil:attributeName="y" smil:values="y;y" smil:keyTimes="0;1"/>
                  <anim:animate smil:dur="1s" smil:fill="hold" smil:targetElement="id155" smil:attributeName="width" smil:values="0;width" smil:keyTimes="0;1"/>
                  <anim:animate smil:dur="1s" smil:fill="hold" smil:targetElement="id15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38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41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56" smil:attributeName="visibility" smil:to="visible"/>
                  <anim:animate smil:dur="1s" smil:fill="hold" smil:targetElement="id156" smil:attributeName="x" smil:values="x-width/2;x" smil:keyTimes="0;1"/>
                  <anim:animate smil:dur="1s" smil:fill="hold" smil:targetElement="id156" smil:attributeName="y" smil:values="y;y" smil:keyTimes="0;1"/>
                  <anim:animate smil:dur="1s" smil:fill="hold" smil:targetElement="id156" smil:attributeName="width" smil:values="0;width" smil:keyTimes="0;1"/>
                  <anim:animate smil:dur="1s" smil:fill="hold" smil:targetElement="id156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4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4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4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font-color" presentation:preset-sub-type="1">
                  <anim:set smil:dur="indefinite" smil:targetElement="id144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xml:id="id157" draw:id="id157">
        <draw:custom-shape draw:style-name="gr2" draw:text-style-name="P3" xml:id="id158" draw:id="id158" draw:layer="layout" svg:width="30.48cm" svg:height="15.035cm" svg:x="0cm" svg:y="3.845cm">
          <text:list text:style-name="L2">
            <text:list-header>
              <text:p text:style-name="P2"><text:span text:style-name="T13">BORRAR PRIMER ELEMENT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7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wedge">
                  <anim:set smil:begin="0s" smil:dur="0.001s" smil:fill="hold" smil:targetElement="id158" smil:attributeName="visibility" smil:to="visible"/>
                  <anim:transitionFilter smil:dur="1s" smil:targetElement="id158" smil:type="fanWipe" smil:subtype="centerTop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xml:id="id159" draw:id="id159">
        <draw:g xml:id="id186" draw:id="id186">
          <draw:custom-shape draw:style-name="gr6" draw:text-style-name="P3" draw:layer="layout" svg:width="2.879cm" svg:height="3.29cm" svg:x="12.801cm" svg:y="13.542cm">
            <text:p/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12.801cm" svg:y1="16.012cm" svg:x2="15.68cm" svg:y2="16.012cm">
            <text:p/>
          </draw:line>
          <draw:custom-shape draw:style-name="gr8" draw:text-style-name="P3" draw:layer="layout" svg:width="2.543cm" svg:height="2.174cm" svg:x="12.969cm" svg:y="13.657cm">
            <text:list text:style-name="L3">
              <text:list-header>
                <text:p text:style-name="P7"><text:span text:style-name="T7">dato 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" draw:text-style-name="P3" xml:id="id160" draw:id="id160" draw:layer="layout" svg:width="11.517cm" svg:height="1.102cm" svg:x="0.604cm" svg:y="0.52cm">
          <text:list text:style-name="L3">
            <text:list-header>
              <text:p text:style-name="P4"><text:span text:style-name="T11">void borra(struct lis **p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61" draw:id="id161" draw:layer="layout" svg:width="0.933cm" svg:height="1.102cm" svg:x="0.605cm" svg:y="1.795cm">
          <text:list text:style-name="L3">
            <text:list-header>
              <text:p text:style-name="P4"><text:span text:style-name="T12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62" draw:id="id162" draw:layer="layout" svg:width="10.247cm" svg:height="1.102cm" svg:x="0.604cm" svg:y="2.849cm">
          <text:list text:style-name="L3">
            <text:list-header>
              <text:p text:style-name="P4"><text:span text:style-name="T11"><text:s text:c="2"/></text:span><text:span text:style-name="T11">struct lis *aux,*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64" draw:id="id164" draw:layer="layout" svg:width="3.897cm" svg:height="1.102cm" svg:x="0.604cm" svg:y="3.907cm">
          <text:list text:style-name="L3">
            <text:list-header>
              <text:p text:style-name="P4"><text:span text:style-name="T11"><text:s text:c="2"/></text:span><text:span text:style-name="T11">int b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65" draw:id="id165" draw:layer="layout" svg:width="6.014cm" svg:height="1.102cm" svg:x="0.604cm" svg:y="4.957cm">
          <text:list text:style-name="L3">
            <text:list-header>
              <text:p text:style-name="P4"><text:span text:style-name="T11"><text:s text:c="2"/></text:span><text:span text:style-name="T11">b=ingdat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66" draw:id="id166" draw:layer="layout" svg:width="4.32cm" svg:height="1.102cm" svg:x="0.605cm" svg:y="6.015cm">
          <text:list text:style-name="L3">
            <text:list-header>
              <text:p text:style-name="P4"><text:span text:style-name="T11"><text:s text:c="2"/></text:span><text:span text:style-name="T11">aux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68" draw:id="id168" draw:layer="layout" svg:width="4.32cm" svg:height="1.102cm" svg:x="0.605cm" svg:y="7.069cm">
          <text:list text:style-name="L3">
            <text:list-header>
              <text:p text:style-name="P4"><text:span text:style-name="T11"><text:s text:c="2"/></text:span><text:span text:style-name="T11">ant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70" draw:id="id170" draw:layer="layout" svg:width="13.634cm" svg:height="1.102cm" svg:x="0.604cm" svg:y="8.123cm">
          <text:list text:style-name="L3">
            <text:list-header>
              <text:p text:style-name="P4"><text:span text:style-name="T11"><text:s text:c="2"/></text:span><text:span text:style-name="T11">while((b!=aux-&gt;dato)&amp;&amp;(aux)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9cm" svg:height="1.102cm" svg:x="0.605cm" svg:y="9.181cm">
          <text:list text:style-name="L3">
            <text:list-header>
              <text:p text:style-name="P4"><text:span text:style-name="T11"><text:s text:c="4"/></text:span><text:span text:style-name="T11">ant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3cm" svg:height="1.102cm" svg:x="0.605cm" svg:y="10.235cm">
          <text:list text:style-name="L3">
            <text:list-header>
              <text:p text:style-name="P4"><text:span text:style-name="T11"><text:s text:c="4"/></text:span><text:span text:style-name="T11">aux=aux-&gt;sig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71" draw:id="id171" draw:layer="layout" svg:width="10.247cm" svg:height="1.102cm" svg:x="16.44cm" svg:y="0.525cm">
          <text:list text:style-name="L3">
            <text:list-header>
              <text:p text:style-name="P4"><text:span text:style-name="T11"><text:s text:c="2"/></text:span><text:span text:style-name="T11">if((*p==aux)&amp;&amp;(aux)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72" draw:id="id172" draw:layer="layout" svg:width="7.283cm" svg:height="1.102cm" svg:x="16.44cm" svg:y="1.588cm">
          <text:list text:style-name="L3">
            <text:list-header>
              <text:p text:style-name="P4"><text:span text:style-name="T11"><text:s text:c="4"/></text:span><text:span text:style-name="T11">impdat(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73" draw:id="id173" draw:layer="layout" svg:width="7.706cm" svg:height="1.102cm" svg:x="16.44cm" svg:y="2.646cm">
          <text:list text:style-name="L3">
            <text:list-header>
              <text:p text:style-name="P4"><text:span text:style-name="T11"><text:s text:c="4"/></text:span><text:span text:style-name="T11">if(condat()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74" draw:id="id174" draw:layer="layout" svg:width="8.13cm" svg:height="1.102cm" svg:x="16.44cm" svg:y="3.709cm">
          <text:list text:style-name="L3">
            <text:list-header>
              <text:p text:style-name="P4"><text:span text:style-name="T11"><text:s text:c="6"/></text:span><text:span text:style-name="T11">*p=aux-&gt;sig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77" draw:id="id177" draw:layer="layout" svg:width="7.283cm" svg:height="1.102cm" svg:x="16.44cm" svg:y="4.767cm">
          <text:list text:style-name="L3">
            <text:list-header>
              <text:p text:style-name="P4"><text:span text:style-name="T11"><text:s text:c="6"/></text:span><text:span text:style-name="T11">free(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81" draw:id="id181" draw:layer="layout" svg:width="6.86cm" svg:height="1.102cm" svg:x="16.44cm" svg:y="5.825cm">
          <text:list text:style-name="L3">
            <text:list-header>
              <text:p text:style-name="P4"><text:span text:style-name="T11"><text:s text:c="6"/></text:span><text:span text:style-name="T11">return;}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44cm" svg:height="1.102cm" svg:x="16.439cm" svg:y="6.888cm">
          <text:list text:style-name="L3">
            <text:list-header>
              <text:p text:style-name="P4"><text:span text:style-name="T11"><text:s text:c="2"/></text:span><text:span text:style-name="T11">if(aux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013cm" svg:height="1.102cm" svg:x="16.44cm" svg:y="7.946cm">
          <text:list text:style-name="L3">
            <text:list-header>
              <text:p text:style-name="P4"><text:span text:style-name="T11"><text:s text:c="4"/></text:span><text:span text:style-name="T11">datint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9cm" svg:height="1.102cm" svg:x="16.44cm" svg:y="9.005cm">
          <text:list text:style-name="L3">
            <text:list-header>
              <text:p text:style-name="P4"><text:span text:style-name="T11"><text:s text:c="4"/></text:span><text:span text:style-name="T11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634cm" svg:height="1.102cm" svg:x="16.439cm" svg:y="10.063cm">
          <text:list text:style-name="L3">
            <text:list-header>
              <text:p text:style-name="P4"><text:span text:style-name="T11"><text:s text:c="2"/></text:span><text:span text:style-name="T11">printf("\nDatos no existen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82" draw:id="id182" draw:layer="layout" svg:width="0.933cm" svg:height="1.102cm" svg:x="16.44cm" svg:y="11.121cm">
          <text:list text:style-name="L3">
            <text:list-header>
              <text:p text:style-name="P4"><text:span text:style-name="T12">}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g>
            <draw:custom-shape draw:style-name="gr15" draw:text-style-name="P3" draw:layer="layout" svg:width="2.566cm" svg:height="1.023cm" svg:x="2.465cm" svg:y="13.54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3" draw:layer="layout" svg:width="1.513cm" svg:height="0.489cm" svg:x="2.641cm" svg:y="13.705cm">
              <text:list text:style-name="L3">
                <text:list-header>
                  <text:p text:style-name="P7"><text:span text:style-name="T7">*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custom-shape draw:style-name="gr6" draw:text-style-name="P3" draw:layer="layout" svg:width="2.875cm" svg:height="3.29cm" svg:x="23.463cm" svg:y="13.542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3" draw:layer="layout" svg:width="2.54cm" svg:height="2.174cm" svg:x="23.63cm" svg:y="13.657cm">
                <text:list text:style-name="L3">
                  <text:list-header>
                    <text:p text:style-name="P7"><text:span text:style-name="T7">dato 4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line draw:style-name="gr7" draw:text-style-name="P6" draw:layer="layout" svg:x1="23.463cm" svg:y1="16.011cm" svg:x2="26.338cm" svg:y2="16.011cm">
                <text:p/>
              </draw:line>
            </draw:g>
            <draw:g>
              <draw:line draw:style-name="gr15" draw:text-style-name="P6" draw:layer="layout" svg:x1="26.902cm" svg:y1="17.378cm" svg:x2="27.903cm" svg:y2="17.378cm">
                <text:p/>
              </draw:line>
              <draw:line draw:style-name="gr15" draw:text-style-name="P6" draw:layer="layout" svg:x1="27.401cm" svg:y1="16.369cm" svg:x2="27.401cm" svg:y2="17.326cm">
                <text:p/>
              </draw:line>
              <draw:custom-shape draw:style-name="gr14" draw:text-style-name="P3" draw:layer="layout" svg:width="2.54cm" svg:height="0.869cm" svg:x="26.131cm" svg:y="17.515cm">
                <text:list text:style-name="L3">
                  <text:list-header>
                    <text:p text:style-name="P7"><text:span text:style-name="T7">NULL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line draw:style-name="gr41" draw:text-style-name="P6" draw:layer="layout" svg:x1="24.905cm" svg:y1="16.417cm" svg:x2="27.405cm" svg:y2="16.417cm">
                <text:p/>
              </draw:line>
            </draw:g>
          </draw:g>
        </draw:g>
        <draw:g xml:id="id179" draw:id="id179">
          <draw:custom-shape draw:style-name="gr6" draw:text-style-name="P3" draw:layer="layout" svg:width="2.871cm" svg:height="3.286cm" svg:x="7.479cm" svg:y="13.542cm">
            <text:p/>
            <draw:enhanced-geometry svg:viewBox="0 0 21600 21600" draw:type="rectangle" draw:enhanced-path="M 0 0 L 21600 0 21600 21600 0 21600 0 0 Z N"/>
          </draw:custom-shape>
          <draw:g>
            <draw:line draw:style-name="gr7" draw:text-style-name="P6" draw:layer="layout" svg:x1="7.479cm" svg:y1="16.007cm" svg:x2="10.35cm" svg:y2="16.007cm">
              <text:p/>
            </draw:line>
            <draw:custom-shape draw:style-name="gr8" draw:text-style-name="P3" draw:layer="layout" svg:width="2.535cm" svg:height="2.174cm" svg:x="7.646cm" svg:y="13.67cm">
              <text:list text:style-name="L3">
                <text:list-header>
                  <text:p text:style-name="P7"><text:span text:style-name="T7">dato 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192" draw:id="id192">
          <draw:custom-shape draw:style-name="gr6" draw:text-style-name="P3" draw:layer="layout" svg:width="2.876cm" svg:height="3.29cm" svg:x="18.128cm" svg:y="13.542cm">
            <text:p/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18.128cm" svg:y1="16.012cm" svg:x2="21.004cm" svg:y2="16.012cm">
            <text:p/>
          </draw:line>
          <draw:custom-shape draw:style-name="gr8" draw:text-style-name="P3" draw:layer="layout" svg:width="2.54cm" svg:height="2.174cm" svg:x="18.296cm" svg:y="13.657cm">
            <text:list text:style-name="L3">
              <text:list-header>
                <text:p text:style-name="P7"><text:span text:style-name="T7">dato 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63" draw:id="id163">
          <draw:g>
            <draw:custom-shape draw:style-name="gr17" draw:text-style-name="P3" draw:layer="layout" svg:width="2.566cm" svg:height="1.018cm" svg:x="2.465cm" svg:y="17.46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3" draw:layer="layout" svg:width="2.289cm" svg:height="0.506cm" svg:x="2.553cm" svg:y="17.603cm">
              <text:list text:style-name="L4">
                <text:list-header>
                  <text:p text:style-name="P7"><text:span text:style-name="T6">au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1" draw:text-style-name="P3" draw:layer="layout" svg:width="2.566cm" svg:height="1.023cm" svg:x="2.465cm" svg:y="19.12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3" draw:layer="layout" svg:width="2.289cm" svg:height="0.511cm" svg:x="2.553cm" svg:y="19.257cm">
              <text:list text:style-name="L5">
                <text:list-header>
                  <text:p text:style-name="P7"><text:span text:style-name="T9">a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polyline draw:style-name="gr45" draw:text-style-name="P6" xml:id="id180" draw:id="id180" draw:layer="layout" svg:width="7.716cm" svg:height="0cm" svg:x="5.036cm" svg:y="14.049cm" svg:viewBox="0 0 7717 0" draw:points="0,0 7717,0">
          <text:p/>
        </draw:polyline>
        <draw:polyline draw:style-name="gr45" draw:text-style-name="P6" xml:id="id194" draw:id="id194" draw:layer="layout" svg:width="18.361cm" svg:height="0cm" svg:x="5.036cm" svg:y="14.049cm" svg:viewBox="0 0 18362 0" draw:points="0,0 18362,0">
          <text:p/>
        </draw:polyline>
        <draw:g xml:id="id191" draw:id="id191">
          <draw:line draw:style-name="gr46" draw:text-style-name="P6" draw:layer="layout" svg:x1="5.036cm" svg:y1="14.049cm" svg:x2="16.675cm" svg:y2="14.053cm">
            <text:p/>
          </draw:line>
          <draw:line draw:style-name="gr24" draw:text-style-name="P6" draw:layer="layout" svg:x1="16.63cm" svg:y1="14.048cm" svg:x2="16.63cm" svg:y2="13.025cm">
            <text:p/>
          </draw:line>
          <draw:line draw:style-name="gr24" draw:text-style-name="P6" draw:layer="layout" svg:x1="16.692cm" svg:y1="13.088cm" svg:x2="21.985cm" svg:y2="13.088cm">
            <text:p/>
          </draw:line>
          <draw:line draw:style-name="gr24" draw:text-style-name="P6" draw:layer="layout" svg:x1="22.026cm" svg:y1="14.043cm" svg:x2="22.026cm" svg:y2="13.038cm">
            <text:p/>
          </draw:line>
          <draw:line draw:style-name="gr43" draw:text-style-name="P6" draw:layer="layout" svg:x1="21.972cm" svg:y1="14.049cm" svg:x2="23.41cm" svg:y2="14.049cm">
            <text:p/>
          </draw:line>
        </draw:g>
        <draw:polyline draw:style-name="gr45" draw:text-style-name="P6" xml:id="id188" draw:id="id188" draw:layer="layout" svg:width="13.056cm" svg:height="0cm" svg:x="5.036cm" svg:y="14.049cm" svg:viewBox="0 0 13057 0" draw:points="0,0 13057,0">
          <text:p/>
        </draw:polyline>
        <draw:g xml:id="id176" draw:id="id176">
          <draw:line draw:style-name="gr46" draw:text-style-name="P6" draw:layer="layout" svg:x1="5.036cm" svg:y1="14.049cm" svg:x2="6.242cm" svg:y2="14.049cm">
            <text:p/>
          </draw:line>
          <draw:line draw:style-name="gr24" draw:text-style-name="P6" draw:layer="layout" svg:x1="6.295cm" svg:y1="14.097cm" svg:x2="6.295cm" svg:y2="13.109cm">
            <text:p/>
          </draw:line>
          <draw:line draw:style-name="gr24" draw:text-style-name="P6" draw:layer="layout" svg:x1="6.295cm" svg:y1="13.158cm" svg:x2="11.15cm" svg:y2="13.158cm">
            <text:p/>
          </draw:line>
          <draw:line draw:style-name="gr24" draw:text-style-name="P6" draw:layer="layout" svg:x1="11.151cm" svg:y1="13.101cm" svg:x2="11.151cm" svg:y2="14.119cm">
            <text:p/>
          </draw:line>
          <draw:line draw:style-name="gr43" draw:text-style-name="P6" draw:layer="layout" svg:x1="11.151cm" svg:y1="14.058cm" svg:x2="12.761cm" svg:y2="14.058cm">
            <text:p/>
          </draw:line>
        </draw:g>
        <draw:polyline draw:style-name="gr45" draw:text-style-name="P6" xml:id="id175" draw:id="id175" draw:layer="layout" svg:width="2.398cm" svg:height="0cm" svg:x="5.036cm" svg:y="14.049cm" svg:viewBox="0 0 2399 0" draw:points="0,0 2399,0">
          <text:p/>
        </draw:polyline>
        <draw:g xml:id="id185" draw:id="id185">
          <draw:line draw:style-name="gr46" draw:text-style-name="P6" draw:layer="layout" svg:x1="5.036cm" svg:y1="14.049cm" svg:x2="11.387cm" svg:y2="14.053cm">
            <text:p/>
          </draw:line>
          <draw:line draw:style-name="gr24" draw:text-style-name="P6" draw:layer="layout" svg:x1="11.326cm" svg:y1="14.048cm" svg:x2="11.326cm" svg:y2="13.025cm">
            <text:p/>
          </draw:line>
          <draw:line draw:style-name="gr24" draw:text-style-name="P6" draw:layer="layout" svg:x1="11.387cm" svg:y1="13.088cm" svg:x2="16.66cm" svg:y2="13.088cm">
            <text:p/>
          </draw:line>
          <draw:line draw:style-name="gr24" draw:text-style-name="P6" draw:layer="layout" svg:x1="16.699cm" svg:y1="14.043cm" svg:x2="16.699cm" svg:y2="13.038cm">
            <text:p/>
          </draw:line>
          <draw:line draw:style-name="gr43" draw:text-style-name="P6" draw:layer="layout" svg:x1="16.646cm" svg:y1="14.049cm" svg:x2="18.079cm" svg:y2="14.049cm">
            <text:p/>
          </draw:line>
        </draw:g>
        <draw:g xml:id="id187" draw:id="id187">
          <draw:line draw:style-name="gr42" draw:text-style-name="P6" draw:layer="layout" svg:x1="14.243cm" svg:y1="16.417cm" svg:x2="17.283cm" svg:y2="16.417cm">
            <text:p/>
          </draw:line>
          <draw:line draw:style-name="gr24" draw:text-style-name="P6" draw:layer="layout" svg:x1="17.23cm" svg:y1="16.439cm" svg:x2="17.23cm" svg:y2="14.041cm">
            <text:p/>
          </draw:line>
          <draw:line draw:style-name="gr43" draw:text-style-name="P6" draw:layer="layout" svg:x1="17.181cm" svg:y1="14.041cm" svg:x2="18.092cm" svg:y2="14.041cm">
            <text:p/>
          </draw:line>
        </draw:g>
        <draw:g xml:id="id178" draw:id="id178">
          <draw:line draw:style-name="gr42" draw:text-style-name="P6" draw:layer="layout" svg:x1="8.916cm" svg:y1="16.417cm" svg:x2="11.96cm" svg:y2="16.417cm">
            <text:p/>
          </draw:line>
          <draw:line draw:style-name="gr24" draw:text-style-name="P6" draw:layer="layout" svg:x1="11.906cm" svg:y1="16.439cm" svg:x2="11.906cm" svg:y2="14.041cm">
            <text:p/>
          </draw:line>
          <draw:line draw:style-name="gr43" draw:text-style-name="P6" draw:layer="layout" svg:x1="11.858cm" svg:y1="14.041cm" svg:x2="12.77cm" svg:y2="14.041cm">
            <text:p/>
          </draw:line>
        </draw:g>
        <draw:g xml:id="id193" draw:id="id193">
          <draw:line draw:style-name="gr42" draw:text-style-name="P6" draw:layer="layout" svg:x1="19.562cm" svg:y1="16.417cm" svg:x2="22.602cm" svg:y2="16.417cm">
            <text:p/>
          </draw:line>
          <draw:line draw:style-name="gr24" draw:text-style-name="P6" draw:layer="layout" svg:x1="22.548cm" svg:y1="16.439cm" svg:x2="22.548cm" svg:y2="14.041cm">
            <text:p/>
          </draw:line>
          <draw:line draw:style-name="gr43" draw:text-style-name="P6" draw:layer="layout" svg:x1="22.499cm" svg:y1="14.041cm" svg:x2="23.41cm" svg:y2="14.041cm">
            <text:p/>
          </draw:line>
        </draw:g>
        <draw:g xml:id="id184" draw:id="id184">
          <draw:line draw:style-name="gr36" draw:text-style-name="P6" draw:layer="layout" svg:x1="5.036cm" svg:y1="19.623cm" svg:x2="11.306cm" svg:y2="19.623cm">
            <text:p/>
          </draw:line>
          <draw:line draw:style-name="gr27" draw:text-style-name="P6" draw:layer="layout" svg:x1="11.306cm" svg:y1="19.666cm" svg:x2="11.306cm" svg:y2="16.531cm">
            <text:p/>
          </draw:line>
          <draw:line draw:style-name="gr37" draw:text-style-name="P6" draw:layer="layout" svg:x1="11.266cm" svg:y1="16.532cm" svg:x2="12.717cm" svg:y2="16.532cm">
            <text:p/>
          </draw:line>
        </draw:g>
        <draw:g xml:id="id190" draw:id="id190">
          <draw:line draw:style-name="gr36" draw:text-style-name="P6" draw:layer="layout" svg:x1="5.036cm" svg:y1="19.623cm" svg:x2="16.603cm" svg:y2="19.623cm">
            <text:p/>
          </draw:line>
          <draw:g>
            <draw:line draw:style-name="gr27" draw:text-style-name="P6" draw:layer="layout" svg:x1="16.612cm" svg:y1="19.666cm" svg:x2="16.612cm" svg:y2="16.531cm">
              <text:p/>
            </draw:line>
            <draw:line draw:style-name="gr37" draw:text-style-name="P6" draw:layer="layout" svg:x1="16.572cm" svg:y1="16.532cm" svg:x2="18.023cm" svg:y2="16.532cm">
              <text:p/>
            </draw:line>
          </draw:g>
        </draw:g>
        <draw:g xml:id="id167" draw:id="id167">
          <draw:line draw:style-name="gr38" draw:text-style-name="P6" draw:layer="layout" svg:x1="5.036cm" svg:y1="17.978cm" svg:x2="6.468cm" svg:y2="17.978cm">
            <text:p/>
          </draw:line>
          <draw:line draw:style-name="gr20" draw:text-style-name="P6" draw:layer="layout" svg:x1="6.468cm" svg:y1="18.017cm" svg:x2="6.468cm" svg:y2="16.029cm">
            <text:p/>
          </draw:line>
          <draw:line draw:style-name="gr39" draw:text-style-name="P6" draw:layer="layout" svg:x1="6.409cm" svg:y1="16.029cm" svg:x2="7.434cm" svg:y2="16.029cm">
            <text:p/>
          </draw:line>
        </draw:g>
        <draw:g xml:id="id183" draw:id="id183">
          <draw:line draw:style-name="gr38" draw:text-style-name="P6" draw:layer="layout" svg:x1="5.036cm" svg:y1="17.974cm" svg:x2="11.549cm" svg:y2="17.974cm">
            <text:p/>
          </draw:line>
          <draw:line draw:style-name="gr20" draw:text-style-name="P6" draw:layer="layout" svg:x1="11.549cm" svg:y1="18.027cm" svg:x2="11.549cm" svg:y2="15.981cm">
            <text:p/>
          </draw:line>
          <draw:line draw:style-name="gr39" draw:text-style-name="P6" draw:layer="layout" svg:x1="11.496cm" svg:y1="15.981cm" svg:x2="12.752cm" svg:y2="15.981cm">
            <text:p/>
          </draw:line>
        </draw:g>
        <draw:g xml:id="id189" draw:id="id189">
          <draw:line draw:style-name="gr38" draw:text-style-name="P6" draw:layer="layout" svg:x1="5.036cm" svg:y1="17.974cm" svg:x2="16.793cm" svg:y2="17.974cm">
            <text:p/>
          </draw:line>
          <draw:line draw:style-name="gr20" draw:text-style-name="P6" draw:layer="layout" svg:x1="16.784cm" svg:y1="18.027cm" svg:x2="16.784cm" svg:y2="15.937cm">
            <text:p/>
          </draw:line>
          <draw:line draw:style-name="gr39" draw:text-style-name="P6" draw:layer="layout" svg:x1="16.784cm" svg:y1="15.976cm" svg:x2="18.092cm" svg:y2="15.976cm">
            <text:p/>
          </draw:line>
        </draw:g>
        <draw:g xml:id="id169" draw:id="id169">
          <draw:line draw:style-name="gr36" draw:text-style-name="P6" draw:layer="layout" svg:x1="5.036cm" svg:y1="19.624cm" svg:x2="6.174cm" svg:y2="19.624cm">
            <text:p/>
          </draw:line>
          <draw:line draw:style-name="gr27" draw:text-style-name="P6" draw:layer="layout" svg:x1="6.125cm" svg:y1="19.628cm" svg:x2="6.125cm" svg:y2="16.528cm">
            <text:p/>
          </draw:line>
          <draw:line draw:style-name="gr37" draw:text-style-name="P6" draw:layer="layout" svg:x1="6.077cm" svg:y1="16.528cm" svg:x2="7.377cm" svg:y2="16.528cm">
            <text:p/>
          </draw:line>
        </draw:g>
        <draw:custom-shape draw:style-name="gr47" draw:text-style-name="P3" draw:layer="layout" svg:width="26.004cm" svg:height="1.023cm" svg:x="2.037cm" svg:y="21.63cm">
          <text:list text:style-name="L2">
            <text:list-header>
              <text:p text:style-name="P10"><text:span text:style-name="T14">impdat(): Muestra el dato por pantalla. <text:s text:c="5"/>// <text:s text:c="5"/>condat(): Confirma si es el dato a borrar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9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16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6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6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6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62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6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6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6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6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6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66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67" smil:attributeName="visibility" smil:to="visible"/>
                  <anim:animate smil:dur="1s" smil:fill="hold" smil:targetElement="id167" smil:attributeName="x" smil:values="x-width/2;x" smil:keyTimes="0;1"/>
                  <anim:animate smil:dur="1s" smil:fill="hold" smil:targetElement="id167" smil:attributeName="y" smil:values="y;y" smil:keyTimes="0;1"/>
                  <anim:animate smil:dur="1s" smil:fill="hold" smil:targetElement="id167" smil:attributeName="width" smil:values="0;width" smil:keyTimes="0;1"/>
                  <anim:animate smil:dur="1s" smil:fill="hold" smil:targetElement="id167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6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6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69" smil:attributeName="visibility" smil:to="visible"/>
                  <anim:animate smil:dur="1s" smil:fill="hold" smil:targetElement="id169" smil:attributeName="x" smil:values="x-width/2;x" smil:keyTimes="0;1"/>
                  <anim:animate smil:dur="1s" smil:fill="hold" smil:targetElement="id169" smil:attributeName="y" smil:values="y;y" smil:keyTimes="0;1"/>
                  <anim:animate smil:dur="1s" smil:fill="hold" smil:targetElement="id169" smil:attributeName="width" smil:values="0;width" smil:keyTimes="0;1"/>
                  <anim:animate smil:dur="1s" smil:fill="hold" smil:targetElement="id16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6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7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7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7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7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7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7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7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7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74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5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76" smil:attributeName="visibility" smil:to="visible"/>
                  <anim:animate smil:dur="1s" smil:fill="hold" smil:targetElement="id176" smil:attributeName="x" smil:values="x-width/2;x" smil:keyTimes="0;1"/>
                  <anim:animate smil:dur="1s" smil:fill="hold" smil:targetElement="id176" smil:attributeName="y" smil:values="y;y" smil:keyTimes="0;1"/>
                  <anim:animate smil:dur="1s" smil:fill="hold" smil:targetElement="id176" smil:attributeName="width" smil:values="0;width" smil:keyTimes="0;1"/>
                  <anim:animate smil:dur="1s" smil:fill="hold" smil:targetElement="id176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7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77" smil:attributeName="color" smil:to="#ff0101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78" smil:type="fade" smil:subtype="crossfade" smil:mode="out"/>
                  <anim:set smil:begin="1.999s" smil:dur="0.001s" smil:fill="hold" smil:targetElement="id17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79" smil:type="fade" smil:subtype="crossfade" smil:mode="out"/>
                  <anim:set smil:begin="1.999s" smil:dur="0.001s" smil:fill="hold" smil:targetElement="id17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76" smil:type="fade" smil:subtype="crossfade" smil:mode="out"/>
                  <anim:set smil:begin="1.999s" smil:dur="0.001s" smil:fill="hold" smil:targetElement="id176" smil:attributeName="visibility" smil:to="hidden"/>
                </anim:par>
                <anim:par smil:begin="0s" smil:fill="hold" smil:repeatCount="1" presentation:node-type="with-previous" presentation:preset-class="entrance" presentation:preset-id="ooo-entrance-fade-in">
                  <anim:set smil:begin="0s" smil:dur="0.001s" smil:fill="hold" smil:targetElement="id180" smil:attributeName="visibility" smil:to="visible"/>
                  <anim:transitionFilter smil:dur="2s" smil:targetElement="id18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7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8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8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8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82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16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6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6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6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62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6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6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6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6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6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66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83" smil:attributeName="visibility" smil:to="visible"/>
                  <anim:animate smil:dur="1s" smil:fill="hold" smil:targetElement="id183" smil:attributeName="x" smil:values="x-width/2;x" smil:keyTimes="0;1"/>
                  <anim:animate smil:dur="1s" smil:fill="hold" smil:targetElement="id183" smil:attributeName="y" smil:values="y;y" smil:keyTimes="0;1"/>
                  <anim:animate smil:dur="1s" smil:fill="hold" smil:targetElement="id183" smil:attributeName="width" smil:values="0;width" smil:keyTimes="0;1"/>
                  <anim:animate smil:dur="1s" smil:fill="hold" smil:targetElement="id183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66" smil:attributeName="color" smil:to="#000000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84" smil:attributeName="visibility" smil:to="visible"/>
                  <anim:animate smil:dur="1s" smil:fill="hold" smil:targetElement="id184" smil:attributeName="x" smil:values="x-width/2;x" smil:keyTimes="0;1"/>
                  <anim:animate smil:dur="1s" smil:fill="hold" smil:targetElement="id184" smil:attributeName="y" smil:values="y;y" smil:keyTimes="0;1"/>
                  <anim:animate smil:dur="1s" smil:fill="hold" smil:targetElement="id184" smil:attributeName="width" smil:values="0;width" smil:keyTimes="0;1"/>
                  <anim:animate smil:dur="1s" smil:fill="hold" smil:targetElement="id184" smil:attributeName="height" smil:values="height;height" smil:keyTimes="0;1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6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6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7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7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7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7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7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7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7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7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74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85" smil:attributeName="visibility" smil:to="visible"/>
                  <anim:animate smil:dur="1s" smil:fill="hold" smil:targetElement="id185" smil:attributeName="x" smil:values="x-width/2;x" smil:keyTimes="0;1"/>
                  <anim:animate smil:dur="1s" smil:fill="hold" smil:targetElement="id185" smil:attributeName="y" smil:values="y;y" smil:keyTimes="0;1"/>
                  <anim:animate smil:dur="1s" smil:fill="hold" smil:targetElement="id185" smil:attributeName="width" smil:values="0;width" smil:keyTimes="0;1"/>
                  <anim:animate smil:dur="1s" smil:fill="hold" smil:targetElement="id185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7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77" smil:attributeName="color" smil:to="#ff0101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85" smil:type="fade" smil:subtype="crossfade" smil:mode="out"/>
                  <anim:set smil:begin="1.999s" smil:dur="0.001s" smil:fill="hold" smil:targetElement="id18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86" smil:type="fade" smil:subtype="crossfade" smil:mode="out"/>
                  <anim:set smil:begin="1.999s" smil:dur="0.001s" smil:fill="hold" smil:targetElement="id18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87" smil:type="fade" smil:subtype="crossfade" smil:mode="out"/>
                  <anim:set smil:begin="1.999s" smil:dur="0.001s" smil:fill="hold" smil:targetElement="id18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8" smil:attributeName="visibility" smil:to="visible"/>
                  <anim:transitionFilter smil:dur="2s" smil:targetElement="id18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7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8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8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8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82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16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6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6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6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62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6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6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6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6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6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66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89" smil:attributeName="visibility" smil:to="visible"/>
                  <anim:animate smil:dur="1s" smil:fill="hold" smil:targetElement="id189" smil:attributeName="x" smil:values="x-width/2;x" smil:keyTimes="0;1"/>
                  <anim:animate smil:dur="1s" smil:fill="hold" smil:targetElement="id189" smil:attributeName="y" smil:values="y;y" smil:keyTimes="0;1"/>
                  <anim:animate smil:dur="1s" smil:fill="hold" smil:targetElement="id189" smil:attributeName="width" smil:values="0;width" smil:keyTimes="0;1"/>
                  <anim:animate smil:dur="1s" smil:fill="hold" smil:targetElement="id18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66" smil:attributeName="color" smil:to="#000000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90" smil:attributeName="visibility" smil:to="visible"/>
                  <anim:animate smil:dur="1s" smil:fill="hold" smil:targetElement="id190" smil:attributeName="x" smil:values="x-width/2;x" smil:keyTimes="0;1"/>
                  <anim:animate smil:dur="1s" smil:fill="hold" smil:targetElement="id190" smil:attributeName="y" smil:values="y;y" smil:keyTimes="0;1"/>
                  <anim:animate smil:dur="1s" smil:fill="hold" smil:targetElement="id190" smil:attributeName="width" smil:values="0;width" smil:keyTimes="0;1"/>
                  <anim:animate smil:dur="1s" smil:fill="hold" smil:targetElement="id190" smil:attributeName="height" smil:values="height;height" smil:keyTimes="0;1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6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68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7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7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7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7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7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7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7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7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74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91" smil:attributeName="visibility" smil:to="visible"/>
                  <anim:animate smil:dur="1s" smil:fill="hold" smil:targetElement="id191" smil:attributeName="x" smil:values="x-width/2;x" smil:keyTimes="0;1"/>
                  <anim:animate smil:dur="1s" smil:fill="hold" smil:targetElement="id191" smil:attributeName="y" smil:values="y;y" smil:keyTimes="0;1"/>
                  <anim:animate smil:dur="1s" smil:fill="hold" smil:targetElement="id191" smil:attributeName="width" smil:values="0;width" smil:keyTimes="0;1"/>
                  <anim:animate smil:dur="1s" smil:fill="hold" smil:targetElement="id191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7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77" smil:attributeName="color" smil:to="#ff0101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92" smil:type="fade" smil:subtype="crossfade" smil:mode="out"/>
                  <anim:set smil:begin="1.999s" smil:dur="0.001s" smil:fill="hold" smil:targetElement="id19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91" smil:type="fade" smil:subtype="crossfade" smil:mode="out"/>
                  <anim:set smil:begin="1.999s" smil:dur="0.001s" smil:fill="hold" smil:targetElement="id19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93" smil:type="fade" smil:subtype="crossfade" smil:mode="out"/>
                  <anim:set smil:begin="1.999s" smil:dur="0.001s" smil:fill="hold" smil:targetElement="id19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4" smil:attributeName="visibility" smil:to="visible"/>
                  <anim:transitionFilter smil:dur="2s" smil:targetElement="id19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77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8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8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8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82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xml:id="id195" draw:id="id195">
        <draw:custom-shape draw:style-name="gr2" draw:text-style-name="P3" xml:id="id196" draw:id="id196" draw:layer="layout" svg:width="30.48cm" svg:height="11.477cm" svg:x="0cm" svg:y="5.689cm">
          <text:list text:style-name="L2">
            <text:list-header>
              <text:p text:style-name="P11"><text:span text:style-name="T15">BORRAR ELEMENTO INTERMEDI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95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expand">
                  <anim:set smil:begin="0s" smil:dur="0.001s" smil:fill="hold" smil:targetElement="id196" smil:attributeName="visibility" smil:to="visible"/>
                  <anim:animate smil:dur="1s" smil:fill="hold" smil:targetElement="id196" smil:attributeName="width" smil:values="width*0.70;width" smil:keyTimes="0;1"/>
                  <anim:animate smil:dur="1s" smil:fill="hold" smil:targetElement="id196" smil:attributeName="height" smil:values="height;height" smil:keyTimes="0;1"/>
                  <anim:transitionFilter smil:dur="1s" smil:targetElement="id19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xml:id="id197" draw:id="id197">
        <draw:custom-shape draw:style-name="gr3" draw:text-style-name="P3" xml:id="id198" draw:id="id198" draw:layer="layout" svg:width="11.517cm" svg:height="1.102cm" svg:x="0cm" svg:y="0.313cm">
          <text:list text:style-name="L3">
            <text:list-header>
              <text:p text:style-name="P4"><text:span text:style-name="T11">void borra(struct lis **p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199" draw:id="id199" draw:layer="layout" svg:width="0.933cm" svg:height="1.102cm" svg:x="0.001cm" svg:y="1.429cm">
          <text:list text:style-name="L3">
            <text:list-header>
              <text:p text:style-name="P4"><text:span text:style-name="T12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00" draw:id="id200" draw:layer="layout" svg:width="10.247cm" svg:height="1.102cm" svg:x="0cm" svg:y="2.628cm">
          <text:list text:style-name="L3">
            <text:list-header>
              <text:p text:style-name="P4"><text:span text:style-name="T11"><text:s text:c="2"/></text:span><text:span text:style-name="T11">struct lis *aux,*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02" draw:id="id202" draw:layer="layout" svg:width="3.897cm" svg:height="1.102cm" svg:x="0cm" svg:y="3.832cm">
          <text:list text:style-name="L3">
            <text:list-header>
              <text:p text:style-name="P4"><text:span text:style-name="T11"><text:s text:c="2"/></text:span><text:span text:style-name="T11">int b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03" draw:id="id203" draw:layer="layout" svg:width="6.014cm" svg:height="1.102cm" svg:x="0cm" svg:y="4.921cm">
          <text:list text:style-name="L3">
            <text:list-header>
              <text:p text:style-name="P4"><text:span text:style-name="T11"><text:s text:c="2"/></text:span><text:span text:style-name="T11">b=ingdat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04" draw:id="id204" draw:layer="layout" svg:width="4.32cm" svg:height="1.102cm" svg:x="0.001cm" svg:y="6.028cm">
          <text:list text:style-name="L3">
            <text:list-header>
              <text:p text:style-name="P4"><text:span text:style-name="T11"><text:s text:c="2"/></text:span><text:span text:style-name="T11">aux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06" draw:id="id206" draw:layer="layout" svg:width="4.32cm" svg:height="1.102cm" svg:x="0.001cm" svg:y="7.228cm">
          <text:list text:style-name="L3">
            <text:list-header>
              <text:p text:style-name="P4"><text:span text:style-name="T11"><text:s text:c="2"/></text:span><text:span text:style-name="T11">ant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08" draw:id="id208" draw:layer="layout" svg:width="13.634cm" svg:height="1.102cm" svg:x="0cm" svg:y="8.423cm">
          <text:list text:style-name="L3">
            <text:list-header>
              <text:p text:style-name="P4"><text:span text:style-name="T11"><text:s text:c="2"/></text:span><text:span text:style-name="T11">while((b!=aux-&gt;dato)&amp;&amp;(aux)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09" draw:id="id209" draw:layer="layout" svg:width="5.59cm" svg:height="1.102cm" svg:x="0.001cm" svg:y="9.635cm">
          <text:list text:style-name="L3">
            <text:list-header>
              <text:p text:style-name="P4"><text:span text:style-name="T11"><text:s text:c="4"/></text:span><text:span text:style-name="T11">ant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10" draw:id="id210" draw:layer="layout" svg:width="8.13cm" svg:height="1.102cm" svg:x="0.001cm" svg:y="10.83cm">
          <text:list text:style-name="L3">
            <text:list-header>
              <text:p text:style-name="P4"><text:span text:style-name="T11"><text:s text:c="4"/></text:span><text:span text:style-name="T11">aux=aux-&gt;sig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14" draw:id="id214" draw:layer="layout" svg:width="10.247cm" svg:height="1.102cm" svg:x="15.434cm" svg:y="0.309cm">
          <text:list text:style-name="L3">
            <text:list-header>
              <text:p text:style-name="P4"><text:span text:style-name="T11"><text:s text:c="2"/></text:span><text:span text:style-name="T11">if((*p==aux)&amp;&amp;(aux)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36cm" svg:height="1.102cm" svg:x="15.435cm" svg:y="1.429cm">
          <text:list text:style-name="L3">
            <text:list-header>
              <text:p text:style-name="P4"><text:span text:style-name="T11"><text:s text:c="4"/></text:span><text:span text:style-name="T11">boprida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013cm" svg:height="1.102cm" svg:x="15.435cm" svg:y="2.628cm">
          <text:list text:style-name="L3">
            <text:list-header>
              <text:p text:style-name="P4"><text:span text:style-name="T11"><text:s text:c="4"/></text:span><text:span text:style-name="T11">return;}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15" draw:id="id215" draw:layer="layout" svg:width="4.744cm" svg:height="1.102cm" svg:x="15.434cm" svg:y="3.828cm">
          <text:list text:style-name="L3">
            <text:list-header>
              <text:p text:style-name="P4"><text:span text:style-name="T11"><text:s text:c="2"/></text:span><text:span text:style-name="T11">if(aux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16" draw:id="id216" draw:layer="layout" svg:width="7.283cm" svg:height="1.102cm" svg:x="15.435cm" svg:y="4.917cm">
          <text:list text:style-name="L3">
            <text:list-header>
              <text:p text:style-name="P4"><text:span text:style-name="T11"><text:s text:c="4"/></text:span><text:span text:style-name="T11">impdat(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17" draw:id="id217" draw:layer="layout" svg:width="7.706cm" svg:height="1.102cm" svg:x="15.435cm" svg:y="6.028cm">
          <text:list text:style-name="L3">
            <text:list-header>
              <text:p text:style-name="P4"><text:span text:style-name="T11"><text:s text:c="4"/></text:span><text:span text:style-name="T11">if(condat()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18" draw:id="id218" draw:layer="layout" svg:width="10.67cm" svg:height="1.102cm" svg:x="15.435cm" svg:y="7.228cm">
          <text:list text:style-name="L3">
            <text:list-header>
              <text:p text:style-name="P4"><text:span text:style-name="T11"><text:s text:c="6"/></text:span><text:span text:style-name="T11">ant-&gt;sig=aux-&gt;sig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21" draw:id="id221" draw:layer="layout" svg:width="7.283cm" svg:height="1.102cm" svg:x="15.435cm" svg:y="8.423cm">
          <text:list text:style-name="L3">
            <text:list-header>
              <text:p text:style-name="P4"><text:span text:style-name="T11"><text:s text:c="6"/></text:span><text:span text:style-name="T11">free(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25" draw:id="id225" draw:layer="layout" svg:width="6.86cm" svg:height="1.102cm" svg:x="15.435cm" svg:y="9.631cm">
          <text:list text:style-name="L3">
            <text:list-header>
              <text:p text:style-name="P4"><text:span text:style-name="T11"><text:s text:c="6"/></text:span><text:span text:style-name="T11">return;}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634cm" svg:height="1.102cm" svg:x="15.434cm" svg:y="10.83cm">
          <text:list text:style-name="L3">
            <text:list-header>
              <text:p text:style-name="P4"><text:span text:style-name="T11"><text:s text:c="2"/></text:span><text:span text:style-name="T11">printf("\nDatos no existen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26" draw:id="id226" draw:layer="layout" svg:width="0.933cm" svg:height="1.102cm" svg:x="15.435cm" svg:y="12.03cm">
          <text:list text:style-name="L3">
            <text:list-header>
              <text:p text:style-name="P4"><text:span text:style-name="T12">}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229" draw:id="id229">
          <draw:custom-shape draw:style-name="gr6" draw:text-style-name="P3" draw:layer="layout" svg:width="2.879cm" svg:height="3.29cm" svg:x="12.801cm" svg:y="14.543cm">
            <text:p/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12.801cm" svg:y1="17.013cm" svg:x2="15.68cm" svg:y2="17.013cm">
            <text:p/>
          </draw:line>
          <draw:custom-shape draw:style-name="gr8" draw:text-style-name="P3" draw:layer="layout" svg:width="2.543cm" svg:height="2.174cm" svg:x="12.969cm" svg:y="14.658cm">
            <text:list text:style-name="L3">
              <text:list-header>
                <text:p text:style-name="P7"><text:span text:style-name="T7">dato 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01" draw:id="id201">
          <draw:g>
            <draw:custom-shape draw:style-name="gr17" draw:text-style-name="P3" draw:layer="layout" svg:width="2.566cm" svg:height="1.018cm" svg:x="2.465cm" svg:y="18.47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3" draw:layer="layout" svg:width="2.289cm" svg:height="0.507cm" svg:x="2.553cm" svg:y="18.608cm">
              <text:list text:style-name="L4">
                <text:list-header>
                  <text:p text:style-name="P7"><text:span text:style-name="T6">au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1" draw:text-style-name="P3" draw:layer="layout" svg:width="2.566cm" svg:height="1.023cm" svg:x="2.465cm" svg:y="20.1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3" draw:layer="layout" svg:width="2.289cm" svg:height="0.512cm" svg:x="2.553cm" svg:y="20.262cm">
              <text:list text:style-name="L5">
                <text:list-header>
                  <text:p text:style-name="P7"><text:span text:style-name="T9">a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g>
            <draw:g>
              <draw:custom-shape draw:style-name="gr6" draw:text-style-name="P3" draw:layer="layout" svg:width="2.875cm" svg:height="3.29cm" svg:x="23.463cm" svg:y="14.543cm">
                <text:p/>
                <draw:enhanced-geometry svg:viewBox="0 0 21600 21600" draw:type="rectangle" draw:enhanced-path="M 0 0 L 21600 0 21600 21600 0 21600 0 0 Z N"/>
              </draw:custom-shape>
              <draw:line draw:style-name="gr7" draw:text-style-name="P6" draw:layer="layout" svg:x1="23.463cm" svg:y1="17.013cm" svg:x2="26.338cm" svg:y2="17.013cm">
                <text:p/>
              </draw:line>
            </draw:g>
            <draw:custom-shape draw:style-name="gr8" draw:text-style-name="P3" draw:layer="layout" svg:width="2.54cm" svg:height="2.174cm" svg:x="23.63cm" svg:y="14.658cm">
              <text:list text:style-name="L3">
                <text:list-header>
                  <text:p text:style-name="P7"><text:span text:style-name="T7">dato 4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g>
              <draw:custom-shape draw:style-name="gr6" draw:text-style-name="P3" draw:layer="layout" svg:width="2.876cm" svg:height="3.286cm" svg:x="7.474cm" svg:y="14.543cm">
                <text:p/>
                <draw:enhanced-geometry svg:viewBox="0 0 21600 21600" draw:type="rectangle" draw:enhanced-path="M 0 0 L 21600 0 21600 21600 0 21600 0 0 Z N"/>
              </draw:custom-shape>
              <draw:line draw:style-name="gr7" draw:text-style-name="P6" draw:layer="layout" svg:x1="7.474cm" svg:y1="17.009cm" svg:x2="10.35cm" svg:y2="17.009cm">
                <text:p/>
              </draw:line>
            </draw:g>
            <draw:custom-shape draw:style-name="gr8" draw:text-style-name="P3" draw:layer="layout" svg:width="2.54cm" svg:height="2.174cm" svg:x="7.642cm" svg:y="14.654cm">
              <text:list text:style-name="L3">
                <text:list-header>
                  <text:p text:style-name="P7"><text:span text:style-name="T7">dato 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45" draw:text-style-name="P6" draw:layer="layout" svg:x1="5.036cm" svg:y1="15.051cm" svg:x2="7.373cm" svg:y2="15.051cm">
            <text:p/>
          </draw:line>
          <draw:g>
            <draw:custom-shape draw:style-name="gr15" draw:text-style-name="P3" draw:layer="layout" svg:width="2.566cm" svg:height="1.023cm" svg:x="2.465cm" svg:y="14.54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3" draw:layer="layout" svg:width="1.513cm" svg:height="0.49cm" svg:x="2.641cm" svg:y="14.706cm">
              <text:list text:style-name="L3">
                <text:list-header>
                  <text:p text:style-name="P7"><text:span text:style-name="T7">*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line draw:style-name="gr15" draw:text-style-name="P6" draw:layer="layout" svg:x1="26.902cm" svg:y1="18.363cm" svg:x2="27.903cm" svg:y2="18.363cm">
              <text:p/>
            </draw:line>
            <draw:line draw:style-name="gr15" draw:text-style-name="P6" draw:layer="layout" svg:x1="27.401cm" svg:y1="17.361cm" svg:x2="27.401cm" svg:y2="18.318cm">
              <text:p/>
            </draw:line>
            <draw:custom-shape draw:style-name="gr14" draw:text-style-name="P3" draw:layer="layout" svg:width="2.54cm" svg:height="0.869cm" svg:x="26.131cm" svg:y="18.499cm">
              <text:list text:style-name="L3">
                <text:list-header>
                  <text:p text:style-name="P7"><text:span text:style-name="T7">NUL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41" draw:text-style-name="P6" draw:layer="layout" svg:x1="24.905cm" svg:y1="17.41cm" svg:x2="27.405cm" svg:y2="17.41cm">
              <text:p/>
            </draw:line>
          </draw:g>
        </draw:g>
        <draw:g xml:id="id205" draw:id="id205">
          <draw:line draw:style-name="gr38" draw:text-style-name="P6" draw:layer="layout" svg:x1="5.036cm" svg:y1="18.974cm" svg:x2="6.468cm" svg:y2="18.974cm">
            <text:p/>
          </draw:line>
          <draw:line draw:style-name="gr20" draw:text-style-name="P6" draw:layer="layout" svg:x1="6.468cm" svg:y1="19.022cm" svg:x2="6.468cm" svg:y2="17.021cm">
            <text:p/>
          </draw:line>
          <draw:line draw:style-name="gr39" draw:text-style-name="P6" draw:layer="layout" svg:x1="6.409cm" svg:y1="17.022cm" svg:x2="7.434cm" svg:y2="17.022cm">
            <text:p/>
          </draw:line>
        </draw:g>
        <draw:g xml:id="id207" draw:id="id207">
          <draw:line draw:style-name="gr36" draw:text-style-name="P6" draw:layer="layout" svg:x1="5.036cm" svg:y1="20.638cm" svg:x2="6.202cm" svg:y2="20.638cm">
            <text:p/>
          </draw:line>
          <draw:line draw:style-name="gr27" draw:text-style-name="P6" draw:layer="layout" svg:x1="6.151cm" svg:y1="20.642cm" svg:x2="6.151cm" svg:y2="17.542cm">
            <text:p/>
          </draw:line>
          <draw:line draw:style-name="gr37" draw:text-style-name="P6" draw:layer="layout" svg:x1="6.102cm" svg:y1="17.542cm" svg:x2="7.434cm" svg:y2="17.542cm">
            <text:p/>
          </draw:line>
        </draw:g>
        <draw:g xml:id="id211" draw:id="id211">
          <draw:line draw:style-name="gr38" draw:text-style-name="P6" draw:layer="layout" svg:x1="5.036cm" svg:y1="18.975cm" svg:x2="11.557cm" svg:y2="18.975cm">
            <text:p/>
          </draw:line>
          <draw:line draw:style-name="gr20" draw:text-style-name="P6" draw:layer="layout" svg:x1="11.557cm" svg:y1="19.027cm" svg:x2="11.557cm" svg:y2="16.976cm">
            <text:p/>
          </draw:line>
          <draw:line draw:style-name="gr39" draw:text-style-name="P6" draw:layer="layout" svg:x1="11.503cm" svg:y1="16.977cm" svg:x2="12.761cm" svg:y2="16.977cm">
            <text:p/>
          </draw:line>
        </draw:g>
        <draw:g xml:id="id222" draw:id="id222">
          <draw:g>
            <draw:custom-shape draw:style-name="gr6" draw:text-style-name="P3" draw:layer="layout" svg:width="2.875cm" svg:height="3.29cm" svg:x="18.128cm" svg:y="14.543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6" draw:layer="layout" svg:x1="18.128cm" svg:y1="17.013cm" svg:x2="21.003cm" svg:y2="17.013cm">
              <text:p/>
            </draw:line>
          </draw:g>
          <draw:custom-shape draw:style-name="gr8" draw:text-style-name="P3" draw:layer="layout" svg:width="2.54cm" svg:height="2.174cm" svg:x="18.295cm" svg:y="14.658cm">
            <text:list text:style-name="L3">
              <text:list-header>
                <text:p text:style-name="P7"><text:span text:style-name="T7">dato 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30" draw:id="id230">
          <draw:line draw:style-name="gr46" draw:text-style-name="P6" draw:layer="layout" svg:x1="8.916cm" svg:y1="17.406cm" svg:x2="13.607cm" svg:y2="17.409cm">
            <text:p/>
          </draw:line>
          <draw:line draw:style-name="gr24" draw:text-style-name="P6" draw:layer="layout" svg:x1="13.594cm" svg:y1="17.444cm" svg:x2="13.594cm" svg:y2="15.001cm">
            <text:p/>
          </draw:line>
          <draw:line draw:style-name="gr24" draw:text-style-name="P6" draw:layer="layout" svg:x1="13.621cm" svg:y1="15.041cm" svg:x2="21.004cm" svg:y2="15.041cm">
            <text:p/>
          </draw:line>
          <draw:line draw:style-name="gr43" draw:text-style-name="P6" draw:layer="layout" svg:x1="20.984cm" svg:y1="15.05cm" svg:x2="23.409cm" svg:y2="15.05cm">
            <text:p/>
          </draw:line>
        </draw:g>
        <draw:g xml:id="id219" draw:id="id219">
          <draw:line draw:style-name="gr46" draw:text-style-name="P6" draw:layer="layout" svg:x1="14.243cm" svg:y1="17.406cm" svg:x2="17.246cm" svg:y2="17.409cm">
            <text:p/>
          </draw:line>
          <draw:line draw:style-name="gr24" draw:text-style-name="P6" draw:layer="layout" svg:x1="17.238cm" svg:y1="17.444cm" svg:x2="17.238cm" svg:y2="14.031cm">
            <text:p/>
          </draw:line>
          <draw:line draw:style-name="gr24" draw:text-style-name="P6" draw:layer="layout" svg:x1="17.255cm" svg:y1="14.093cm" svg:x2="21.982cm" svg:y2="14.093cm">
            <text:p/>
          </draw:line>
          <draw:line draw:style-name="gr24" draw:text-style-name="P6" draw:layer="layout" svg:x1="22.024cm" svg:y1="15.042cm" svg:x2="22.024cm" svg:y2="14.043cm">
            <text:p/>
          </draw:line>
          <draw:line draw:style-name="gr43" draw:text-style-name="P6" draw:layer="layout" svg:x1="21.97cm" svg:y1="15.049cm" svg:x2="23.419cm" svg:y2="15.049cm">
            <text:p/>
          </draw:line>
        </draw:g>
        <draw:g xml:id="id228" draw:id="id228">
          <draw:line draw:style-name="gr42" draw:text-style-name="P6" draw:layer="layout" svg:x1="8.916cm" svg:y1="17.41cm" svg:x2="11.96cm" svg:y2="17.41cm">
            <text:p/>
          </draw:line>
          <draw:line draw:style-name="gr24" draw:text-style-name="P6" draw:layer="layout" svg:x1="11.906cm" svg:y1="17.431cm" svg:x2="11.906cm" svg:y2="15.032cm">
            <text:p/>
          </draw:line>
          <draw:line draw:style-name="gr43" draw:text-style-name="P6" draw:layer="layout" svg:x1="11.858cm" svg:y1="15.033cm" svg:x2="12.77cm" svg:y2="15.033cm">
            <text:p/>
          </draw:line>
        </draw:g>
        <draw:g xml:id="id224" draw:id="id224">
          <draw:line draw:style-name="gr46" draw:text-style-name="P6" draw:layer="layout" svg:x1="14.243cm" svg:y1="17.406cm" svg:x2="17.202cm" svg:y2="17.409cm">
            <text:p/>
          </draw:line>
          <draw:line draw:style-name="gr24" draw:text-style-name="P6" draw:layer="layout" svg:x1="17.194cm" svg:y1="17.444cm" svg:x2="17.194cm" svg:y2="15.001cm">
            <text:p/>
          </draw:line>
          <draw:line draw:style-name="gr24" draw:text-style-name="P6" draw:layer="layout" svg:x1="17.211cm" svg:y1="15.041cm" svg:x2="21.868cm" svg:y2="15.041cm">
            <text:p/>
          </draw:line>
          <draw:line draw:style-name="gr43" draw:text-style-name="P6" draw:layer="layout" svg:x1="21.855cm" svg:y1="15.05cm" svg:x2="23.385cm" svg:y2="15.05cm">
            <text:p/>
          </draw:line>
        </draw:g>
        <draw:g xml:id="id223" draw:id="id223">
          <draw:line draw:style-name="gr42" draw:text-style-name="P6" draw:layer="layout" svg:x1="19.562cm" svg:y1="17.41cm" svg:x2="22.602cm" svg:y2="17.41cm">
            <text:p/>
          </draw:line>
          <draw:line draw:style-name="gr24" draw:text-style-name="P6" draw:layer="layout" svg:x1="22.548cm" svg:y1="17.431cm" svg:x2="22.548cm" svg:y2="15.032cm">
            <text:p/>
          </draw:line>
          <draw:line draw:style-name="gr43" draw:text-style-name="P6" draw:layer="layout" svg:x1="22.499cm" svg:y1="15.033cm" svg:x2="23.41cm" svg:y2="15.033cm">
            <text:p/>
          </draw:line>
        </draw:g>
        <draw:g xml:id="id213" draw:id="id213">
          <draw:line draw:style-name="gr38" draw:text-style-name="P6" draw:layer="layout" svg:x1="5.036cm" svg:y1="18.979cm" svg:x2="16.781cm" svg:y2="18.979cm">
            <text:p/>
          </draw:line>
          <draw:line draw:style-name="gr20" draw:text-style-name="P6" draw:layer="layout" svg:x1="16.773cm" svg:y1="19.032cm" svg:x2="16.773cm" svg:y2="16.942cm">
            <text:p/>
          </draw:line>
          <draw:line draw:style-name="gr39" draw:text-style-name="P6" draw:layer="layout" svg:x1="16.773cm" svg:y1="16.981cm" svg:x2="18.079cm" svg:y2="16.981cm">
            <text:p/>
          </draw:line>
        </draw:g>
        <draw:g xml:id="id227" draw:id="id227">
          <draw:line draw:style-name="gr46" draw:text-style-name="P6" draw:layer="layout" svg:x1="8.916cm" svg:y1="17.405cm" svg:x2="11.875cm" svg:y2="17.408cm">
            <text:p/>
          </draw:line>
          <draw:line draw:style-name="gr24" draw:text-style-name="P6" draw:layer="layout" svg:x1="11.867cm" svg:y1="17.444cm" svg:x2="11.867cm" svg:y2="14.031cm">
            <text:p/>
          </draw:line>
          <draw:line draw:style-name="gr24" draw:text-style-name="P6" draw:layer="layout" svg:x1="11.884cm" svg:y1="14.093cm" svg:x2="16.541cm" svg:y2="14.093cm">
            <text:p/>
          </draw:line>
          <draw:line draw:style-name="gr24" draw:text-style-name="P6" draw:layer="layout" svg:x1="16.581cm" svg:y1="15.042cm" svg:x2="16.581cm" svg:y2="14.043cm">
            <text:p/>
          </draw:line>
          <draw:line draw:style-name="gr43" draw:text-style-name="P6" draw:layer="layout" svg:x1="16.528cm" svg:y1="15.049cm" svg:x2="23.394cm" svg:y2="15.049cm">
            <text:p/>
          </draw:line>
        </draw:g>
        <draw:g xml:id="id220" draw:id="id220">
          <draw:line draw:style-name="gr42" draw:text-style-name="P6" draw:layer="layout" svg:x1="14.243cm" svg:y1="17.41cm" svg:x2="17.283cm" svg:y2="17.41cm">
            <text:p/>
          </draw:line>
          <draw:line draw:style-name="gr24" draw:text-style-name="P6" draw:layer="layout" svg:x1="17.23cm" svg:y1="17.431cm" svg:x2="17.23cm" svg:y2="15.032cm">
            <text:p/>
          </draw:line>
          <draw:line draw:style-name="gr43" draw:text-style-name="P6" draw:layer="layout" svg:x1="17.181cm" svg:y1="15.033cm" svg:x2="18.092cm" svg:y2="15.033cm">
            <text:p/>
          </draw:line>
        </draw:g>
        <draw:g xml:id="id212" draw:id="id212">
          <draw:line draw:style-name="gr36" draw:text-style-name="P6" draw:layer="layout" svg:x1="5.036cm" svg:y1="20.638cm" svg:x2="11.306cm" svg:y2="20.638cm">
            <text:p/>
          </draw:line>
          <draw:line draw:style-name="gr27" draw:text-style-name="P6" draw:layer="layout" svg:x1="11.306cm" svg:y1="20.682cm" svg:x2="11.306cm" svg:y2="17.542cm">
            <text:p/>
          </draw:line>
          <draw:line draw:style-name="gr37" draw:text-style-name="P6" draw:layer="layout" svg:x1="11.266cm" svg:y1="17.542cm" svg:x2="12.717cm" svg:y2="17.542cm">
            <text:p/>
          </draw:line>
        </draw:g>
        <anim:par presentation:node-type="timing-root">
          <anim:par smil:begin="id197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19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9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9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9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00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0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0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0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0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0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04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05" smil:attributeName="visibility" smil:to="visible"/>
                  <anim:animate smil:dur="1s" smil:fill="hold" smil:targetElement="id205" smil:attributeName="x" smil:values="x-width/2;x" smil:keyTimes="0;1"/>
                  <anim:animate smil:dur="1s" smil:fill="hold" smil:targetElement="id205" smil:attributeName="y" smil:values="y;y" smil:keyTimes="0;1"/>
                  <anim:animate smil:dur="1s" smil:fill="hold" smil:targetElement="id205" smil:attributeName="width" smil:values="0;width" smil:keyTimes="0;1"/>
                  <anim:animate smil:dur="1s" smil:fill="hold" smil:targetElement="id20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0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06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-width/2;x" smil:keyTimes="0;1"/>
                  <anim:animate smil:dur="0.5s" smil:fill="hold" smil:targetElement="id207" smil:attributeName="y" smil:values="y;y" smil:keyTimes="0;1"/>
                  <anim:animate smil:dur="0.5s" smil:fill="hold" smil:targetElement="id207" smil:attributeName="width" smil:values="0;width" smil:keyTimes="0;1"/>
                  <anim:animate smil:dur="0.5s" smil:fill="hold" smil:targetElement="id207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0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0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0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0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0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1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11" smil:attributeName="visibility" smil:to="visible"/>
                  <anim:animate smil:dur="1s" smil:fill="hold" smil:targetElement="id211" smil:attributeName="x" smil:values="x-width/2;x" smil:keyTimes="0;1"/>
                  <anim:animate smil:dur="1s" smil:fill="hold" smil:targetElement="id211" smil:attributeName="y" smil:values="y;y" smil:keyTimes="0;1"/>
                  <anim:animate smil:dur="1s" smil:fill="hold" smil:targetElement="id211" smil:attributeName="width" smil:values="0;width" smil:keyTimes="0;1"/>
                  <anim:animate smil:dur="1s" smil:fill="hold" smil:targetElement="id211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1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0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08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09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7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12" smil:attributeName="visibility" smil:to="visible"/>
                  <anim:animate smil:dur="1s" smil:fill="hold" smil:targetElement="id212" smil:attributeName="x" smil:values="x-width/2;x" smil:keyTimes="0;1"/>
                  <anim:animate smil:dur="1s" smil:fill="hold" smil:targetElement="id212" smil:attributeName="y" smil:values="y;y" smil:keyTimes="0;1"/>
                  <anim:animate smil:dur="1s" smil:fill="hold" smil:targetElement="id212" smil:attributeName="width" smil:values="0;width" smil:keyTimes="0;1"/>
                  <anim:animate smil:dur="1s" smil:fill="hold" smil:targetElement="id212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09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10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1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13" smil:attributeName="visibility" smil:to="visible"/>
                  <anim:animate smil:dur="1s" smil:fill="hold" smil:targetElement="id213" smil:attributeName="x" smil:values="x-width/2;x" smil:keyTimes="0;1"/>
                  <anim:animate smil:dur="1s" smil:fill="hold" smil:targetElement="id213" smil:attributeName="y" smil:values="y;y" smil:keyTimes="0;1"/>
                  <anim:animate smil:dur="1s" smil:fill="hold" smil:targetElement="id213" smil:attributeName="width" smil:values="0;width" smil:keyTimes="0;1"/>
                  <anim:animate smil:dur="1s" smil:fill="hold" smil:targetElement="id213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10" smil:attributeName="color" smil:to="#000000"/>
                </anim:par>
                <anim:par smil:begin="0s" presentation:node-type="with-previous" presentation:group-id="8" presentation:preset-class="emphasis" presentation:preset-id="ooo-emphasis-font-color" presentation:preset-sub-type="1">
                  <anim:set smil:dur="indefinite" smil:targetElement="id20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9" presentation:preset-class="emphasis" presentation:preset-id="ooo-emphasis-font-color" presentation:preset-sub-type="1">
                  <anim:set smil:dur="indefinite" smil:targetElement="id20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1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1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1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1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1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1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1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1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1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19" smil:attributeName="visibility" smil:to="visible"/>
                  <anim:animate smil:dur="1s" smil:fill="hold" smil:targetElement="id219" smil:attributeName="x" smil:values="x-width/2;x" smil:keyTimes="0;1"/>
                  <anim:animate smil:dur="1s" smil:fill="hold" smil:targetElement="id219" smil:attributeName="y" smil:values="y;y" smil:keyTimes="0;1"/>
                  <anim:animate smil:dur="1s" smil:fill="hold" smil:targetElement="id219" smil:attributeName="width" smil:values="0;width" smil:keyTimes="0;1"/>
                  <anim:animate smil:dur="1s" smil:fill="hold" smil:targetElement="id219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1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21" smil:attributeName="color" smil:to="#ff0101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2" smil:type="fade" smil:subtype="crossfade" smil:mode="out"/>
                  <anim:set smil:begin="1.999s" smil:dur="0.001s" smil:fill="hold" smil:targetElement="id22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3" smil:type="fade" smil:subtype="crossfade" smil:mode="out"/>
                  <anim:set smil:begin="1.999s" smil:dur="0.001s" smil:fill="hold" smil:targetElement="id22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19" smil:type="fade" smil:subtype="crossfade" smil:mode="out"/>
                  <anim:set smil:begin="1.999s" smil:dur="0.001s" smil:fill="hold" smil:targetElement="id21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4" smil:attributeName="visibility" smil:to="visible"/>
                  <anim:transitionFilter smil:dur="2s" smil:targetElement="id2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2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2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2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2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26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19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9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9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9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00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0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0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0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0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0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04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05" smil:attributeName="visibility" smil:to="visible"/>
                  <anim:animate smil:dur="1s" smil:fill="hold" smil:targetElement="id205" smil:attributeName="x" smil:values="x-width/2;x" smil:keyTimes="0;1"/>
                  <anim:animate smil:dur="1s" smil:fill="hold" smil:targetElement="id205" smil:attributeName="y" smil:values="y;y" smil:keyTimes="0;1"/>
                  <anim:animate smil:dur="1s" smil:fill="hold" smil:targetElement="id205" smil:attributeName="width" smil:values="0;width" smil:keyTimes="0;1"/>
                  <anim:animate smil:dur="1s" smil:fill="hold" smil:targetElement="id20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0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06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07" smil:attributeName="visibility" smil:to="visible"/>
                  <anim:animate smil:dur="1s" smil:fill="hold" smil:targetElement="id207" smil:attributeName="x" smil:values="x-width/2;x" smil:keyTimes="0;1"/>
                  <anim:animate smil:dur="1s" smil:fill="hold" smil:targetElement="id207" smil:attributeName="y" smil:values="y;y" smil:keyTimes="0;1"/>
                  <anim:animate smil:dur="1s" smil:fill="hold" smil:targetElement="id207" smil:attributeName="width" smil:values="0;width" smil:keyTimes="0;1"/>
                  <anim:animate smil:dur="1s" smil:fill="hold" smil:targetElement="id207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0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0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0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0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0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10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5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11" smil:attributeName="visibility" smil:to="visible"/>
                  <anim:animate smil:dur="1s" smil:fill="hold" smil:targetElement="id211" smil:attributeName="x" smil:values="x-width/2;x" smil:keyTimes="0;1"/>
                  <anim:animate smil:dur="1s" smil:fill="hold" smil:targetElement="id211" smil:attributeName="y" smil:values="y;y" smil:keyTimes="0;1"/>
                  <anim:animate smil:dur="1s" smil:fill="hold" smil:targetElement="id211" smil:attributeName="width" smil:values="0;width" smil:keyTimes="0;1"/>
                  <anim:animate smil:dur="1s" smil:fill="hold" smil:targetElement="id21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10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20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20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1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1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1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1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1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1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1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1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1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27" smil:attributeName="visibility" smil:to="visible"/>
                  <anim:animate smil:dur="1s" smil:fill="hold" smil:targetElement="id227" smil:attributeName="x" smil:values="x-width/2;x" smil:keyTimes="0;1"/>
                  <anim:animate smil:dur="1s" smil:fill="hold" smil:targetElement="id227" smil:attributeName="y" smil:values="y;y" smil:keyTimes="0;1"/>
                  <anim:animate smil:dur="1s" smil:fill="hold" smil:targetElement="id227" smil:attributeName="width" smil:values="0;width" smil:keyTimes="0;1"/>
                  <anim:animate smil:dur="1s" smil:fill="hold" smil:targetElement="id227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1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21" smil:attributeName="color" smil:to="#ff0101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9" smil:type="fade" smil:subtype="crossfade" smil:mode="out"/>
                  <anim:set smil:begin="1.999s" smil:dur="0.001s" smil:fill="hold" smil:targetElement="id2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7" smil:type="fade" smil:subtype="crossfade" smil:mode="out"/>
                  <anim:set smil:begin="1.999s" smil:dur="0.001s" smil:fill="hold" smil:targetElement="id22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4" smil:type="fade" smil:subtype="crossfade" smil:mode="out"/>
                  <anim:set smil:begin="1.999s" smil:dur="0.001s" smil:fill="hold" smil:targetElement="id22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0" smil:attributeName="visibility" smil:to="visible"/>
                  <anim:transitionFilter smil:dur="2s" smil:targetElement="id2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2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2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2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2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26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xml:id="id231" draw:id="id231">
        <draw:g>
          <draw:line draw:style-name="gr48" draw:text-style-name="P6" draw:layer="layout" svg:x1="5.036cm" svg:y1="19.089cm" svg:x2="6.174cm" svg:y2="19.089cm">
            <text:p/>
          </draw:line>
          <draw:line draw:style-name="gr49" draw:text-style-name="P6" draw:layer="layout" svg:x1="6.125cm" svg:y1="19.092cm" svg:x2="6.125cm" svg:y2="15.989cm">
            <text:p/>
          </draw:line>
          <draw:line draw:style-name="gr50" draw:text-style-name="P6" draw:layer="layout" svg:x1="6.077cm" svg:y1="15.99cm" svg:x2="7.377cm" svg:y2="15.99cm">
            <text:p/>
          </draw:line>
        </draw:g>
        <draw:g>
          <draw:line draw:style-name="gr51" draw:text-style-name="P6" draw:layer="layout" svg:x1="5.036cm" svg:y1="19.089cm" svg:x2="6.174cm" svg:y2="19.089cm">
            <text:p/>
          </draw:line>
          <draw:line draw:style-name="gr52" draw:text-style-name="P6" draw:layer="layout" svg:x1="6.125cm" svg:y1="19.092cm" svg:x2="6.125cm" svg:y2="15.989cm">
            <text:p/>
          </draw:line>
          <draw:line draw:style-name="gr53" draw:text-style-name="P6" draw:layer="layout" svg:x1="6.077cm" svg:y1="15.99cm" svg:x2="7.377cm" svg:y2="15.99cm">
            <text:p/>
          </draw:line>
        </draw:g>
        <draw:g>
          <draw:line draw:style-name="gr48" draw:text-style-name="P6" draw:layer="layout" svg:x1="5.036cm" svg:y1="19.089cm" svg:x2="11.306cm" svg:y2="19.089cm">
            <text:p/>
          </draw:line>
          <draw:line draw:style-name="gr49" draw:text-style-name="P6" draw:layer="layout" svg:x1="11.306cm" svg:y1="19.132cm" svg:x2="11.306cm" svg:y2="15.989cm">
            <text:p/>
          </draw:line>
          <draw:line draw:style-name="gr50" draw:text-style-name="P6" draw:layer="layout" svg:x1="11.266cm" svg:y1="15.99cm" svg:x2="12.717cm" svg:y2="15.99cm">
            <text:p/>
          </draw:line>
        </draw:g>
        <draw:g>
          <draw:line draw:style-name="gr51" draw:text-style-name="P6" draw:layer="layout" svg:x1="5.036cm" svg:y1="19.089cm" svg:x2="11.306cm" svg:y2="19.089cm">
            <text:p/>
          </draw:line>
          <draw:line draw:style-name="gr52" draw:text-style-name="P6" draw:layer="layout" svg:x1="11.306cm" svg:y1="19.132cm" svg:x2="11.306cm" svg:y2="15.989cm">
            <text:p/>
          </draw:line>
          <draw:line draw:style-name="gr53" draw:text-style-name="P6" draw:layer="layout" svg:x1="11.266cm" svg:y1="15.99cm" svg:x2="12.717cm" svg:y2="15.99cm">
            <text:p/>
          </draw:line>
        </draw:g>
        <draw:custom-shape draw:style-name="gr2" draw:text-style-name="P3" xml:id="id232" draw:id="id232" draw:layer="layout" svg:width="30.48cm" svg:height="15.035cm" svg:x="0cm" svg:y="3.845cm">
          <text:list text:style-name="L2">
            <text:list-header>
              <text:p text:style-name="P2"><text:span text:style-name="T16">BORRAR ULTIMO ELEMENT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31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dissolve-in">
                  <anim:set smil:begin="0s" smil:dur="0.001s" smil:fill="hold" smil:targetElement="id232" smil:attributeName="visibility" smil:to="visible"/>
                  <anim:transitionFilter smil:dur="0.5s" smil:targetElement="id232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xml:id="id233" draw:id="id233">
        <draw:custom-shape draw:style-name="gr3" draw:text-style-name="P3" xml:id="id234" draw:id="id234" draw:layer="layout" svg:width="11.517cm" svg:height="1.102cm" svg:x="0.525cm" svg:y="0.423cm">
          <text:list text:style-name="L3">
            <text:list-header>
              <text:p text:style-name="P4"><text:span text:style-name="T11">void borra(struct lis **p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35" draw:id="id235" draw:layer="layout" svg:width="0.933cm" svg:height="1.102cm" svg:x="0.526cm" svg:y="1.429cm">
          <text:list text:style-name="L3">
            <text:list-header>
              <text:p text:style-name="P4"><text:span text:style-name="T12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36" draw:id="id236" draw:layer="layout" svg:width="10.247cm" svg:height="1.102cm" svg:x="0.525cm" svg:y="2.43cm">
          <text:list text:style-name="L3">
            <text:list-header>
              <text:p text:style-name="P4"><text:span text:style-name="T11"><text:s text:c="2"/></text:span><text:span text:style-name="T11">struct lis *aux,*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38" draw:id="id238" draw:layer="layout" svg:width="3.897cm" svg:height="1.102cm" svg:x="0.525cm" svg:y="3.431cm">
          <text:list text:style-name="L3">
            <text:list-header>
              <text:p text:style-name="P4"><text:span text:style-name="T11"><text:s text:c="2"/></text:span><text:span text:style-name="T11">int b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39" draw:id="id239" draw:layer="layout" svg:width="6.014cm" svg:height="1.102cm" svg:x="0.525cm" svg:y="4.63cm">
          <text:list text:style-name="L3">
            <text:list-header>
              <text:p text:style-name="P4"><text:span text:style-name="T11"><text:s text:c="2"/></text:span><text:span text:style-name="T11">b=ingdat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40" draw:id="id240" draw:layer="layout" svg:width="4.32cm" svg:height="1.102cm" svg:x="0.525cm" svg:y="5.671cm">
          <text:list text:style-name="L3">
            <text:list-header>
              <text:p text:style-name="P4"><text:span text:style-name="T11"><text:s text:c="2"/></text:span><text:span text:style-name="T11">aux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42" draw:id="id242" draw:layer="layout" svg:width="4.32cm" svg:height="1.102cm" svg:x="0.525cm" svg:y="6.831cm">
          <text:list text:style-name="L3">
            <text:list-header>
              <text:p text:style-name="P4"><text:span text:style-name="T11"><text:s text:c="2"/></text:span><text:span text:style-name="T11">ant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44" draw:id="id244" draw:layer="layout" svg:width="13.634cm" svg:height="1.102cm" svg:x="0.525cm" svg:y="7.946cm">
          <text:list text:style-name="L3">
            <text:list-header>
              <text:p text:style-name="P4"><text:span text:style-name="T11"><text:s text:c="2"/></text:span><text:span text:style-name="T11">while((b!=aux-&gt;dato)&amp;&amp;(aux)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45" draw:id="id245" draw:layer="layout" svg:width="5.59cm" svg:height="1.102cm" svg:x="0.525cm" svg:y="9.031cm">
          <text:list text:style-name="L3">
            <text:list-header>
              <text:p text:style-name="P4"><text:span text:style-name="T11"><text:s text:c="4"/></text:span><text:span text:style-name="T11">ant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46" draw:id="id246" draw:layer="layout" svg:width="8.13cm" svg:height="1.102cm" svg:x="0.525cm" svg:y="10.231cm">
          <text:list text:style-name="L3">
            <text:list-header>
              <text:p text:style-name="P4"><text:span text:style-name="T11"><text:s text:c="4"/></text:span><text:span text:style-name="T11">aux=aux-&gt;sig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52" draw:id="id252" draw:layer="layout" svg:width="10.247cm" svg:height="1.102cm" svg:x="16.241cm" svg:y="0.428cm">
          <text:list text:style-name="L3">
            <text:list-header>
              <text:p text:style-name="P4"><text:span text:style-name="T11"><text:s text:c="2"/></text:span><text:span text:style-name="T11">if((*p==aux)&amp;&amp;(aux)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166cm" svg:height="1.102cm" svg:x="16.242cm" svg:y="1.433cm">
          <text:list text:style-name="L3">
            <text:list-header>
              <text:p text:style-name="P4"><text:span text:style-name="T11"><text:s text:c="4"/></text:span><text:span text:style-name="T11">bopri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9cm" svg:height="1.102cm" svg:x="16.242cm" svg:y="2.434cm">
          <text:list text:style-name="L3">
            <text:list-header>
              <text:p text:style-name="P4"><text:span text:style-name="T11"><text:s text:c="4"/></text:span><text:span text:style-name="T11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53" draw:id="id253" draw:layer="layout" svg:width="4.744cm" svg:height="1.102cm" svg:x="16.241cm" svg:y="3.435cm">
          <text:list text:style-name="L3">
            <text:list-header>
              <text:p text:style-name="P4"><text:span text:style-name="T11"><text:s text:c="2"/></text:span><text:span text:style-name="T11">if(aux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54" draw:id="id254" draw:layer="layout" svg:width="7.283cm" svg:height="1.102cm" svg:x="16.242cm" svg:y="4.63cm">
          <text:list text:style-name="L3">
            <text:list-header>
              <text:p text:style-name="P4"><text:span text:style-name="T11"><text:s text:c="4"/></text:span><text:span text:style-name="T11">impdat(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55" draw:id="id255" draw:layer="layout" svg:width="7.706cm" svg:height="1.102cm" svg:x="16.242cm" svg:y="5.671cm">
          <text:list text:style-name="L3">
            <text:list-header>
              <text:p text:style-name="P4"><text:span text:style-name="T11"><text:s text:c="4"/></text:span><text:span text:style-name="T11">if(condat()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56" draw:id="id256" draw:layer="layout" svg:width="10.67cm" svg:height="1.102cm" svg:x="16.242cm" svg:y="6.835cm">
          <text:list text:style-name="L3">
            <text:list-header>
              <text:p text:style-name="P4"><text:span text:style-name="T11"><text:s text:c="6"/></text:span><text:span text:style-name="T11">ant-&gt;sig=aux-&gt;sig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59" draw:id="id259" draw:layer="layout" svg:width="7.283cm" svg:height="1.102cm" svg:x="16.242cm" svg:y="7.946cm">
          <text:list text:style-name="L3">
            <text:list-header>
              <text:p text:style-name="P4"><text:span text:style-name="T11"><text:s text:c="6"/></text:span><text:span text:style-name="T11">free(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62" draw:id="id262" draw:layer="layout" svg:width="6.86cm" svg:height="1.102cm" svg:x="16.242cm" svg:y="9.031cm">
          <text:list text:style-name="L3">
            <text:list-header>
              <text:p text:style-name="P4"><text:span text:style-name="T11"><text:s text:c="6"/></text:span><text:span text:style-name="T11">return;}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634cm" svg:height="1.102cm" svg:x="16.241cm" svg:y="10.235cm">
          <text:list text:style-name="L3">
            <text:list-header>
              <text:p text:style-name="P4"><text:span text:style-name="T11"><text:s text:c="2"/></text:span><text:span text:style-name="T11">printf("\nDatos no existen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263" draw:id="id263" draw:layer="layout" svg:width="0.933cm" svg:height="1.102cm" svg:x="16.242cm" svg:y="11.527cm">
          <text:list text:style-name="L3">
            <text:list-header>
              <text:p text:style-name="P4"><text:span text:style-name="T12">}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g>
            <draw:custom-shape draw:style-name="gr54" draw:text-style-name="P3" draw:layer="layout" svg:width="2.566cm" svg:height="1.019cm" svg:x="2.465cm" svg:y="14.2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1.513cm" svg:height="0.486cm" svg:x="2.641cm" svg:y="14.393cm">
              <text:list text:style-name="L3">
                <text:list-header>
                  <text:p text:style-name="P7"><text:span text:style-name="T7">*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45" draw:text-style-name="P6" draw:layer="layout" svg:x1="5.036cm" svg:y1="14.735cm" svg:x2="7.426cm" svg:y2="14.735cm">
            <text:p/>
          </draw:line>
        </draw:g>
        <draw:g xml:id="id237" draw:id="id237">
          <draw:g>
            <draw:custom-shape draw:style-name="gr55" draw:text-style-name="P3" draw:layer="layout" svg:width="2.566cm" svg:height="1.018cm" svg:x="2.465cm" svg:y="18.15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2.289cm" svg:height="0.506cm" svg:x="2.553cm" svg:y="18.291cm">
              <text:list text:style-name="L4">
                <text:list-header>
                  <text:p text:style-name="P7"><text:span text:style-name="T6">au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6" draw:text-style-name="P3" draw:layer="layout" svg:width="2.566cm" svg:height="1.023cm" svg:x="2.465cm" svg:y="19.80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2.289cm" svg:height="0.512cm" svg:x="2.553cm" svg:y="19.944cm">
              <text:list text:style-name="L5">
                <text:list-header>
                  <text:p text:style-name="P7"><text:span text:style-name="T9">a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266" draw:id="id266">
          <draw:g>
            <draw:custom-shape draw:style-name="gr6" draw:text-style-name="P3" draw:layer="layout" svg:width="2.875cm" svg:height="3.29cm" svg:x="18.128cm" svg:y="14.23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6" draw:layer="layout" svg:x1="18.128cm" svg:y1="16.7cm" svg:x2="21.003cm" svg:y2="16.7cm">
              <text:p/>
            </draw:line>
          </draw:g>
          <draw:custom-shape draw:style-name="gr8" draw:text-style-name="P3" draw:layer="layout" svg:width="2.54cm" svg:height="2.174cm" svg:x="18.295cm" svg:y="14.345cm">
            <text:list text:style-name="L3">
              <text:list-header>
                <text:p text:style-name="P7"><text:span text:style-name="T7">dato 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69" draw:id="id269">
          <draw:g>
            <draw:custom-shape draw:style-name="gr6" draw:text-style-name="P3" draw:layer="layout" svg:width="2.878cm" svg:height="3.29cm" svg:x="12.801cm" svg:y="14.23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6" draw:layer="layout" svg:x1="12.801cm" svg:y1="16.7cm" svg:x2="15.679cm" svg:y2="16.7cm">
              <text:p/>
            </draw:line>
          </draw:g>
          <draw:custom-shape draw:style-name="gr8" draw:text-style-name="P3" draw:layer="layout" svg:width="2.544cm" svg:height="2.174cm" svg:x="12.968cm" svg:y="14.345cm">
            <text:list text:style-name="L3">
              <text:list-header>
                <text:p text:style-name="P7"><text:span text:style-name="T7">dato 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60" draw:id="id260">
          <draw:g>
            <draw:custom-shape draw:style-name="gr6" draw:text-style-name="P3" draw:layer="layout" svg:width="2.875cm" svg:height="3.29cm" svg:x="23.46cm" svg:y="14.23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6" draw:layer="layout" svg:x1="23.46cm" svg:y1="16.7cm" svg:x2="26.335cm" svg:y2="16.7cm">
              <text:p/>
            </draw:line>
          </draw:g>
          <draw:custom-shape draw:style-name="gr8" draw:text-style-name="P3" draw:layer="layout" svg:width="2.54cm" svg:height="2.174cm" svg:x="23.627cm" svg:y="14.345cm">
            <text:list text:style-name="L3">
              <text:list-header>
                <text:p text:style-name="P7"><text:span text:style-name="T7">dato 4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64" draw:id="id264">
          <draw:line draw:style-name="gr42" draw:text-style-name="P6" draw:layer="layout" svg:x1="14.243cm" svg:y1="17.105cm" svg:x2="17.283cm" svg:y2="17.105cm">
            <text:p/>
          </draw:line>
          <draw:line draw:style-name="gr24" draw:text-style-name="P6" draw:layer="layout" svg:x1="17.23cm" svg:y1="17.126cm" svg:x2="17.23cm" svg:y2="14.727cm">
            <text:p/>
          </draw:line>
          <draw:line draw:style-name="gr43" draw:text-style-name="P6" draw:layer="layout" svg:x1="17.181cm" svg:y1="14.728cm" svg:x2="18.092cm" svg:y2="14.728cm">
            <text:p/>
          </draw:line>
        </draw:g>
        <draw:g xml:id="id261" draw:id="id261">
          <draw:line draw:style-name="gr15" draw:text-style-name="P6" draw:layer="layout" svg:x1="26.901cm" svg:y1="18.067cm" svg:x2="27.903cm" svg:y2="18.067cm">
            <text:p/>
          </draw:line>
          <draw:line draw:style-name="gr15" draw:text-style-name="P6" draw:layer="layout" svg:x1="27.4cm" svg:y1="17.057cm" svg:x2="27.4cm" svg:y2="18.014cm">
            <text:p/>
          </draw:line>
          <draw:custom-shape draw:style-name="gr14" draw:text-style-name="P3" draw:layer="layout" svg:width="2.542cm" svg:height="0.868cm" svg:x="26.129cm" svg:y="18.204cm">
            <text:list text:style-name="L3">
              <text:list-header>
                <text:p text:style-name="P7"><text:span text:style-name="T7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1" draw:text-style-name="P6" draw:layer="layout" svg:x1="24.902cm" svg:y1="17.106cm" svg:x2="27.404cm" svg:y2="17.106cm">
            <text:p/>
          </draw:line>
        </draw:g>
        <draw:g xml:id="id258" draw:id="id258">
          <draw:line draw:style-name="gr15" draw:text-style-name="P6" draw:layer="layout" svg:x1="21.568cm" svg:y1="18.057cm" svg:x2="22.569cm" svg:y2="18.057cm">
            <text:p/>
          </draw:line>
          <draw:line draw:style-name="gr15" draw:text-style-name="P6" draw:layer="layout" svg:x1="22.066cm" svg:y1="17.057cm" svg:x2="22.066cm" svg:y2="18.013cm">
            <text:p/>
          </draw:line>
          <draw:custom-shape draw:style-name="gr14" draw:text-style-name="P3" draw:layer="layout" svg:width="2.54cm" svg:height="0.868cm" svg:x="20.792cm" svg:y="18.207cm">
            <text:list text:style-name="L3">
              <text:list-header>
                <text:p text:style-name="P7"><text:span text:style-name="T7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1" draw:text-style-name="P6" draw:layer="layout" svg:x1="19.57cm" svg:y1="17.109cm" svg:x2="22.071cm" svg:y2="17.109cm">
            <text:p/>
          </draw:line>
        </draw:g>
        <draw:g xml:id="id265" draw:id="id265">
          <draw:line draw:style-name="gr15" draw:text-style-name="P6" draw:layer="layout" svg:x1="16.234cm" svg:y1="18.057cm" svg:x2="17.236cm" svg:y2="18.057cm">
            <text:p/>
          </draw:line>
          <draw:line draw:style-name="gr15" draw:text-style-name="P6" draw:layer="layout" svg:x1="16.741cm" svg:y1="17.057cm" svg:x2="16.741cm" svg:y2="18.013cm">
            <text:p/>
          </draw:line>
          <draw:custom-shape draw:style-name="gr14" draw:text-style-name="P3" draw:layer="layout" svg:width="2.542cm" svg:height="0.868cm" svg:x="15.466cm" svg:y="18.207cm">
            <text:list text:style-name="L3">
              <text:list-header>
                <text:p text:style-name="P7"><text:span text:style-name="T7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1" draw:text-style-name="P6" draw:layer="layout" svg:x1="14.243cm" svg:y1="17.109cm" svg:x2="16.746cm" svg:y2="17.109cm">
            <text:p/>
          </draw:line>
        </draw:g>
        <draw:g>
          <draw:g>
            <draw:custom-shape draw:style-name="gr6" draw:text-style-name="P3" draw:layer="layout" svg:width="2.871cm" svg:height="3.285cm" svg:x="7.479cm" svg:y="14.23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6" draw:layer="layout" svg:x1="7.479cm" svg:y1="16.699cm" svg:x2="10.35cm" svg:y2="16.699cm">
              <text:p/>
            </draw:line>
          </draw:g>
          <draw:custom-shape draw:style-name="gr8" draw:text-style-name="P3" draw:layer="layout" svg:width="2.535cm" svg:height="2.173cm" svg:x="7.646cm" svg:y="14.34cm">
            <text:list text:style-name="L3">
              <text:list-header>
                <text:p text:style-name="P7"><text:span text:style-name="T7">dato 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67" draw:id="id267">
          <draw:line draw:style-name="gr42" draw:text-style-name="P6" draw:layer="layout" svg:x1="8.916cm" svg:y1="17.105cm" svg:x2="11.96cm" svg:y2="17.105cm">
            <text:p/>
          </draw:line>
          <draw:line draw:style-name="gr24" draw:text-style-name="P6" draw:layer="layout" svg:x1="11.906cm" svg:y1="17.126cm" svg:x2="11.906cm" svg:y2="14.727cm">
            <text:p/>
          </draw:line>
          <draw:line draw:style-name="gr43" draw:text-style-name="P6" draw:layer="layout" svg:x1="11.858cm" svg:y1="14.728cm" svg:x2="12.77cm" svg:y2="14.728cm">
            <text:p/>
          </draw:line>
        </draw:g>
        <draw:g xml:id="id268" draw:id="id268">
          <draw:line draw:style-name="gr15" draw:text-style-name="P6" draw:layer="layout" svg:x1="10.916cm" svg:y1="18.067cm" svg:x2="11.918cm" svg:y2="18.067cm">
            <text:p/>
          </draw:line>
          <draw:line draw:style-name="gr15" draw:text-style-name="P6" draw:layer="layout" svg:x1="11.414cm" svg:y1="17.057cm" svg:x2="11.414cm" svg:y2="18.014cm">
            <text:p/>
          </draw:line>
          <draw:custom-shape draw:style-name="gr14" draw:text-style-name="P3" draw:layer="layout" svg:width="2.542cm" svg:height="0.869cm" svg:x="10.148cm" svg:y="18.203cm">
            <text:list text:style-name="L3">
              <text:list-header>
                <text:p text:style-name="P7"><text:span text:style-name="T7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1" draw:text-style-name="P6" draw:layer="layout" svg:x1="8.916cm" svg:y1="17.105cm" svg:x2="11.419cm" svg:y2="17.105cm">
            <text:p/>
          </draw:line>
        </draw:g>
        <draw:g xml:id="id257" draw:id="id257">
          <draw:line draw:style-name="gr42" draw:text-style-name="P6" draw:layer="layout" svg:x1="19.57cm" svg:y1="17.105cm" svg:x2="22.61cm" svg:y2="17.105cm">
            <text:p/>
          </draw:line>
          <draw:line draw:style-name="gr24" draw:text-style-name="P6" draw:layer="layout" svg:x1="22.557cm" svg:y1="17.126cm" svg:x2="22.557cm" svg:y2="14.727cm">
            <text:p/>
          </draw:line>
          <draw:line draw:style-name="gr43" draw:text-style-name="P6" draw:layer="layout" svg:x1="22.508cm" svg:y1="14.728cm" svg:x2="23.419cm" svg:y2="14.728cm">
            <text:p/>
          </draw:line>
        </draw:g>
        <draw:g xml:id="id241" draw:id="id241">
          <draw:line draw:style-name="gr38" draw:text-style-name="P6" draw:layer="layout" svg:x1="5.045cm" svg:y1="18.661cm" svg:x2="6.44cm" svg:y2="18.661cm">
            <text:p/>
          </draw:line>
          <draw:line draw:style-name="gr20" draw:text-style-name="P6" draw:layer="layout" svg:x1="6.44cm" svg:y1="18.709cm" svg:x2="6.44cm" svg:y2="16.712cm">
            <text:p/>
          </draw:line>
          <draw:line draw:style-name="gr39" draw:text-style-name="P6" draw:layer="layout" svg:x1="6.382cm" svg:y1="16.713cm" svg:x2="7.381cm" svg:y2="16.713cm">
            <text:p/>
          </draw:line>
        </draw:g>
        <draw:g xml:id="id247" draw:id="id247">
          <draw:line draw:style-name="gr38" draw:text-style-name="P6" draw:layer="layout" svg:x1="5.036cm" svg:y1="18.657cm" svg:x2="11.505cm" svg:y2="18.657cm">
            <text:p/>
          </draw:line>
          <draw:line draw:style-name="gr20" draw:text-style-name="P6" draw:layer="layout" svg:x1="11.505cm" svg:y1="18.71cm" svg:x2="11.505cm" svg:y2="16.66cm">
            <text:p/>
          </draw:line>
          <draw:line draw:style-name="gr39" draw:text-style-name="P6" draw:layer="layout" svg:x1="11.452cm" svg:y1="16.66cm" svg:x2="12.7cm" svg:y2="16.66cm">
            <text:p/>
          </draw:line>
        </draw:g>
        <draw:g xml:id="id249" draw:id="id249">
          <draw:line draw:style-name="gr38" draw:text-style-name="P6" draw:layer="layout" svg:x1="5.036cm" svg:y1="18.67cm" svg:x2="16.73cm" svg:y2="18.67cm">
            <text:p/>
          </draw:line>
          <draw:line draw:style-name="gr20" draw:text-style-name="P6" draw:layer="layout" svg:x1="16.722cm" svg:y1="18.723cm" svg:x2="16.722cm" svg:y2="16.633cm">
            <text:p/>
          </draw:line>
          <draw:line draw:style-name="gr39" draw:text-style-name="P6" draw:layer="layout" svg:x1="16.722cm" svg:y1="16.686cm" svg:x2="18.023cm" svg:y2="16.686cm">
            <text:p/>
          </draw:line>
        </draw:g>
        <draw:g xml:id="id251" draw:id="id251">
          <draw:line draw:style-name="gr38" draw:text-style-name="P6" draw:layer="layout" svg:x1="5.036cm" svg:y1="18.657cm" svg:x2="21.537cm" svg:y2="18.657cm">
            <text:p/>
          </draw:line>
          <draw:line draw:style-name="gr20" draw:text-style-name="P6" draw:layer="layout" svg:x1="21.524cm" svg:y1="18.71cm" svg:x2="21.524cm" svg:y2="16.62cm">
            <text:p/>
          </draw:line>
          <draw:line draw:style-name="gr39" draw:text-style-name="P6" draw:layer="layout" svg:x1="21.524cm" svg:y1="16.673cm" svg:x2="23.358cm" svg:y2="16.673cm">
            <text:p/>
          </draw:line>
        </draw:g>
        <draw:g xml:id="id243" draw:id="id243">
          <draw:line draw:style-name="gr36" draw:text-style-name="P6" draw:layer="layout" svg:x1="5.036cm" svg:y1="20.316cm" svg:x2="6.174cm" svg:y2="20.316cm">
            <text:p/>
          </draw:line>
          <draw:line draw:style-name="gr27" draw:text-style-name="P6" draw:layer="layout" svg:x1="6.125cm" svg:y1="20.32cm" svg:x2="6.125cm" svg:y2="17.22cm">
            <text:p/>
          </draw:line>
          <draw:line draw:style-name="gr37" draw:text-style-name="P6" draw:layer="layout" svg:x1="6.077cm" svg:y1="17.22cm" svg:x2="7.377cm" svg:y2="17.22cm">
            <text:p/>
          </draw:line>
        </draw:g>
        <draw:g xml:id="id248" draw:id="id248">
          <draw:line draw:style-name="gr36" draw:text-style-name="P6" draw:layer="layout" svg:x1="5.036cm" svg:y1="20.307cm" svg:x2="11.302cm" svg:y2="20.307cm">
            <text:p/>
          </draw:line>
          <draw:line draw:style-name="gr27" draw:text-style-name="P6" draw:layer="layout" svg:x1="11.302cm" svg:y1="20.364cm" svg:x2="11.302cm" svg:y2="17.224cm">
            <text:p/>
          </draw:line>
          <draw:line draw:style-name="gr37" draw:text-style-name="P6" draw:layer="layout" svg:x1="11.254cm" svg:y1="17.202cm" svg:x2="12.704cm" svg:y2="17.202cm">
            <text:p/>
          </draw:line>
        </draw:g>
        <draw:g xml:id="id250" draw:id="id250">
          <draw:line draw:style-name="gr36" draw:text-style-name="P6" draw:layer="layout" svg:x1="5.036cm" svg:y1="20.316cm" svg:x2="16.624cm" svg:y2="20.316cm">
            <text:p/>
          </draw:line>
          <draw:line draw:style-name="gr27" draw:text-style-name="P6" draw:layer="layout" svg:x1="16.576cm" svg:y1="20.32cm" svg:x2="16.576cm" svg:y2="17.18cm">
            <text:p/>
          </draw:line>
          <draw:line draw:style-name="gr37" draw:text-style-name="P6" draw:layer="layout" svg:x1="16.576cm" svg:y1="17.233cm" svg:x2="18.035cm" svg:y2="17.233cm">
            <text:p/>
          </draw:line>
        </draw:g>
        <anim:par presentation:node-type="timing-root">
          <anim:par smil:begin="id233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23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3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3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3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36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3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3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3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3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3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4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41" smil:attributeName="visibility" smil:to="visible"/>
                  <anim:animate smil:dur="1s" smil:fill="hold" smil:targetElement="id241" smil:attributeName="x" smil:values="x-width/2;x" smil:keyTimes="0;1"/>
                  <anim:animate smil:dur="1s" smil:fill="hold" smil:targetElement="id241" smil:attributeName="y" smil:values="y;y" smil:keyTimes="0;1"/>
                  <anim:animate smil:dur="1s" smil:fill="hold" smil:targetElement="id241" smil:attributeName="width" smil:values="0;width" smil:keyTimes="0;1"/>
                  <anim:animate smil:dur="1s" smil:fill="hold" smil:targetElement="id24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4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42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43" smil:attributeName="visibility" smil:to="visible"/>
                  <anim:animate smil:dur="1s" smil:fill="hold" smil:targetElement="id243" smil:attributeName="x" smil:values="x-width/2;x" smil:keyTimes="0;1"/>
                  <anim:animate smil:dur="1s" smil:fill="hold" smil:targetElement="id243" smil:attributeName="y" smil:values="y;y" smil:keyTimes="0;1"/>
                  <anim:animate smil:dur="1s" smil:fill="hold" smil:targetElement="id243" smil:attributeName="width" smil:values="0;width" smil:keyTimes="0;1"/>
                  <anim:animate smil:dur="1s" smil:fill="hold" smil:targetElement="id243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4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4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4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4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46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1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47" smil:attributeName="visibility" smil:to="visible"/>
                  <anim:animate smil:dur="1s" smil:fill="hold" smil:targetElement="id247" smil:attributeName="x" smil:values="x-width/2;x" smil:keyTimes="0;1"/>
                  <anim:animate smil:dur="1s" smil:fill="hold" smil:targetElement="id247" smil:attributeName="y" smil:values="y;y" smil:keyTimes="0;1"/>
                  <anim:animate smil:dur="1s" smil:fill="hold" smil:targetElement="id247" smil:attributeName="width" smil:values="0;width" smil:keyTimes="0;1"/>
                  <anim:animate smil:dur="1s" smil:fill="hold" smil:targetElement="id247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46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2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244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245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3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48" smil:attributeName="visibility" smil:to="visible"/>
                  <anim:animate smil:dur="1s" smil:fill="hold" smil:targetElement="id248" smil:attributeName="x" smil:values="x-width/2;x" smil:keyTimes="0;1"/>
                  <anim:animate smil:dur="1s" smil:fill="hold" smil:targetElement="id248" smil:attributeName="y" smil:values="y;y" smil:keyTimes="0;1"/>
                  <anim:animate smil:dur="1s" smil:fill="hold" smil:targetElement="id248" smil:attributeName="width" smil:values="0;width" smil:keyTimes="0;1"/>
                  <anim:animate smil:dur="1s" smil:fill="hold" smil:targetElement="id248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245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246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7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49" smil:attributeName="visibility" smil:to="visible"/>
                  <anim:animate smil:dur="1s" smil:fill="hold" smil:targetElement="id249" smil:attributeName="x" smil:values="x-width/2;x" smil:keyTimes="0;1"/>
                  <anim:animate smil:dur="1s" smil:fill="hold" smil:targetElement="id249" smil:attributeName="y" smil:values="y;y" smil:keyTimes="0;1"/>
                  <anim:animate smil:dur="1s" smil:fill="hold" smil:targetElement="id249" smil:attributeName="width" smil:values="0;width" smil:keyTimes="0;1"/>
                  <anim:animate smil:dur="1s" smil:fill="hold" smil:targetElement="id24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246" smil:attributeName="color" smil:to="#000000"/>
                </anim:par>
                <anim:par smil:begin="0s" presentation:node-type="with-previous" presentation:group-id="8" presentation:preset-class="emphasis" presentation:preset-id="ooo-emphasis-font-color" presentation:preset-sub-type="1">
                  <anim:set smil:dur="indefinite" smil:targetElement="id2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9" presentation:preset-class="emphasis" presentation:preset-id="ooo-emphasis-font-color" presentation:preset-sub-type="1">
                  <anim:set smil:dur="indefinite" smil:targetElement="id244" smil:attributeName="color" smil:to="#000000"/>
                </anim:par>
                <anim:par smil:begin="0s" presentation:node-type="with-previous" presentation:group-id="8" presentation:preset-class="emphasis" presentation:preset-id="ooo-emphasis-font-color" presentation:preset-sub-type="1">
                  <anim:set smil:dur="indefinite" smil:targetElement="id245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8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0" smil:attributeName="visibility" smil:to="visible"/>
                  <anim:animate smil:dur="1s" smil:fill="hold" smil:targetElement="id250" smil:attributeName="x" smil:values="x-width/2;x" smil:keyTimes="0;1"/>
                  <anim:animate smil:dur="1s" smil:fill="hold" smil:targetElement="id250" smil:attributeName="y" smil:values="y;y" smil:keyTimes="0;1"/>
                  <anim:animate smil:dur="1s" smil:fill="hold" smil:targetElement="id250" smil:attributeName="width" smil:values="0;width" smil:keyTimes="0;1"/>
                  <anim:animate smil:dur="1s" smil:fill="hold" smil:targetElement="id250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9" presentation:preset-class="emphasis" presentation:preset-id="ooo-emphasis-font-color" presentation:preset-sub-type="1">
                  <anim:set smil:dur="indefinite" smil:targetElement="id245" smil:attributeName="color" smil:to="#000000"/>
                </anim:par>
                <anim:par smil:begin="0s" presentation:node-type="with-previous" presentation:group-id="8" presentation:preset-class="emphasis" presentation:preset-id="ooo-emphasis-font-color" presentation:preset-sub-type="1">
                  <anim:set smil:dur="indefinite" smil:targetElement="id246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9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1" smil:attributeName="visibility" smil:to="visible"/>
                  <anim:animate smil:dur="1s" smil:fill="hold" smil:targetElement="id251" smil:attributeName="x" smil:values="x-width/2;x" smil:keyTimes="0;1"/>
                  <anim:animate smil:dur="1s" smil:fill="hold" smil:targetElement="id251" smil:attributeName="y" smil:values="y;y" smil:keyTimes="0;1"/>
                  <anim:animate smil:dur="1s" smil:fill="hold" smil:targetElement="id251" smil:attributeName="width" smil:values="0;width" smil:keyTimes="0;1"/>
                  <anim:animate smil:dur="1s" smil:fill="hold" smil:targetElement="id25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9" presentation:preset-class="emphasis" presentation:preset-id="ooo-emphasis-font-color" presentation:preset-sub-type="1">
                  <anim:set smil:dur="indefinite" smil:targetElement="id246" smil:attributeName="color" smil:to="#000000"/>
                </anim:par>
                <anim:par smil:begin="0s" presentation:node-type="with-previous" presentation:group-id="10" presentation:preset-class="emphasis" presentation:preset-id="ooo-emphasis-font-color" presentation:preset-sub-type="1">
                  <anim:set smil:dur="indefinite" smil:targetElement="id2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1" presentation:preset-class="emphasis" presentation:preset-id="ooo-emphasis-font-color" presentation:preset-sub-type="1">
                  <anim:set smil:dur="indefinite" smil:targetElement="id24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5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5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5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5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5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5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5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5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56" smil:attributeName="color" smil:to="#ff0101"/>
                </anim:par>
                <anim:par smil:begin="0s" smil:fill="hold" smil:repeatCount="1" presentation:node-type="with-previous" presentation:preset-class="exit" presentation:preset-id="ooo-exit-disappear">
                  <anim:set smil:begin="0s" smil:dur="0.001s" smil:fill="hold" smil:targetElement="id257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8" smil:attributeName="visibility" smil:to="visible"/>
                  <anim:animate smil:dur="1s" smil:fill="hold" smil:targetElement="id258" smil:attributeName="x" smil:values="x-width/2;x" smil:keyTimes="0;1"/>
                  <anim:animate smil:dur="1s" smil:fill="hold" smil:targetElement="id258" smil:attributeName="y" smil:values="y;y" smil:keyTimes="0;1"/>
                  <anim:animate smil:dur="1s" smil:fill="hold" smil:targetElement="id258" smil:attributeName="width" smil:values="0;width" smil:keyTimes="0;1"/>
                  <anim:animate smil:dur="1s" smil:fill="hold" smil:targetElement="id258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5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59" smil:attributeName="color" smil:to="#ff0101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60" smil:type="fade" smil:subtype="crossfade" smil:mode="out"/>
                  <anim:set smil:begin="1.999s" smil:dur="0.001s" smil:fill="hold" smil:targetElement="id26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61" smil:type="fade" smil:subtype="crossfade" smil:mode="out"/>
                  <anim:set smil:begin="1.999s" smil:dur="0.001s" smil:fill="hold" smil:targetElement="id26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5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6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6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6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63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23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3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3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3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36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3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3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3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3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3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4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41" smil:attributeName="visibility" smil:to="visible"/>
                  <anim:animate smil:dur="1s" smil:fill="hold" smil:targetElement="id241" smil:attributeName="x" smil:values="x-width/2;x" smil:keyTimes="0;1"/>
                  <anim:animate smil:dur="1s" smil:fill="hold" smil:targetElement="id241" smil:attributeName="y" smil:values="y;y" smil:keyTimes="0;1"/>
                  <anim:animate smil:dur="1s" smil:fill="hold" smil:targetElement="id241" smil:attributeName="width" smil:values="0;width" smil:keyTimes="0;1"/>
                  <anim:animate smil:dur="1s" smil:fill="hold" smil:targetElement="id24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4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42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43" smil:attributeName="visibility" smil:to="visible"/>
                  <anim:animate smil:dur="1s" smil:fill="hold" smil:targetElement="id243" smil:attributeName="x" smil:values="x-width/2;x" smil:keyTimes="0;1"/>
                  <anim:animate smil:dur="1s" smil:fill="hold" smil:targetElement="id243" smil:attributeName="y" smil:values="y;y" smil:keyTimes="0;1"/>
                  <anim:animate smil:dur="1s" smil:fill="hold" smil:targetElement="id243" smil:attributeName="width" smil:values="0;width" smil:keyTimes="0;1"/>
                  <anim:animate smil:dur="1s" smil:fill="hold" smil:targetElement="id243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4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4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4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4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46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1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47" smil:attributeName="visibility" smil:to="visible"/>
                  <anim:animate smil:dur="1s" smil:fill="hold" smil:targetElement="id247" smil:attributeName="x" smil:values="x-width/2;x" smil:keyTimes="0;1"/>
                  <anim:animate smil:dur="1s" smil:fill="hold" smil:targetElement="id247" smil:attributeName="y" smil:values="y;y" smil:keyTimes="0;1"/>
                  <anim:animate smil:dur="1s" smil:fill="hold" smil:targetElement="id247" smil:attributeName="width" smil:values="0;width" smil:keyTimes="0;1"/>
                  <anim:animate smil:dur="1s" smil:fill="hold" smil:targetElement="id247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46" smil:attributeName="color" smil:to="#000000"/>
                </anim:par>
                <anim:par smil:begin="0s" presentation:node-type="with-previous" presentation:group-id="14" presentation:preset-class="emphasis" presentation:preset-id="ooo-emphasis-font-color" presentation:preset-sub-type="1">
                  <anim:set smil:dur="indefinite" smil:targetElement="id2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5" presentation:preset-class="emphasis" presentation:preset-id="ooo-emphasis-font-color" presentation:preset-sub-type="1">
                  <anim:set smil:dur="indefinite" smil:targetElement="id244" smil:attributeName="color" smil:to="#000000"/>
                </anim:par>
                <anim:par smil:begin="0s" presentation:node-type="with-previous" presentation:group-id="10" presentation:preset-class="emphasis" presentation:preset-id="ooo-emphasis-font-color" presentation:preset-sub-type="1">
                  <anim:set smil:dur="indefinite" smil:targetElement="id245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3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48" smil:attributeName="visibility" smil:to="visible"/>
                  <anim:animate smil:dur="1s" smil:fill="hold" smil:targetElement="id248" smil:attributeName="x" smil:values="x-width/2;x" smil:keyTimes="0;1"/>
                  <anim:animate smil:dur="1s" smil:fill="hold" smil:targetElement="id248" smil:attributeName="y" smil:values="y;y" smil:keyTimes="0;1"/>
                  <anim:animate smil:dur="1s" smil:fill="hold" smil:targetElement="id248" smil:attributeName="width" smil:values="0;width" smil:keyTimes="0;1"/>
                  <anim:animate smil:dur="1s" smil:fill="hold" smil:targetElement="id248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1" presentation:preset-class="emphasis" presentation:preset-id="ooo-emphasis-font-color" presentation:preset-sub-type="1">
                  <anim:set smil:dur="indefinite" smil:targetElement="id245" smil:attributeName="color" smil:to="#000000"/>
                </anim:par>
                <anim:par smil:begin="0s" presentation:node-type="with-previous" presentation:group-id="10" presentation:preset-class="emphasis" presentation:preset-id="ooo-emphasis-font-color" presentation:preset-sub-type="1">
                  <anim:set smil:dur="indefinite" smil:targetElement="id246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7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49" smil:attributeName="visibility" smil:to="visible"/>
                  <anim:animate smil:dur="1s" smil:fill="hold" smil:targetElement="id249" smil:attributeName="x" smil:values="x-width/2;x" smil:keyTimes="0;1"/>
                  <anim:animate smil:dur="1s" smil:fill="hold" smil:targetElement="id249" smil:attributeName="y" smil:values="y;y" smil:keyTimes="0;1"/>
                  <anim:animate smil:dur="1s" smil:fill="hold" smil:targetElement="id249" smil:attributeName="width" smil:values="0;width" smil:keyTimes="0;1"/>
                  <anim:animate smil:dur="1s" smil:fill="hold" smil:targetElement="id24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1" presentation:preset-class="emphasis" presentation:preset-id="ooo-emphasis-font-color" presentation:preset-sub-type="1">
                  <anim:set smil:dur="indefinite" smil:targetElement="id246" smil:attributeName="color" smil:to="#000000"/>
                </anim:par>
                <anim:par smil:begin="0s" presentation:node-type="with-previous" presentation:group-id="12" presentation:preset-class="emphasis" presentation:preset-id="ooo-emphasis-font-color" presentation:preset-sub-type="1">
                  <anim:set smil:dur="indefinite" smil:targetElement="id2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3" presentation:preset-class="emphasis" presentation:preset-id="ooo-emphasis-font-color" presentation:preset-sub-type="1">
                  <anim:set smil:dur="indefinite" smil:targetElement="id24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5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5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5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5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5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5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5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5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56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4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65" smil:attributeName="visibility" smil:to="visible"/>
                  <anim:animate smil:dur="1s" smil:fill="hold" smil:targetElement="id265" smil:attributeName="x" smil:values="x-width/2;x" smil:keyTimes="0;1"/>
                  <anim:animate smil:dur="1s" smil:fill="hold" smil:targetElement="id265" smil:attributeName="y" smil:values="y;y" smil:keyTimes="0;1"/>
                  <anim:animate smil:dur="1s" smil:fill="hold" smil:targetElement="id265" smil:attributeName="width" smil:values="0;width" smil:keyTimes="0;1"/>
                  <anim:animate smil:dur="1s" smil:fill="hold" smil:targetElement="id26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5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59" smil:attributeName="color" smil:to="#ff0101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66" smil:type="fade" smil:subtype="crossfade" smil:mode="out"/>
                  <anim:set smil:begin="1.999s" smil:dur="0.001s" smil:fill="hold" smil:targetElement="id26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58" smil:type="fade" smil:subtype="crossfade" smil:mode="out"/>
                  <anim:set smil:begin="1.999s" smil:dur="0.001s" smil:fill="hold" smil:targetElement="id25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5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6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6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6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63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23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3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3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3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36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36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3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38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3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39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4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41" smil:attributeName="visibility" smil:to="visible"/>
                  <anim:animate smil:dur="1s" smil:fill="hold" smil:targetElement="id241" smil:attributeName="x" smil:values="x-width/2;x" smil:keyTimes="0;1"/>
                  <anim:animate smil:dur="1s" smil:fill="hold" smil:targetElement="id241" smil:attributeName="y" smil:values="y;y" smil:keyTimes="0;1"/>
                  <anim:animate smil:dur="1s" smil:fill="hold" smil:targetElement="id241" smil:attributeName="width" smil:values="0;width" smil:keyTimes="0;1"/>
                  <anim:animate smil:dur="1s" smil:fill="hold" smil:targetElement="id24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4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42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43" smil:attributeName="visibility" smil:to="visible"/>
                  <anim:animate smil:dur="1s" smil:fill="hold" smil:targetElement="id243" smil:attributeName="x" smil:values="x-width/2;x" smil:keyTimes="0;1"/>
                  <anim:animate smil:dur="1s" smil:fill="hold" smil:targetElement="id243" smil:attributeName="y" smil:values="y;y" smil:keyTimes="0;1"/>
                  <anim:animate smil:dur="1s" smil:fill="hold" smil:targetElement="id243" smil:attributeName="width" smil:values="0;width" smil:keyTimes="0;1"/>
                  <anim:animate smil:dur="1s" smil:fill="hold" smil:targetElement="id243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4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4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4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4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46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1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47" smil:attributeName="visibility" smil:to="visible"/>
                  <anim:animate smil:dur="1s" smil:fill="hold" smil:targetElement="id247" smil:attributeName="x" smil:values="x-width/2;x" smil:keyTimes="0;1"/>
                  <anim:animate smil:dur="1s" smil:fill="hold" smil:targetElement="id247" smil:attributeName="y" smil:values="y;y" smil:keyTimes="0;1"/>
                  <anim:animate smil:dur="1s" smil:fill="hold" smil:targetElement="id247" smil:attributeName="width" smil:values="0;width" smil:keyTimes="0;1"/>
                  <anim:animate smil:dur="1s" smil:fill="hold" smil:targetElement="id247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46" smil:attributeName="color" smil:to="#000000"/>
                </anim:par>
                <anim:par smil:begin="0s" presentation:node-type="with-previous" presentation:group-id="16" presentation:preset-class="emphasis" presentation:preset-id="ooo-emphasis-font-color" presentation:preset-sub-type="1">
                  <anim:set smil:dur="indefinite" smil:targetElement="id2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7" presentation:preset-class="emphasis" presentation:preset-id="ooo-emphasis-font-color" presentation:preset-sub-type="1">
                  <anim:set smil:dur="indefinite" smil:targetElement="id24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5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5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5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5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5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5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5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5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56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7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68" smil:attributeName="visibility" smil:to="visible"/>
                  <anim:animate smil:dur="1s" smil:fill="hold" smil:targetElement="id268" smil:attributeName="x" smil:values="x-width/2;x" smil:keyTimes="0;1"/>
                  <anim:animate smil:dur="1s" smil:fill="hold" smil:targetElement="id268" smil:attributeName="y" smil:values="y;y" smil:keyTimes="0;1"/>
                  <anim:animate smil:dur="1s" smil:fill="hold" smil:targetElement="id268" smil:attributeName="width" smil:values="0;width" smil:keyTimes="0;1"/>
                  <anim:animate smil:dur="1s" smil:fill="hold" smil:targetElement="id268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56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59" smil:attributeName="color" smil:to="#ff0101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69" smil:type="fade" smil:subtype="crossfade" smil:mode="out"/>
                  <anim:set smil:begin="1.999s" smil:dur="0.001s" smil:fill="hold" smil:targetElement="id26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65" smil:type="fade" smil:subtype="crossfade" smil:mode="out"/>
                  <anim:set smil:begin="1.999s" smil:dur="0.001s" smil:fill="hold" smil:targetElement="id26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59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6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6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6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63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2" draw:display-name="msArrowOpenEnd 2" svg:viewBox="0 0 371 477" svg:d="m186 0 185 434-56 43-129-305-130 305-56-43z"/>
    <draw:marker draw:name="msArrowOpenEnd_20_5" draw:display-name="msArrowOpenEnd 5" svg:viewBox="0 0 477 477" svg:d="m239 0 238 434-72 43-166-305-167 305-72-43z"/>
    <draw:marker draw:name="msArrowOvalEnd_20_1" draw:display-name="msArrowOvalEnd 1" svg:viewBox="0 0 212 212" svg:d="m212 0c0-58-48-106-106-106s-106 48-106 106 48 106 106 106 106-48 106-106z"/>
    <draw:marker draw:name="msArrowOvalEnd_20_5" draw:display-name="msArrowOvalEnd 5" svg:viewBox="0 0 318 318" svg:d="m318 0c0-87-72-159-159-159s-159 72-159 159 72 159 159 159 159-72 159-159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roid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52cm" fo:padding-bottom="0.152cm" fo:padding-left="0.305cm" fo:padding-right="0.30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52cm" fo:padding-bottom="0.152cm" fo:padding-left="0.305cm" fo:padding-right="0.305cm">
        <text:list-style style:name="Default-outline1">
          <text:list-level-style-bullet text:level="1" text:bullet-char="•">
            <style:list-level-properties text:min-label-width="1.14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525cm" text:min-label-width="0.95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3.047cm" text:min-label-width="0.76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4.572cm" text:min-label-width="0.76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6.094cm" text:min-label-width="0.76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6.094cm" text:min-label-width="0.76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6.094cm" text:min-label-width="0.76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6.094cm" text:min-label-width="0.76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6.094cm" text:min-label-width="0.76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6.094cm" text:min-label-width="0.76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952cm"/>
          <style:tab-stop style:position="7.999cm"/>
          <style:tab-stop style:position="11.046cm"/>
          <style:tab-stop style:position="14.093cm"/>
          <style:tab-stop style:position="17.14cm"/>
          <style:tab-stop style:position="20.187cm"/>
          <style:tab-stop style:position="23.234cm"/>
          <style:tab-stop style:position="26.281cm"/>
          <style:tab-stop style:position="29.32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8pt" fo:font-style="normal" fo:text-shadow="none" style:text-underline-style="none" fo:font-weight="normal" style:font-family-asian="'Droid Sans'" style:font-family-generic-asian="system" style:font-pitch-asian="variable" style:font-size-asian="38pt" style:font-style-asian="normal" style:font-weight-asian="normal" style:font-family-complex="FreeSans" style:font-family-generic-complex="system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3.615cm"/>
          <style:tab-stop style:position="6.663cm"/>
          <style:tab-stop style:position="9.71cm"/>
          <style:tab-stop style:position="12.757cm"/>
          <style:tab-stop style:position="15.804cm"/>
          <style:tab-stop style:position="18.851cm"/>
          <style:tab-stop style:position="21.898cm"/>
          <style:tab-stop style:position="24.945cm"/>
          <style:tab-stop style:position="27.99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34pt" fo:font-style="normal" fo:text-shadow="none" style:text-underline-style="none" fo:font-weight="normal" style:font-size-asian="34pt" style:font-style-asian="normal" style:font-weight-asian="normal" style:font-size-complex="3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4cm"/>
          <style:tab-stop style:position="5.331cm"/>
          <style:tab-stop style:position="8.378cm"/>
          <style:tab-stop style:position="11.425cm"/>
          <style:tab-stop style:position="14.472cm"/>
          <style:tab-stop style:position="17.519cm"/>
          <style:tab-stop style:position="20.566cm"/>
          <style:tab-stop style:position="23.614cm"/>
          <style:tab-stop style:position="26.661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58cm"/>
          <style:tab-stop style:position="3.805cm"/>
          <style:tab-stop style:position="6.852cm"/>
          <style:tab-stop style:position="9.899cm"/>
          <style:tab-stop style:position="12.946cm"/>
          <style:tab-stop style:position="15.994cm"/>
          <style:tab-stop style:position="19.041cm"/>
          <style:tab-stop style:position="22.088cm"/>
          <style:tab-stop style:position="25.1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4cm"/>
          <style:tab-stop style:position="5.331cm"/>
          <style:tab-stop style:position="8.378cm"/>
          <style:tab-stop style:position="11.425cm"/>
          <style:tab-stop style:position="14.472cm"/>
          <style:tab-stop style:position="17.519cm"/>
          <style:tab-stop style:position="20.566cm"/>
          <style:tab-stop style:position="23.61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4cm"/>
          <style:tab-stop style:position="5.331cm"/>
          <style:tab-stop style:position="8.378cm"/>
          <style:tab-stop style:position="11.425cm"/>
          <style:tab-stop style:position="14.472cm"/>
          <style:tab-stop style:position="17.519cm"/>
          <style:tab-stop style:position="20.566cm"/>
          <style:tab-stop style:position="23.61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4cm"/>
          <style:tab-stop style:position="5.331cm"/>
          <style:tab-stop style:position="8.378cm"/>
          <style:tab-stop style:position="11.425cm"/>
          <style:tab-stop style:position="14.472cm"/>
          <style:tab-stop style:position="17.519cm"/>
          <style:tab-stop style:position="20.566cm"/>
          <style:tab-stop style:position="23.61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4cm"/>
          <style:tab-stop style:position="5.331cm"/>
          <style:tab-stop style:position="8.378cm"/>
          <style:tab-stop style:position="11.425cm"/>
          <style:tab-stop style:position="14.472cm"/>
          <style:tab-stop style:position="17.519cm"/>
          <style:tab-stop style:position="20.566cm"/>
          <style:tab-stop style:position="23.61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4cm"/>
          <style:tab-stop style:position="5.331cm"/>
          <style:tab-stop style:position="8.378cm"/>
          <style:tab-stop style:position="11.425cm"/>
          <style:tab-stop style:position="14.472cm"/>
          <style:tab-stop style:position="17.519cm"/>
          <style:tab-stop style:position="20.566cm"/>
          <style:tab-stop style:position="23.61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525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3.047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4.572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6.094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6.094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6.094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6.094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6.094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6.094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3.047cm"/>
          <style:tab-stop style:position="6.094cm"/>
          <style:tab-stop style:position="9.141cm"/>
          <style:tab-stop style:position="12.188cm"/>
          <style:tab-stop style:position="15.235cm"/>
          <style:tab-stop style:position="18.282cm"/>
          <style:tab-stop style:position="21.329cm"/>
          <style:tab-stop style:position="24.376cm"/>
          <style:tab-stop style:position="27.424cm"/>
          <style:tab-stop style:position="30.47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8pt" fo:font-style="normal" fo:text-shadow="none" style:text-underline-style="none" fo:font-weight="normal" style:font-family-asian="'Droid Sans'" style:font-family-generic-asian="system" style:font-pitch-asian="variable" style:font-size-asian="38pt" style:font-style-asian="normal" style:font-weight-asian="normal" style:font-family-complex="FreeSans" style:font-family-generic-complex="system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52cm" fo:padding-bottom="0.152cm" fo:padding-left="0.305cm" fo:padding-right="0.30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3.047cm"/>
          <style:tab-stop style:position="6.094cm"/>
          <style:tab-stop style:position="9.141cm"/>
          <style:tab-stop style:position="12.188cm"/>
          <style:tab-stop style:position="15.235cm"/>
          <style:tab-stop style:position="18.282cm"/>
          <style:tab-stop style:position="21.329cm"/>
          <style:tab-stop style:position="24.376cm"/>
          <style:tab-stop style:position="27.424cm"/>
          <style:tab-stop style:position="30.47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53pt" fo:font-style="normal" fo:text-shadow="none" style:text-underline-style="none" fo:font-weight="normal" style:font-family-asian="'Droid Sans'" style:font-family-generic-asian="system" style:font-pitch-asian="variable" style:font-size-asian="53pt" style:font-style-asian="normal" style:font-weight-asian="normal" style:font-family-complex="FreeSans" style:font-family-generic-complex="system" style:font-pitch-complex="variable" style:font-size-complex="5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52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912cm" svg:height="3.811cm" svg:x="2.284cm" svg:y="2.033cm" presentation:class="title" presentation:placeholder="true">
        <draw:text-box/>
      </draw:frame>
      <draw:frame presentation:style-name="Default-outline1" draw:layer="backgroundobjects" svg:width="25.912cm" svg:height="13.258cm" svg:x="2.284cm" svg:y="6.606cm" presentation:class="outline" presentation:placeholder="true">
        <draw:text-box/>
      </draw:frame>
      <draw:frame presentation:style-name="Mpr1" draw:layer="backgroundobjects" svg:width="6.35cm" svg:height="1.527cm" svg:x="2.284cm" svg:y="20.82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9.648cm" svg:height="1.527cm" svg:x="10.416cm" svg:y="20.82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35cm" svg:height="1.527cm" svg:x="21.846cm" svg:y="20.8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4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draw:style-name="Mgr5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5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in título de diapositiva</dc:title>
    <meta:initial-creator>Ing. Osvaldo M. Pini</meta:initial-creator>
    <meta:creation-date>1999-07-27T15:14:59</meta:creation-date>
    <dc:date>2015-09-03T20:57:21</dc:date>
    <meta:editing-cycles>93</meta:editing-cycles>
    <meta:editing-duration>P4DT2H16M57S</meta:editing-duration>
    <meta:generator>LibreOffice/3.5$Linux_X86_64 LibreOffice_project/350m1$Build-2</meta:generator>
    <meta:document-statistic meta:object-count="817"/>
  </office:meta>
</office:document-meta>
</file>